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aco" svg:font-family="Monaco, Menlo, 'Ubuntu Mono', Consolas, source-code-pro, monospace"/>
    <style:font-face style:name="adelle" svg:font-family="adelle, sans-serif"/>
    <style:font-face style:name="ff-dagny-web-pro" svg:font-family="ff-dagny-web-pro, sans-serif"/>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07ebc"/>
    </style:style>
    <style:style style:name="P2" style:family="paragraph" style:parent-style-name="Standard">
      <style:text-properties fo:font-size="10pt" style:font-size-asian="10pt" style:font-size-complex="10pt"/>
    </style:style>
    <style:style style:name="P3" style:family="paragraph" style:parent-style-name="Standard">
      <style:text-properties fo:font-size="10pt" officeooo:rsid="00021ce9" officeooo:paragraph-rsid="00021ce9" style:font-size-asian="10pt" style:font-size-complex="10pt"/>
    </style:style>
    <style:style style:name="P4" style:family="paragraph" style:parent-style-name="Standard">
      <style:text-properties fo:font-size="10pt" officeooo:rsid="00036e7f" officeooo:paragraph-rsid="00036e7f" style:font-size-asian="10pt" style:font-size-complex="10pt"/>
    </style:style>
    <style:style style:name="P5" style:family="paragraph" style:parent-style-name="Standard">
      <style:text-properties fo:font-size="10pt" officeooo:rsid="00037131" officeooo:paragraph-rsid="00037131" style:font-size-asian="10pt" style:font-size-complex="10pt"/>
    </style:style>
    <style:style style:name="P6" style:family="paragraph" style:parent-style-name="Standard">
      <style:text-properties fo:font-size="10pt" officeooo:rsid="0004c6b8" officeooo:paragraph-rsid="0004c6b8" style:font-size-asian="10pt" style:font-size-complex="10pt"/>
    </style:style>
    <style:style style:name="P7" style:family="paragraph" style:parent-style-name="Standard">
      <style:text-properties fo:font-size="10pt" officeooo:rsid="0006e27c" officeooo:paragraph-rsid="0006e27c" style:font-size-asian="10pt" style:font-size-complex="10pt"/>
    </style:style>
    <style:style style:name="P8" style:family="paragraph" style:parent-style-name="Standard">
      <style:text-properties fo:font-size="10pt" officeooo:rsid="00086fad" officeooo:paragraph-rsid="00086fad" style:font-size-asian="10pt" style:font-size-complex="10pt"/>
    </style:style>
    <style:style style:name="P9" style:family="paragraph" style:parent-style-name="Standard">
      <style:text-properties fo:font-size="10pt" officeooo:rsid="00093fd2" officeooo:paragraph-rsid="00093fd2" style:font-size-asian="10pt" style:font-size-complex="10pt"/>
    </style:style>
    <style:style style:name="P10" style:family="paragraph" style:parent-style-name="Standard">
      <style:text-properties fo:font-size="10pt" officeooo:rsid="000ae613" officeooo:paragraph-rsid="000ae613" style:font-size-asian="10pt" style:font-size-complex="10pt"/>
    </style:style>
    <style:style style:name="P11" style:family="paragraph" style:parent-style-name="Standard">
      <style:text-properties fo:font-size="10pt" officeooo:rsid="000ca894" officeooo:paragraph-rsid="000ca894" style:font-size-asian="10pt" style:font-size-complex="10pt"/>
    </style:style>
    <style:style style:name="P12" style:family="paragraph" style:parent-style-name="Standard">
      <style:text-properties fo:font-size="10pt" officeooo:rsid="000d25ee" officeooo:paragraph-rsid="000d25ee" style:font-size-asian="10pt" style:font-size-complex="10pt"/>
    </style:style>
    <style:style style:name="P13" style:family="paragraph" style:parent-style-name="Standard">
      <style:text-properties fo:font-size="10pt" officeooo:rsid="000f1a37" officeooo:paragraph-rsid="000f1a37" style:font-size-asian="10pt" style:font-size-complex="10pt"/>
    </style:style>
    <style:style style:name="P14" style:family="paragraph" style:parent-style-name="Standard">
      <style:text-properties fo:font-size="10pt" officeooo:paragraph-rsid="00107ebc" style:font-size-asian="10pt" style:font-size-complex="10pt"/>
    </style:style>
    <style:style style:name="P15" style:family="paragraph" style:parent-style-name="Standard">
      <style:text-properties fo:font-size="10pt" officeooo:rsid="0011ae79" officeooo:paragraph-rsid="0011ae79" style:font-size-asian="10pt" style:font-size-complex="10pt"/>
    </style:style>
    <style:style style:name="P16" style:family="paragraph" style:parent-style-name="Standard">
      <style:text-properties fo:font-size="10pt" officeooo:rsid="00135bc5" officeooo:paragraph-rsid="00135bc5" style:font-size-asian="10pt" style:font-size-complex="10pt"/>
    </style:style>
    <style:style style:name="P17" style:family="paragraph" style:parent-style-name="Standard">
      <style:text-properties fo:color="#0000ff" style:font-name="Comic Sans MS" fo:font-size="10pt" officeooo:rsid="000f1a37" officeooo:paragraph-rsid="000f1a37" style:font-size-asian="10pt" style:font-size-complex="10pt"/>
    </style:style>
    <style:style style:name="P18" style:family="paragraph" style:parent-style-name="Standard">
      <style:text-properties fo:color="#0000ff" fo:font-size="10pt" officeooo:rsid="000d25ee" officeooo:paragraph-rsid="000d25ee" style:font-size-asian="10pt" style:font-size-complex="10pt"/>
    </style:style>
    <style:style style:name="P19" style:family="paragraph" style:parent-style-name="Standard">
      <style:paragraph-properties fo:background-color="#ccffcc">
        <style:background-image/>
      </style:paragraph-properties>
      <style:text-properties fo:color="#0000ff" style:font-name="Comic Sans MS" fo:font-size="10pt" fo:font-weight="normal" officeooo:rsid="00021ce9" officeooo:paragraph-rsid="00021ce9" style:font-size-asian="10pt" style:font-weight-asian="normal" style:font-size-complex="10pt" style:font-weight-complex="normal"/>
    </style:style>
    <style:style style:name="P20" style:family="paragraph" style:parent-style-name="Standard">
      <style:paragraph-properties fo:background-color="#ccffcc">
        <style:background-image/>
      </style:paragraph-properties>
      <style:text-properties fo:color="#0000ff" style:font-name="Comic Sans MS" fo:font-size="10pt" officeooo:rsid="00021ce9" officeooo:paragraph-rsid="00021ce9" style:font-size-asian="10pt" style:font-size-complex="10pt"/>
    </style:style>
    <style:style style:name="P21" style:family="paragraph" style:parent-style-name="Standard">
      <style:paragraph-properties fo:background-color="#ccffcc">
        <style:background-image/>
      </style:paragraph-properties>
      <style:text-properties fo:color="#0000ff" style:font-name="Comic Sans MS" fo:font-size="10pt" officeooo:rsid="00036e7f" officeooo:paragraph-rsid="00036e7f" style:font-size-asian="10pt" style:font-size-complex="10pt"/>
    </style:style>
    <style:style style:name="P22" style:family="paragraph" style:parent-style-name="Standard">
      <style:paragraph-properties fo:background-color="#ccffcc">
        <style:background-image/>
      </style:paragraph-properties>
      <style:text-properties fo:color="#0000ff" style:font-name="Comic Sans MS" fo:font-size="10pt" officeooo:rsid="00037131" officeooo:paragraph-rsid="00037131" style:font-size-asian="10pt" style:font-size-complex="10pt"/>
    </style:style>
    <style:style style:name="P23" style:family="paragraph" style:parent-style-name="Standard">
      <style:paragraph-properties fo:background-color="#ccffcc">
        <style:background-image/>
      </style:paragraph-properties>
      <style:text-properties fo:color="#0000ff" style:font-name="Comic Sans MS" fo:font-size="10pt" officeooo:rsid="0004c6b8" officeooo:paragraph-rsid="0004c6b8" style:font-size-asian="10pt" style:font-size-complex="10pt"/>
    </style:style>
    <style:style style:name="P24" style:family="paragraph" style:parent-style-name="Standard">
      <style:paragraph-properties fo:background-color="#ccffcc">
        <style:background-image/>
      </style:paragraph-properties>
      <style:text-properties fo:color="#0000ff" style:font-name="Comic Sans MS" fo:font-size="10pt" officeooo:rsid="0006e27c" officeooo:paragraph-rsid="0006e27c" style:font-size-asian="10pt" style:font-size-complex="10pt"/>
    </style:style>
    <style:style style:name="P25" style:family="paragraph" style:parent-style-name="Standard">
      <style:paragraph-properties fo:background-color="#ccffcc">
        <style:background-image/>
      </style:paragraph-properties>
      <style:text-properties fo:color="#0000ff" style:font-name="Comic Sans MS" fo:font-size="10pt" officeooo:rsid="00086fad" officeooo:paragraph-rsid="00086fad" style:font-size-asian="10pt" style:font-size-complex="10pt"/>
    </style:style>
    <style:style style:name="P26" style:family="paragraph" style:parent-style-name="Standard">
      <style:paragraph-properties fo:background-color="#ccffcc">
        <style:background-image/>
      </style:paragraph-properties>
      <style:text-properties fo:color="#0000ff" style:font-name="Comic Sans MS" fo:font-size="10pt" officeooo:rsid="00093fd2" officeooo:paragraph-rsid="00093fd2" style:font-size-asian="10pt" style:font-size-complex="10pt"/>
    </style:style>
    <style:style style:name="P27" style:family="paragraph" style:parent-style-name="Standard">
      <style:paragraph-properties fo:background-color="#ccffcc">
        <style:background-image/>
      </style:paragraph-properties>
      <style:text-properties fo:color="#0000ff" style:font-name="Comic Sans MS" fo:font-size="10pt" officeooo:rsid="000ae613" officeooo:paragraph-rsid="000ae613" style:font-size-asian="10pt" style:font-size-complex="10pt"/>
    </style:style>
    <style:style style:name="P28" style:family="paragraph" style:parent-style-name="Standard">
      <style:paragraph-properties fo:background-color="#ccffcc">
        <style:background-image/>
      </style:paragraph-properties>
      <style:text-properties fo:color="#0000ff" style:font-name="Comic Sans MS" fo:font-size="10pt" officeooo:rsid="000d25ee" officeooo:paragraph-rsid="000d25ee" style:font-size-asian="10pt" style:font-size-complex="10pt"/>
    </style:style>
    <style:style style:name="P29" style:family="paragraph" style:parent-style-name="Standard">
      <style:paragraph-properties fo:background-color="#ccffcc">
        <style:background-image/>
      </style:paragraph-properties>
      <style:text-properties fo:color="#0000ff" style:font-name="Comic Sans MS" fo:font-size="10pt" officeooo:rsid="000f1a37" officeooo:paragraph-rsid="000f1a37" style:font-size-asian="10pt" style:font-size-complex="10pt"/>
    </style:style>
    <style:style style:name="P30" style:family="paragraph" style:parent-style-name="Standard">
      <style:paragraph-properties fo:background-color="#ccffcc">
        <style:background-image/>
      </style:paragraph-properties>
      <style:text-properties fo:color="#0000ff" style:font-name="Comic Sans MS" fo:font-size="10pt" officeooo:rsid="0011ae79" officeooo:paragraph-rsid="0011ae79" style:font-size-asian="10pt" style:font-size-complex="10pt"/>
    </style:style>
    <style:style style:name="P31" style:family="paragraph" style:parent-style-name="Standard">
      <style:paragraph-properties fo:background-color="#ccffcc">
        <style:background-image/>
      </style:paragraph-properties>
      <style:text-properties fo:color="#0000ff" style:font-name="Comic Sans MS" fo:font-size="10pt" officeooo:rsid="00135bc5" officeooo:paragraph-rsid="00135bc5" style:font-size-asian="10pt" style:font-size-complex="10pt"/>
    </style:style>
    <style:style style:name="P32" style:family="paragraph" style:parent-style-name="Standard">
      <style:paragraph-properties fo:background-color="#ccffcc">
        <style:background-image/>
      </style:paragraph-properties>
      <style:text-properties fo:font-size="10pt" fo:font-style="italic" officeooo:rsid="00021ce9" officeooo:paragraph-rsid="00021ce9" style:font-size-asian="10pt" style:font-style-asian="italic" style:font-size-complex="10pt" style:font-style-complex="italic"/>
    </style:style>
    <style:style style:name="P33" style:family="paragraph" style:parent-style-name="Standard">
      <style:paragraph-properties fo:background-color="#ccffcc">
        <style:background-image/>
      </style:paragraph-properties>
      <style:text-properties fo:font-size="10pt" fo:font-style="italic" officeooo:rsid="000ca894" officeooo:paragraph-rsid="000ca894" style:font-size-asian="10pt" style:font-style-asian="italic" style:font-size-complex="10pt" style:font-style-complex="italic"/>
    </style:style>
    <style:style style:name="P34" style:family="paragraph" style:parent-style-name="Standard">
      <style:paragraph-properties fo:background-color="#ccffcc">
        <style:background-image/>
      </style:paragraph-properties>
      <style:text-properties fo:font-size="10pt" officeooo:rsid="0004c6b8" officeooo:paragraph-rsid="0004c6b8" style:font-size-asian="10pt" style:font-size-complex="10pt"/>
    </style:style>
    <style:style style:name="P35" style:family="paragraph" style:parent-style-name="Standard">
      <style:paragraph-properties fo:background-color="#ccffcc">
        <style:background-image/>
      </style:paragraph-properties>
      <style:text-properties fo:font-size="10pt" officeooo:rsid="000ae613" officeooo:paragraph-rsid="000ae613" style:font-size-asian="10pt" style:font-size-complex="10pt"/>
    </style:style>
    <style:style style:name="P36" style:family="paragraph" style:parent-style-name="Standard">
      <style:paragraph-properties fo:background-color="#ccffcc">
        <style:background-image/>
      </style:paragraph-properties>
      <style:text-properties fo:font-size="10pt" officeooo:rsid="000d25ee" officeooo:paragraph-rsid="000d25ee" style:font-size-asian="10pt" style:font-size-complex="10pt"/>
    </style:style>
    <style:style style:name="P37" style:family="paragraph" style:parent-style-name="Standard">
      <style:paragraph-properties fo:background-color="#ccffcc">
        <style:background-image/>
      </style:paragraph-properties>
      <style:text-properties fo:font-size="10pt" officeooo:rsid="000f1a37" officeooo:paragraph-rsid="000f1a37" style:font-size-asian="10pt" style:font-size-complex="10pt"/>
    </style:style>
    <style:style style:name="P38" style:family="paragraph" style:parent-style-name="Standard">
      <style:paragraph-properties fo:background-color="#ccffcc">
        <style:background-image/>
      </style:paragraph-properties>
      <style:text-properties fo:font-size="10pt" officeooo:rsid="0011ae79" officeooo:paragraph-rsid="0011ae79" style:font-size-asian="10pt" style:font-size-complex="10pt"/>
    </style:style>
    <style:style style:name="P39" style:family="paragraph" style:parent-style-name="Standard">
      <style:paragraph-properties fo:background-color="#ccffcc">
        <style:background-image/>
      </style:paragraph-properties>
      <style:text-properties fo:font-size="10pt" officeooo:rsid="00135bc5" officeooo:paragraph-rsid="00135bc5" style:font-size-asian="10pt" style:font-size-complex="10pt"/>
    </style:style>
    <style:style style:name="P40" style:family="paragraph" style:parent-style-name="Text_20_body">
      <style:text-properties officeooo:rsid="00021ce9" officeooo:paragraph-rsid="00021ce9"/>
    </style:style>
    <style:style style:name="P41" style:family="paragraph" style:parent-style-name="Text_20_body">
      <style:paragraph-properties fo:margin-left="0in" fo:margin-right="0in" fo:margin-top="0in" fo:margin-bottom="0in" style:contextual-spacing="false" fo:line-height="140%" fo:widows="1" fo:text-indent="0in" style:auto-text-indent="false" fo:padding="0in" fo:border="none"/>
    </style:style>
    <style:style style:name="P42" style:family="paragraph" style:parent-style-name="Text_20_body" style:list-style-name="L1">
      <style:paragraph-properties fo:margin-left="0in" fo:margin-right="0in" fo:margin-top="0in" fo:margin-bottom="0in" style:contextual-spacing="false" fo:line-height="140%" fo:widows="1" fo:text-indent="0in" style:auto-text-indent="false" fo:padding="0in" fo:border="none"/>
    </style:style>
    <style:style style:name="P43" style:family="paragraph" style:parent-style-name="Text_20_body" style:list-style-name="L3">
      <style:paragraph-properties fo:margin-left="0in" fo:margin-right="0in" fo:margin-top="0in" fo:margin-bottom="0in" style:contextual-spacing="false" fo:line-height="140%" fo:widows="1" fo:text-indent="0in" style:auto-text-indent="false" fo:padding="0in" fo:border="none"/>
    </style:style>
    <style:style style:name="P44" style:family="paragraph" style:parent-style-name="Text_20_body" style:list-style-name="L4">
      <style:paragraph-properties fo:margin-left="0in" fo:margin-right="0in" fo:margin-top="0in" fo:margin-bottom="0in" style:contextual-spacing="false" fo:line-height="140%" fo:widows="1" fo:text-indent="0in" style:auto-text-indent="false" fo:padding="0in" fo:border="none"/>
    </style:style>
    <style:style style:name="P45" style:family="paragraph" style:parent-style-name="Text_20_body" style:list-style-name="L5">
      <style:paragraph-properties fo:margin-left="0in" fo:margin-right="0in" fo:margin-top="0in" fo:margin-bottom="0in" style:contextual-spacing="false" fo:line-height="140%" fo:widows="1" fo:text-indent="0in" style:auto-text-indent="false" fo:padding="0in" fo:border="none"/>
    </style:style>
    <style:style style:name="P46" style:family="paragraph" style:parent-style-name="Text_20_body" style:list-style-name="L6">
      <style:paragraph-properties fo:margin-left="0in" fo:margin-right="0in" fo:margin-top="0in" fo:margin-bottom="0in" style:contextual-spacing="false" fo:line-height="140%" fo:widows="1" fo:text-indent="0in" style:auto-text-indent="false" fo:padding="0in" fo:border="none"/>
    </style:style>
    <style:style style:name="P47" style:family="paragraph" style:parent-style-name="Text_20_body" style:list-style-name="L8">
      <style:paragraph-properties fo:margin-left="0in" fo:margin-right="0in" fo:margin-top="0in" fo:margin-bottom="0in" style:contextual-spacing="false" fo:line-height="140%" fo:widows="1" fo:text-indent="0in" style:auto-text-indent="false" fo:padding="0in" fo:border="none"/>
    </style:style>
    <style:style style:name="P48" style:family="paragraph" style:parent-style-name="Text_20_body" style:list-style-name="L9">
      <style:paragraph-properties fo:margin-left="0in" fo:margin-right="0in" fo:margin-top="0in" fo:margin-bottom="0in" style:contextual-spacing="false" fo:line-height="140%" fo:widows="1" fo:text-indent="0in" style:auto-text-indent="false" fo:padding="0in" fo:border="none"/>
    </style:style>
    <style:style style:name="P49" style:family="paragraph" style:parent-style-name="Text_20_body" style:list-style-name="L10">
      <style:paragraph-properties fo:margin-left="0in" fo:margin-right="0in" fo:margin-top="0in" fo:margin-bottom="0in" style:contextual-spacing="false" fo:line-height="140%" fo:widows="1" fo:text-indent="0in" style:auto-text-indent="false" fo:padding="0in" fo:border="none"/>
    </style:style>
    <style:style style:name="P50" style:family="paragraph" style:parent-style-name="Text_20_body" style:list-style-name="L11">
      <style:paragraph-properties fo:margin-left="0in" fo:margin-right="0in" fo:margin-top="0in" fo:margin-bottom="0in" style:contextual-spacing="false" fo:line-height="140%" fo:widows="1" fo:text-indent="0in" style:auto-text-indent="false" fo:padding="0in" fo:border="none"/>
    </style:style>
    <style:style style:name="P51" style:family="paragraph" style:parent-style-name="Text_20_body" style:list-style-name="L12">
      <style:paragraph-properties fo:margin-left="0in" fo:margin-right="0in" fo:margin-top="0in" fo:margin-bottom="0in" style:contextual-spacing="false" fo:line-height="140%" fo:widows="1" fo:text-indent="0in" style:auto-text-indent="false" fo:padding="0in" fo:border="none"/>
    </style:style>
    <style:style style:name="P52" style:family="paragraph" style:parent-style-name="Text_20_body" style:list-style-name="L13">
      <style:paragraph-properties fo:margin-left="0in" fo:margin-right="0in" fo:margin-top="0in" fo:margin-bottom="0in" style:contextual-spacing="false" fo:line-height="140%" fo:widows="1" fo:text-indent="0in" style:auto-text-indent="false" fo:padding="0in" fo:border="none"/>
    </style:style>
    <style:style style:name="P53" style:family="paragraph" style:parent-style-name="Text_20_body" style:list-style-name="L14">
      <style:paragraph-properties fo:margin-left="0in" fo:margin-right="0in" fo:margin-top="0in" fo:margin-bottom="0in" style:contextual-spacing="false" fo:line-height="140%" fo:widows="1" fo:text-indent="0in" style:auto-text-indent="false" fo:padding="0in" fo:border="none"/>
    </style:style>
    <style:style style:name="P54" style:family="paragraph" style:parent-style-name="Text_20_body" style:list-style-name="L15">
      <style:paragraph-properties fo:margin-left="0in" fo:margin-right="0in" fo:margin-top="0in" fo:margin-bottom="0in" style:contextual-spacing="false" fo:line-height="140%" fo:widows="1" fo:text-indent="0in" style:auto-text-indent="false" fo:padding="0in" fo:border="none"/>
    </style:style>
    <style:style style:name="P55" style:family="paragraph" style:parent-style-name="Text_20_body" style:list-style-name="L16">
      <style:paragraph-properties fo:margin-left="0in" fo:margin-right="0in" fo:margin-top="0in" fo:margin-bottom="0in" style:contextual-spacing="false" fo:line-height="140%" fo:widows="1" fo:text-indent="0in" style:auto-text-indent="false" fo:padding="0in" fo:border="none"/>
    </style:style>
    <style:style style:name="P56" style:family="paragraph" style:parent-style-name="Text_20_body" style:list-style-name="L17">
      <style:paragraph-properties fo:margin-left="0in" fo:margin-right="0in" fo:margin-top="0in" fo:margin-bottom="0in" style:contextual-spacing="false" fo:line-height="140%" fo:widows="1" fo:text-indent="0in" style:auto-text-indent="false" fo:padding="0in" fo:border="none"/>
    </style:style>
    <style:style style:name="P57" style:family="paragraph" style:parent-style-name="Text_20_body" style:list-style-name="L18">
      <style:paragraph-properties fo:margin-left="0in" fo:margin-right="0in" fo:margin-top="0in" fo:margin-bottom="0in" style:contextual-spacing="false" fo:line-height="140%" fo:widows="1" fo:text-indent="0in" style:auto-text-indent="false" fo:padding="0in" fo:border="none"/>
    </style:style>
    <style:style style:name="P58" style:family="paragraph" style:parent-style-name="Text_20_body" style:list-style-name="L19">
      <style:paragraph-properties fo:margin-left="0in" fo:margin-right="0in" fo:margin-top="0in" fo:margin-bottom="0in" style:contextual-spacing="false" fo:line-height="140%" fo:widows="1" fo:text-indent="0in" style:auto-text-indent="false" fo:padding="0in" fo:border="none"/>
    </style:style>
    <style:style style:name="P59" style:family="paragraph" style:parent-style-name="Text_20_body" style:list-style-name="L20">
      <style:paragraph-properties fo:margin-left="0in" fo:margin-right="0in" fo:margin-top="0in" fo:margin-bottom="0in" style:contextual-spacing="false" fo:line-height="140%" fo:widows="1" fo:text-indent="0in" style:auto-text-indent="false" fo:padding="0in" fo:border="none"/>
    </style:style>
    <style:style style:name="P60" style:family="paragraph" style:parent-style-name="Text_20_body" style:list-style-name="L22">
      <style:paragraph-properties fo:margin-left="0in" fo:margin-right="0in" fo:margin-top="0in" fo:margin-bottom="0in" style:contextual-spacing="false" fo:line-height="140%" fo:widows="1" fo:text-indent="0in" style:auto-text-indent="false" fo:padding="0in" fo:border="none"/>
    </style:style>
    <style:style style:name="P61" style:family="paragraph" style:parent-style-name="Text_20_body" style:list-style-name="L23">
      <style:paragraph-properties fo:margin-left="0in" fo:margin-right="0in" fo:margin-top="0in" fo:margin-bottom="0in" style:contextual-spacing="false" fo:line-height="140%" fo:widows="1" fo:text-indent="0in" style:auto-text-indent="false" fo:padding="0in" fo:border="none"/>
    </style:style>
    <style:style style:name="P62" style:family="paragraph" style:parent-style-name="Text_20_body" style:list-style-name="L24">
      <style:paragraph-properties fo:margin-left="0in" fo:margin-right="0in" fo:margin-top="0in" fo:margin-bottom="0in" style:contextual-spacing="false" fo:line-height="140%" fo:widows="1" fo:text-indent="0in" style:auto-text-indent="false" fo:padding="0in" fo:border="none"/>
    </style:style>
    <style:style style:name="P63" style:family="paragraph" style:parent-style-name="Text_20_body" style:list-style-name="L2">
      <style:paragraph-properties fo:margin-left="0in" fo:margin-right="0in" fo:margin-top="0in" fo:margin-bottom="0in" style:contextual-spacing="false" fo:line-height="120%" fo:widows="1" fo:text-indent="0in" style:auto-text-indent="false" fo:padding="0in" fo:border="none"/>
    </style:style>
    <style:style style:name="P64" style:family="paragraph" style:parent-style-name="Text_20_body" style:list-style-name="L4">
      <style:paragraph-properties fo:margin-left="0in" fo:margin-right="0in" fo:margin-top="0in" fo:margin-bottom="0in" style:contextual-spacing="false" fo:line-height="120%" fo:widows="1" fo:text-indent="0in" style:auto-text-indent="false" fo:padding="0in" fo:border="none"/>
    </style:style>
    <style:style style:name="P65" style:family="paragraph" style:parent-style-name="Text_20_body" style:list-style-name="L7">
      <style:paragraph-properties fo:margin-left="0in" fo:margin-right="0in" fo:margin-top="0in" fo:margin-bottom="0in" style:contextual-spacing="false" fo:line-height="120%" fo:widows="1" fo:text-indent="0in" style:auto-text-indent="false" fo:padding="0in" fo:border="none"/>
    </style:style>
    <style:style style:name="P66" style:family="paragraph" style:parent-style-name="Text_20_body" style:list-style-name="L10">
      <style:paragraph-properties fo:margin-left="0in" fo:margin-right="0in" fo:margin-top="0in" fo:margin-bottom="0in" style:contextual-spacing="false" fo:line-height="120%" fo:widows="1" fo:text-indent="0in" style:auto-text-indent="false" fo:padding="0in" fo:border="none"/>
    </style:style>
    <style:style style:name="P67" style:family="paragraph" style:parent-style-name="Text_20_body" style:list-style-name="L17">
      <style:paragraph-properties fo:margin-left="0in" fo:margin-right="0in" fo:margin-top="0in" fo:margin-bottom="0in" style:contextual-spacing="false" fo:line-height="120%" fo:widows="1" fo:text-indent="0in" style:auto-text-indent="false" fo:padding="0in" fo:border="none"/>
    </style:style>
    <style:style style:name="P68" style:family="paragraph" style:parent-style-name="Text_20_body" style:list-style-name="L2">
      <style:paragraph-properties fo:margin-left="0in" fo:margin-right="0in" fo:margin-top="0in" fo:margin-bottom="0in" style:contextual-spacing="false" fo:line-height="120%" fo:widows="1" fo:text-indent="0in" style:auto-text-indent="false" fo:padding="0in" fo:border="none"/>
      <style:text-properties fo:font-variant="normal" fo:text-transform="none" fo:color="#565e65" style:font-name="inherit" fo:font-size="10pt" fo:letter-spacing="normal" fo:font-style="normal" fo:font-weight="normal" style:font-size-asian="10pt" style:font-size-complex="10pt" fo:padding="0in" fo:border="none"/>
    </style:style>
    <style:style style:name="P69" style:family="paragraph" style:parent-style-name="Text_20_body" style:list-style-name="L20">
      <style:paragraph-properties fo:margin-left="0in" fo:margin-right="0in" fo:margin-top="0in" fo:margin-bottom="0in" style:contextual-spacing="false" fo:line-height="120%" fo:widows="1" fo:text-indent="0in" style:auto-text-indent="false" fo:padding="0in" fo:border="none"/>
      <style:text-properties fo:font-variant="normal" fo:text-transform="none" fo:color="#565e65" style:font-name="inherit" fo:font-size="10pt" fo:letter-spacing="normal" fo:font-style="normal" fo:font-weight="normal" style:font-size-asian="10pt" style:font-size-complex="10pt" fo:padding="0in" fo:border="none"/>
    </style:style>
    <style:style style:name="P70" style:family="paragraph" style:parent-style-name="Text_20_body" style:list-style-name="L21">
      <style:paragraph-properties fo:margin-left="0in" fo:margin-right="0in" fo:margin-top="0in" fo:margin-bottom="0in" style:contextual-spacing="false" fo:line-height="120%" fo:widows="1" fo:text-indent="0in" style:auto-text-indent="false" fo:padding="0in" fo:border="none"/>
      <style:text-properties fo:font-variant="normal" fo:text-transform="none" fo:color="#565e65" style:font-name="inherit" fo:font-size="10pt" fo:letter-spacing="normal" fo:font-style="normal" fo:font-weight="normal" style:font-size-asian="10pt" style:font-size-complex="10pt" fo:padding="0in" fo:border="none"/>
    </style:style>
    <style:style style:name="P71" style:family="paragraph" style:parent-style-name="Text_20_body" style:list-style-name="L24">
      <style:paragraph-properties fo:margin-left="0in" fo:margin-right="0in" fo:margin-top="0in" fo:margin-bottom="0in" style:contextual-spacing="false" fo:line-height="120%" fo:widows="1" fo:text-indent="0in" style:auto-text-indent="false" fo:padding="0in" fo:border="none"/>
      <style:text-properties fo:font-variant="normal" fo:text-transform="none" fo:color="#565e65" style:font-name="inherit" fo:font-size="10pt" fo:letter-spacing="normal" fo:font-style="normal" fo:font-weight="normal" style:font-size-asian="10pt" style:font-size-complex="10pt" fo:padding="0in" fo:border="none"/>
    </style:style>
    <style:style style:name="P72" style:family="paragraph" style:parent-style-name="Text_20_body">
      <style:paragraph-properties fo:margin-left="0in" fo:margin-right="0in" fo:margin-top="0in" fo:margin-bottom="0in" style:contextual-spacing="false" fo:line-height="150%" fo:widows="1" fo:text-indent="0in" style:auto-text-indent="false" fo:padding="0in" fo:border="none"/>
      <style:text-properties fo:font-variant="normal" fo:text-transform="none" fo:color="#565e65" style:font-name="inherit" fo:font-size="10pt" fo:letter-spacing="normal" fo:font-style="normal" fo:font-weight="normal" style:font-size-asian="10pt" style:font-size-complex="10pt" fo:padding="0in" fo:border="none"/>
    </style:style>
    <style:style style:name="P73" style:family="paragraph" style:parent-style-name="Text_20_body">
      <style:paragraph-properties fo:margin-left="0in" fo:margin-right="0in" fo:margin-top="0in" fo:margin-bottom="0in" style:contextual-spacing="false" fo:line-height="150%" fo:widows="1" fo:text-indent="0in" style:auto-text-indent="false" fo:padding="0in" fo:border="none"/>
      <style:text-properties fo:font-variant="normal" fo:text-transform="none" fo:color="#565e65" style:font-name="ff-dagny-web-pro" fo:font-size="10pt" fo:letter-spacing="normal" fo:font-style="normal" fo:font-weight="normal" style:font-size-asian="10pt" style:font-size-complex="10pt"/>
    </style:style>
    <style:style style:name="P74" style:family="paragraph" style:parent-style-name="Text_20_body">
      <style:paragraph-properties fo:margin-left="0in" fo:margin-right="0in" fo:margin-top="0in" fo:margin-bottom="0in" style:contextual-spacing="false" fo:line-height="150%" fo:widows="1" fo:text-indent="0in" style:auto-text-indent="false" fo:padding="0in" fo:border="none"/>
    </style:style>
    <style:style style:name="P75" style:family="paragraph" style:parent-style-name="Text_20_body">
      <style:paragraph-properties fo:margin-left="0in" fo:margin-right="0in" fo:margin-top="0in" fo:margin-bottom="0in" style:contextual-spacing="false" fo:line-height="140%" fo:widows="1" fo:text-indent="0in" style:auto-text-indent="false" fo:padding="0in" fo:border="none"/>
      <style:text-properties fo:font-size="10pt" style:font-size-asian="10pt" style:font-size-complex="10pt"/>
    </style:style>
    <style:style style:name="P76" style:family="paragraph" style:parent-style-name="Text_20_body">
      <style:paragraph-properties fo:margin-left="0in" fo:margin-right="0in" fo:margin-top="0in" fo:margin-bottom="0in" style:contextual-spacing="false" fo:line-height="150%" fo:widows="1" fo:text-indent="0in" style:auto-text-indent="false" fo:padding="0in" fo:border="none"/>
      <style:text-properties fo:color="#565e65" style:font-name="inherit" fo:font-size="10pt" style:font-size-asian="10pt" style:font-size-complex="10pt" fo:padding="0in" fo:border="none"/>
    </style:style>
    <style:style style:name="P77" style:family="paragraph" style:parent-style-name="Text_20_body" style:list-style-name="L2">
      <style:paragraph-properties fo:margin-left="0in" fo:margin-right="0in" fo:margin-top="0in" fo:margin-bottom="0.052in" style:contextual-spacing="false" fo:line-height="120%" fo:widows="1" fo:text-indent="0in" style:auto-text-indent="false" fo:padding="0in" fo:border="none"/>
      <style:text-properties fo:font-variant="normal" fo:text-transform="none" fo:color="#565e65" style:font-name="inherit" fo:font-size="10pt" fo:letter-spacing="normal" fo:font-style="normal" fo:font-weight="normal" style:font-size-asian="10pt" style:font-size-complex="10pt" fo:padding="0in" fo:border="none"/>
    </style:style>
    <style:style style:name="P78" style:family="paragraph" style:parent-style-name="Text_20_body" style:list-style-name="L3">
      <style:paragraph-properties fo:margin-left="0in" fo:margin-right="0in" fo:margin-top="0in" fo:margin-bottom="0.052in" style:contextual-spacing="false" fo:line-height="120%" fo:widows="1" fo:text-indent="0in" style:auto-text-indent="false" fo:padding="0in" fo:border="none"/>
      <style:text-properties fo:font-variant="normal" fo:text-transform="none" fo:color="#565e65" style:font-name="inherit" fo:font-size="10pt" fo:letter-spacing="normal" fo:font-style="normal" fo:font-weight="normal" style:font-size-asian="10pt" style:font-size-complex="10pt" fo:padding="0in" fo:border="none"/>
    </style:style>
    <style:style style:name="P79" style:family="paragraph" style:parent-style-name="Text_20_body" style:list-style-name="L7">
      <style:paragraph-properties fo:margin-left="0in" fo:margin-right="0in" fo:margin-top="0in" fo:margin-bottom="0.052in" style:contextual-spacing="false" fo:line-height="120%" fo:widows="1" fo:text-indent="0in" style:auto-text-indent="false" fo:padding="0in" fo:border="none"/>
      <style:text-properties fo:font-variant="normal" fo:text-transform="none" fo:color="#565e65" style:font-name="inherit" fo:font-size="10pt" fo:letter-spacing="normal" fo:font-style="normal" fo:font-weight="normal" style:font-size-asian="10pt" style:font-size-complex="10pt" fo:padding="0in" fo:border="none"/>
    </style:style>
    <style:style style:name="P80" style:family="paragraph" style:parent-style-name="Text_20_body" style:list-style-name="L20">
      <style:paragraph-properties fo:margin-left="0in" fo:margin-right="0in" fo:margin-top="0in" fo:margin-bottom="0.052in" style:contextual-spacing="false" fo:line-height="120%" fo:widows="1" fo:text-indent="0in" style:auto-text-indent="false" fo:padding="0in" fo:border="none"/>
      <style:text-properties fo:font-variant="normal" fo:text-transform="none" fo:color="#565e65" style:font-name="inherit" fo:font-size="10pt" fo:letter-spacing="normal" fo:font-style="normal" fo:font-weight="normal" style:font-size-asian="10pt" style:font-size-complex="10pt" fo:padding="0in" fo:border="none"/>
    </style:style>
    <style:style style:name="P81" style:family="paragraph" style:parent-style-name="Text_20_body" style:list-style-name="L21">
      <style:paragraph-properties fo:margin-left="0in" fo:margin-right="0in" fo:margin-top="0in" fo:margin-bottom="0.052in" style:contextual-spacing="false" fo:line-height="120%" fo:widows="1" fo:text-indent="0in" style:auto-text-indent="false" fo:padding="0in" fo:border="none"/>
      <style:text-properties fo:font-variant="normal" fo:text-transform="none" fo:color="#565e65" style:font-name="inherit" fo:font-size="10pt" fo:letter-spacing="normal" fo:font-style="normal" fo:font-weight="normal" style:font-size-asian="10pt" style:font-size-complex="10pt" fo:padding="0in" fo:border="none"/>
    </style:style>
    <style:style style:name="P82" style:family="paragraph" style:parent-style-name="Text_20_body" style:list-style-name="L23">
      <style:paragraph-properties fo:margin-left="0in" fo:margin-right="0in" fo:margin-top="0in" fo:margin-bottom="0.052in" style:contextual-spacing="false" fo:line-height="120%" fo:widows="1" fo:text-indent="0in" style:auto-text-indent="false" fo:padding="0in" fo:border="none"/>
      <style:text-properties fo:font-variant="normal" fo:text-transform="none" fo:color="#565e65" style:font-name="inherit" fo:font-size="10pt" fo:letter-spacing="normal" fo:font-style="normal" fo:font-weight="normal" style:font-size-asian="10pt" style:font-size-complex="10pt" fo:padding="0in" fo:border="none"/>
    </style:style>
    <style:style style:name="P83" style:family="paragraph" style:parent-style-name="Text_20_body">
      <style:paragraph-properties fo:margin-left="0in" fo:margin-right="0in" fo:margin-top="0.0311in" fo:margin-bottom="0in" style:contextual-spacing="false" style:line-height-at-least="0.1665in" fo:widows="1" fo:text-indent="0in" style:auto-text-indent="false"/>
      <style:text-properties fo:font-variant="normal" fo:text-transform="none" fo:color="#f4f4f4" style:font-name="inherit" fo:font-size="10pt" fo:letter-spacing="normal" fo:font-style="normal" fo:font-weight="normal" fo:background-color="#5d6c79" style:font-size-asian="10pt" style:font-size-complex="10pt" fo:padding="0in" fo:border="none"/>
    </style:style>
    <style:style style:name="P84" style:family="paragraph" style:parent-style-name="Heading_20_4">
      <style:paragraph-properties fo:margin-left="0in" fo:margin-right="0in" fo:margin-top="0.1563in" fo:margin-bottom="0.1563in" style:contextual-spacing="false" fo:line-height="145%" fo:widows="1" fo:text-indent="0in" style:auto-text-indent="false" fo:padding="0in" fo:border="none"/>
      <style:text-properties fo:font-variant="normal" fo:text-transform="none" fo:color="#565e65" style:font-name="adelle" fo:font-size="10pt" fo:letter-spacing="normal" fo:font-style="normal" fo:font-weight="bold" fo:background-color="#ffff99" style:font-size-asian="10pt" style:font-size-complex="10pt"/>
    </style:style>
    <style:style style:name="P85" style:family="paragraph" style:parent-style-name="Heading_20_4">
      <style:paragraph-properties fo:margin-left="0in" fo:margin-right="0in" fo:margin-top="0.1563in" fo:margin-bottom="0.1563in" style:contextual-spacing="false" fo:line-height="145%" fo:widows="1" fo:text-indent="0in" style:auto-text-indent="false" fo:break-before="page" fo:padding="0in" fo:border="none"/>
    </style:style>
    <style:style style:name="P86" style:family="paragraph" style:parent-style-name="Heading_20_3">
      <style:text-properties fo:font-variant="normal" fo:text-transform="none" fo:color="#565e65" style:font-name="adelle" fo:font-size="10pt" fo:letter-spacing="normal" fo:font-style="normal" fo:font-weight="normal" officeooo:rsid="00021ce9" officeooo:paragraph-rsid="00021ce9" style:font-size-asian="10pt" style:font-size-complex="10pt" fo:padding="0in" fo:border="none"/>
    </style:style>
    <style:style style:name="P87" style:family="paragraph" style:parent-style-name="Heading_20_3">
      <style:text-properties fo:font-variant="normal" fo:text-transform="none" fo:color="#565e65" style:font-name="adelle" fo:font-size="10pt" fo:letter-spacing="normal" fo:font-style="normal" officeooo:rsid="00021ce9" officeooo:paragraph-rsid="00021ce9" style:font-size-asian="10pt" style:font-size-complex="10pt"/>
    </style:style>
    <style:style style:name="P88" style:family="paragraph" style:parent-style-name="Heading_20_3">
      <style:text-properties fo:font-variant="normal" fo:text-transform="none" fo:color="#565e65" style:font-name="adelle" fo:font-size="10pt" fo:letter-spacing="normal" fo:font-style="normal" fo:font-weight="bold" officeooo:rsid="00021ce9" officeooo:paragraph-rsid="00021ce9" style:font-size-asian="10pt" style:font-weight-asian="bold" style:font-size-complex="10pt" style:font-weight-complex="bold" fo:padding="0in" fo:border="none"/>
    </style:style>
    <style:style style:name="P89" style:family="paragraph" style:parent-style-name="Heading_20_3">
      <style:text-properties fo:font-variant="normal" fo:text-transform="none" fo:color="#565e65" style:font-name="adelle" fo:font-size="10pt" fo:letter-spacing="normal" fo:font-style="normal" fo:font-weight="bold" officeooo:paragraph-rsid="00021ce9" style:font-size-asian="10pt" style:font-size-complex="10pt" fo:padding="0in" fo:border="none"/>
    </style:style>
    <style:style style:name="P90" style:family="paragraph" style:parent-style-name="Heading_20_3">
      <style:text-properties fo:font-variant="normal" fo:text-transform="none" fo:color="#565e65" style:font-name="adelle" fo:font-size="10pt" fo:letter-spacing="normal" fo:font-style="normal" fo:font-weight="bold" officeooo:paragraph-rsid="0004c6b8" style:font-size-asian="10pt" style:font-size-complex="10pt" fo:padding="0in" fo:border="none"/>
    </style:style>
    <style:style style:name="P91" style:family="paragraph" style:parent-style-name="Heading_20_3">
      <style:text-properties fo:font-variant="normal" fo:text-transform="none" fo:color="#565e65" style:font-name="adelle" fo:font-size="10pt" fo:letter-spacing="normal" fo:font-style="normal" fo:font-weight="bold" officeooo:paragraph-rsid="0006e27c" style:font-size-asian="10pt" style:font-size-complex="10pt" fo:padding="0in" fo:border="none"/>
    </style:style>
    <style:style style:name="P92" style:family="paragraph" style:parent-style-name="Heading_20_3">
      <style:text-properties fo:font-variant="normal" fo:text-transform="none" fo:color="#565e65" style:font-name="adelle" fo:font-size="10pt" fo:letter-spacing="normal" fo:font-style="normal" fo:font-weight="bold" officeooo:paragraph-rsid="00093fd2" style:font-size-asian="10pt" style:font-size-complex="10pt" fo:padding="0in" fo:border="none"/>
    </style:style>
    <style:style style:name="P93" style:family="paragraph" style:parent-style-name="Heading_20_3">
      <style:text-properties fo:font-variant="normal" fo:text-transform="none" fo:color="#565e65" style:font-name="adelle" fo:font-size="10pt" fo:letter-spacing="normal" fo:font-style="normal" fo:font-weight="bold" officeooo:paragraph-rsid="000ae613" style:font-size-asian="10pt" style:font-size-complex="10pt" fo:padding="0in" fo:border="none"/>
    </style:style>
    <style:style style:name="P94" style:family="paragraph" style:parent-style-name="Heading_20_3">
      <style:text-properties fo:font-variant="normal" fo:text-transform="none" fo:color="#565e65" style:font-name="adelle" fo:font-size="10pt" fo:letter-spacing="normal" fo:font-style="normal" fo:font-weight="bold" officeooo:paragraph-rsid="000ca894" style:font-size-asian="10pt" style:font-size-complex="10pt" fo:padding="0in" fo:border="none"/>
    </style:style>
    <style:style style:name="P95" style:family="paragraph" style:parent-style-name="Heading_20_3">
      <style:text-properties fo:font-variant="normal" fo:text-transform="none" fo:color="#565e65" style:font-name="adelle" fo:font-size="10pt" fo:letter-spacing="normal" fo:font-style="normal" fo:font-weight="bold" officeooo:paragraph-rsid="000d25ee" style:font-size-asian="10pt" style:font-size-complex="10pt" fo:padding="0in" fo:border="none"/>
    </style:style>
    <style:style style:name="P96" style:family="paragraph" style:parent-style-name="Heading_20_3">
      <style:text-properties fo:font-variant="normal" fo:text-transform="none" fo:color="#565e65" style:font-name="adelle" fo:font-size="10pt" fo:letter-spacing="normal" fo:font-style="normal" fo:font-weight="bold" officeooo:paragraph-rsid="000f1a37" style:font-size-asian="10pt" style:font-size-complex="10pt" fo:padding="0in" fo:border="none"/>
    </style:style>
    <style:style style:name="P97" style:family="paragraph" style:parent-style-name="Heading_20_3">
      <style:text-properties fo:font-variant="normal" fo:text-transform="none" fo:color="#565e65" style:font-name="adelle" fo:font-size="10pt" fo:letter-spacing="normal" fo:font-style="normal" fo:font-weight="bold" officeooo:paragraph-rsid="00107ebc" style:font-size-asian="10pt" style:font-size-complex="10pt" fo:padding="0in" fo:border="none"/>
    </style:style>
    <style:style style:name="P98" style:family="paragraph" style:parent-style-name="Heading_20_3">
      <style:text-properties fo:font-variant="normal" fo:text-transform="none" fo:color="#565e65" style:font-name="adelle" fo:font-size="10pt" fo:letter-spacing="normal" fo:font-style="normal" fo:font-weight="bold" officeooo:paragraph-rsid="0011ae79" style:font-size-asian="10pt" style:font-size-complex="10pt" fo:padding="0in" fo:border="none"/>
    </style:style>
    <style:style style:name="P99" style:family="paragraph" style:parent-style-name="Heading_20_3">
      <style:text-properties fo:font-variant="normal" fo:text-transform="none" fo:color="#565e65" style:font-name="adelle" fo:font-size="10pt" fo:letter-spacing="normal" fo:font-style="normal" fo:font-weight="bold" officeooo:paragraph-rsid="00135bc5" style:font-size-asian="10pt" style:font-size-complex="10pt" fo:padding="0in" fo:border="none"/>
    </style:style>
    <style:style style:name="P100" style:family="paragraph" style:parent-style-name="Heading_20_3">
      <style:text-properties fo:color="#565e65" style:font-name="adelle" fo:font-size="10pt" officeooo:paragraph-rsid="00021ce9" style:font-size-asian="10pt" style:font-size-complex="10pt"/>
    </style:style>
    <style:style style:name="P101" style:family="paragraph" style:parent-style-name="Heading_20_3">
      <style:text-properties fo:color="#565e65" style:font-name="adelle" fo:font-size="10pt" officeooo:paragraph-rsid="000ae613" style:font-size-asian="10pt" style:font-size-complex="10pt"/>
    </style:style>
    <style:style style:name="P102" style:family="paragraph" style:parent-style-name="Heading_20_3">
      <style:text-properties fo:color="#565e65" style:font-name="adelle" fo:font-size="10pt" officeooo:paragraph-rsid="000f1a37" style:font-size-asian="10pt" style:font-size-complex="10pt"/>
    </style:style>
    <style:style style:name="P103" style:family="paragraph" style:parent-style-name="Heading_20_3">
      <style:text-properties fo:font-size="10pt" officeooo:paragraph-rsid="00037131" style:font-size-asian="10pt" style:font-size-complex="10pt"/>
    </style:style>
    <style:style style:name="P104" style:family="paragraph" style:parent-style-name="Heading_20_3">
      <style:text-properties fo:font-size="10pt" officeooo:paragraph-rsid="00135bc5" style:font-size-asian="10pt" style:font-size-complex="10pt"/>
    </style:style>
    <style:style style:name="P105" style:family="paragraph" style:parent-style-name="Heading_20_3">
      <style:text-properties fo:font-size="10pt" fo:font-weight="bold" officeooo:paragraph-rsid="00036e7f" style:font-size-asian="10pt" style:font-size-complex="10pt"/>
    </style:style>
    <style:style style:name="P106" style:family="paragraph" style:parent-style-name="Heading_20_3">
      <style:text-properties fo:font-size="10pt" fo:font-weight="bold" officeooo:paragraph-rsid="00086fad" style:font-size-asian="10pt" style:font-size-complex="10pt"/>
    </style:style>
    <style:style style:name="P107" style:family="paragraph" style:parent-style-name="Heading_20_3">
      <style:paragraph-properties fo:break-before="page"/>
      <style:text-properties fo:font-size="10pt" officeooo:paragraph-rsid="0011ae79" style:font-size-asian="10pt" style:font-size-complex="10pt"/>
    </style:style>
    <style:style style:name="P108" style:family="paragraph" style:parent-style-name="Heading_20_3">
      <style:paragraph-properties fo:break-before="page"/>
      <style:text-properties fo:font-size="10pt" officeooo:paragraph-rsid="000d25ee" style:font-size-asian="10pt" style:font-size-complex="10pt"/>
    </style:style>
    <style:style style:name="P109" style:family="paragraph" style:parent-style-name="Preformatted_20_Text">
      <style:paragraph-properties fo:margin-left="0in" fo:margin-right="0in" fo:margin-top="0in" fo:margin-bottom="0in" style:contextual-spacing="false" fo:line-height="140%" fo:widows="1" fo:text-indent="0in" style:auto-text-indent="false" fo:padding="0.1043in" fo:border="0.06pt solid #e0e0e0"/>
    </style:style>
    <style:style style:name="P110" style:family="paragraph" style:parent-style-name="Preformatted_20_Text">
      <style:paragraph-properties fo:margin-top="0in" fo:margin-bottom="0in" style:contextual-spacing="false" fo:line-height="140%" fo:widows="1" fo:padding="0.1043in" fo:border="0.06pt solid #e0e0e0"/>
    </style:style>
    <style:style style:name="P111" style:family="paragraph" style:parent-style-name="Preformatted_20_Text">
      <style:paragraph-properties fo:margin-top="0in" fo:margin-bottom="0in" style:contextual-spacing="false" fo:line-height="140%" fo:widows="1" fo:padding="0.1043in" fo:border="0.06pt solid #e0e0e0"/>
      <style:text-properties fo:font-size="10pt" style:font-size-asian="10pt" style:font-size-complex="10pt"/>
    </style:style>
    <style:style style:name="P112" style:family="paragraph" style:parent-style-name="Heading_20_2">
      <style:paragraph-properties fo:margin-left="0in" fo:margin-right="0in" fo:margin-top="0in" fo:margin-bottom="0in" style:contextual-spacing="false" fo:line-height="140%" fo:widows="1" fo:text-indent="0in" style:auto-text-indent="false" fo:background-color="#dddddd" fo:padding="0in" fo:border="none">
        <style:background-image/>
      </style:paragraph-properties>
      <style:text-properties fo:font-variant="normal" fo:text-transform="none" fo:color="#454e5c" style:font-name="adelle" fo:font-size="11pt" fo:letter-spacing="normal" fo:font-style="normal" style:font-size-asian="11pt" style:font-size-complex="11pt"/>
    </style:style>
    <style:style style:name="P113" style:family="paragraph" style:parent-style-name="Heading_20_2">
      <style:paragraph-properties fo:background-color="#dddddd">
        <style:background-image/>
      </style:paragraph-properties>
      <style:text-properties fo:font-variant="normal" fo:text-transform="none" fo:color="#454e5c" style:font-name="adelle" fo:font-size="11pt" fo:letter-spacing="normal" fo:font-style="normal" officeooo:rsid="00021ce9" officeooo:paragraph-rsid="00021ce9" style:font-size-asian="11pt" style:font-size-complex="11pt"/>
    </style:style>
    <style:style style:name="P114" style:family="paragraph" style:parent-style-name="Heading_20_2">
      <style:paragraph-properties fo:background-color="#dddddd">
        <style:background-image/>
      </style:paragraph-properties>
      <style:text-properties fo:font-variant="normal" fo:text-transform="none" fo:color="#454e5c" style:font-name="adelle" fo:font-size="11pt" fo:letter-spacing="normal" fo:font-style="normal" officeooo:rsid="000ca894" officeooo:paragraph-rsid="000ca894" style:font-size-asian="11pt" style:font-size-complex="11pt"/>
    </style:style>
    <style:style style:name="P115" style:family="paragraph" style:parent-style-name="Heading_20_2">
      <style:paragraph-properties fo:background-color="#dddddd">
        <style:background-image/>
      </style:paragraph-properties>
      <style:text-properties fo:font-variant="normal" fo:text-transform="none" fo:color="#454e5c" style:font-name="adelle" fo:font-size="11pt" fo:letter-spacing="normal" fo:font-style="normal" officeooo:rsid="000f1a37" officeooo:paragraph-rsid="000f1a37" style:font-size-asian="11pt" style:font-size-complex="11pt"/>
    </style:style>
    <style:style style:name="P116" style:family="paragraph" style:parent-style-name="Heading_20_2">
      <style:paragraph-properties fo:background-color="#dddddd">
        <style:background-image/>
      </style:paragraph-properties>
      <style:text-properties fo:font-variant="normal" fo:text-transform="none" fo:color="#454e5c" style:font-name="adelle" fo:font-size="11pt" fo:letter-spacing="normal" fo:font-style="normal" officeooo:paragraph-rsid="00107ebc" style:font-size-asian="11pt" style:font-size-complex="11pt"/>
    </style:style>
    <style:style style:name="P117" style:family="paragraph" style:parent-style-name="Heading_20_2">
      <style:paragraph-properties fo:background-color="#dddddd">
        <style:background-image/>
      </style:paragraph-properties>
      <style:text-properties fo:font-variant="normal" fo:text-transform="none" fo:color="#454e5c" style:font-name="adelle" fo:font-size="11pt" fo:letter-spacing="normal" fo:font-style="normal" officeooo:rsid="0011ae79" officeooo:paragraph-rsid="0011ae79" style:font-size-asian="11pt" style:font-size-complex="11pt"/>
    </style:style>
    <style:style style:name="P118" style:family="paragraph" style:parent-style-name="Heading_20_2">
      <style:paragraph-properties fo:background-color="#dddddd">
        <style:background-image/>
      </style:paragraph-properties>
      <style:text-properties fo:font-size="11pt" officeooo:rsid="00021ce9" officeooo:paragraph-rsid="00021ce9" style:font-size-asian="11pt" style:font-size-complex="11pt"/>
    </style:style>
    <style:style style:name="P119" style:family="paragraph" style:parent-style-name="Heading_20_2">
      <style:paragraph-properties fo:background-color="#dddddd">
        <style:background-image/>
      </style:paragraph-properties>
      <style:text-properties fo:font-size="11pt" officeooo:rsid="0004c6b8" officeooo:paragraph-rsid="0004c6b8" style:font-size-asian="11pt" style:font-size-complex="11pt"/>
    </style:style>
    <style:style style:name="P120" style:family="paragraph" style:parent-style-name="Heading_20_2">
      <style:paragraph-properties fo:background-color="#dddddd">
        <style:background-image/>
      </style:paragraph-properties>
      <style:text-properties fo:font-size="11pt" officeooo:rsid="000ae613" officeooo:paragraph-rsid="000ae613" style:font-size-asian="11pt" style:font-size-complex="11pt"/>
    </style:style>
    <style:style style:name="T1" style:family="text">
      <style:text-properties fo:font-variant="normal" fo:text-transform="none" fo:color="#d74b4b" style:text-line-through-style="none" style:text-line-through-type="none" style:font-name="Monaco" fo:font-size="10pt" fo:letter-spacing="normal" fo:font-style="normal" style:text-underline-style="none" fo:font-weight="normal" style:text-blinking="false" fo:background-color="transparent" loext:char-shading-value="0" style:font-size-asian="10pt" style:font-size-complex="10pt" fo:padding-left="0.0417in" fo:padding-right="0.0417in" fo:padding-top="0.0193in" fo:padding-bottom="0.0193in" fo:border="0.06pt solid #000000"/>
    </style:style>
    <style:style style:name="T2" style:family="text">
      <style:text-properties fo:font-variant="normal" fo:text-transform="none" fo:color="#d74b4b" style:text-line-through-style="none" style:text-line-through-type="none" style:font-name="Monaco" fo:font-size="10pt" fo:letter-spacing="normal" fo:font-style="normal" style:text-underline-style="none" fo:font-weight="normal" style:text-blinking="false" style:font-size-asian="10pt" style:font-size-complex="10pt" fo:padding-left="0.0417in" fo:padding-right="0.0417in" fo:padding-top="0.0193in" fo:padding-bottom="0.0193in" fo:border="0.06pt solid #000000"/>
    </style:style>
    <style:style style:name="T3" style:family="text">
      <style:text-properties fo:font-variant="normal" fo:text-transform="none" fo:color="#d74b4b" style:text-line-through-style="none" style:text-line-through-type="none" style:font-name="inherit" fo:font-size="10pt" fo:letter-spacing="normal" fo:font-style="normal" style:text-underline-style="none" fo:font-weight="normal" style:text-blinking="false" fo:background-color="transparent" loext:char-shading-value="0" style:font-size-asian="10pt" style:font-size-complex="10pt" fo:padding="0in" fo:border="none"/>
    </style:style>
    <style:style style:name="T4" style:family="text">
      <style:text-properties fo:font-variant="normal" fo:text-transform="none" fo:color="#565e65" style:font-name="inherit" fo:font-size="10pt" fo:letter-spacing="normal" fo:font-style="normal" fo:font-weight="normal" style:font-size-asian="10pt" style:font-size-complex="10pt"/>
    </style:style>
    <style:style style:name="T5" style:family="text">
      <style:text-properties fo:font-variant="normal" fo:text-transform="none" fo:color="#565e65" style:font-name="inherit" fo:font-size="10pt" fo:letter-spacing="normal" fo:font-style="normal" fo:font-weight="normal" style:font-size-asian="10pt" style:font-size-complex="10pt" fo:padding="0in" fo:border="none"/>
    </style:style>
    <style:style style:name="T6" style:family="text">
      <style:text-properties fo:font-variant="normal" fo:text-transform="none" fo:color="#565e65" style:font-name="inherit" fo:font-size="10pt" fo:letter-spacing="normal" fo:font-style="normal" fo:font-weight="normal" officeooo:rsid="00150d89" style:font-size-asian="10pt" style:font-size-complex="10pt" fo:padding="0in" fo:border="none"/>
    </style:style>
    <style:style style:name="T7" style:family="text">
      <style:text-properties fo:font-variant="normal" fo:text-transform="none" fo:color="#565e65" style:font-name="inherit" fo:font-size="10pt" fo:letter-spacing="normal" fo:font-style="italic" fo:font-weight="normal" style:font-size-asian="10pt" style:font-size-complex="10pt" fo:padding="0in" fo:border="none"/>
    </style:style>
    <style:style style:name="T8" style:family="text">
      <style:text-properties fo:font-variant="normal" fo:text-transform="none" fo:color="#565e65" style:font-name="Monaco" fo:font-size="10pt" fo:letter-spacing="normal" fo:font-style="normal" fo:font-weight="normal" style:font-size-asian="10pt" style:font-size-complex="10pt" fo:padding-left="0.0417in" fo:padding-right="0.0417in" fo:padding-top="0.0193in" fo:padding-bottom="0.0193in" fo:border="0.06pt solid #000000"/>
    </style:style>
    <style:style style:name="T9" style:family="text">
      <style:text-properties fo:font-variant="normal" fo:text-transform="none" fo:color="#565e65" style:font-name="ff-dagny-web-pro" fo:letter-spacing="normal" fo:font-style="normal" fo:font-weight="normal"/>
    </style:style>
    <style:style style:name="T10" style:family="text">
      <style:text-properties fo:font-variant="normal" fo:text-transform="none" fo:color="#565e65" style:font-name="ff-dagny-web-pro" fo:font-size="10pt" fo:letter-spacing="normal" fo:font-style="normal" fo:font-weight="normal" style:font-size-asian="10pt" style:font-size-complex="10pt"/>
    </style:style>
    <style:style style:name="T11" style:family="text">
      <style:text-properties fo:font-variant="normal" fo:text-transform="none" fo:color="#565e65" fo:font-size="10pt" fo:letter-spacing="normal" style:font-size-asian="10pt" style:font-size-complex="10pt"/>
    </style:style>
    <style:style style:name="T12" style:family="text">
      <style:text-properties fo:font-variant="normal" fo:text-transform="none" fo:color="#565e65" style:font-name="adelle" fo:font-size="10pt" fo:letter-spacing="normal" fo:font-style="normal" fo:font-weight="bold" fo:background-color="#ffff99" loext:char-shading-value="0" style:font-size-asian="10pt" style:font-size-complex="10pt"/>
    </style:style>
    <style:style style:name="T13" style:family="text">
      <style:text-properties fo:font-variant="normal" fo:text-transform="none" fo:color="#565e65" style:font-name="adelle" fo:letter-spacing="normal" fo:font-style="normal" officeooo:rsid="00036e7f" style:font-weight-asian="bold" style:font-weight-complex="bold" fo:padding="0in" fo:border="none"/>
    </style:style>
    <style:style style:name="T14" style:family="text">
      <style:text-properties fo:font-variant="normal" fo:text-transform="none" fo:color="#565e65" style:font-name="adelle" fo:letter-spacing="normal" fo:font-style="normal" officeooo:rsid="00086fad" style:font-weight-asian="bold" style:font-weight-complex="bold" fo:padding="0in" fo:border="none"/>
    </style:style>
    <style:style style:name="T15" style:family="text">
      <style:text-properties fo:font-variant="normal" fo:text-transform="none" fo:color="#565e65" style:font-name="adelle" fo:letter-spacing="normal" fo:font-style="normal" fo:font-weight="bold" style:font-weight-asian="bold" style:font-weight-complex="bold" fo:padding="0in" fo:border="none"/>
    </style:style>
    <style:style style:name="T16" style:family="text">
      <style:text-properties fo:font-variant="normal" fo:text-transform="none" fo:color="#565e65" style:font-name="adelle" fo:letter-spacing="normal" fo:font-style="normal" fo:font-weight="bold" officeooo:rsid="00037131" style:font-weight-asian="bold" style:font-weight-complex="bold" fo:padding="0in" fo:border="none"/>
    </style:style>
    <style:style style:name="T17" style:family="text">
      <style:text-properties fo:font-variant="normal" fo:text-transform="none" fo:color="#565e65" style:font-name="adelle" fo:letter-spacing="normal" fo:font-style="normal" fo:font-weight="bold" officeooo:rsid="0011ae79" style:font-weight-asian="bold" style:font-weight-complex="bold" fo:padding="0in" fo:border="none"/>
    </style:style>
    <style:style style:name="T18" style:family="text">
      <style:text-properties fo:font-variant="normal" fo:text-transform="none" fo:color="#565e65" style:font-name="adelle" fo:letter-spacing="normal" fo:font-style="normal" fo:font-weight="bold" officeooo:rsid="00135bc5" style:font-weight-asian="bold" style:font-weight-complex="bold" fo:padding="0in" fo:border="none"/>
    </style:style>
    <style:style style:name="T19" style:family="text">
      <style:text-properties fo:font-variant="normal" fo:text-transform="none" fo:color="#565e65" style:font-name="adelle" fo:letter-spacing="normal" fo:font-style="normal" fo:font-weight="bold" officeooo:rsid="000d25ee" style:font-weight-asian="bold" style:font-weight-complex="bold" fo:padding="0in" fo:border="none"/>
    </style:style>
    <style:style style:name="T20" style:family="text">
      <style:text-properties fo:font-variant="normal" fo:text-transform="none" fo:color="#333333" style:font-name="Monaco" fo:font-size="10pt" fo:letter-spacing="normal" fo:font-style="normal" fo:font-weight="normal" fo:background-color="transparent" loext:char-shading-value="0" style:font-size-asian="10pt" style:font-size-complex="10pt" fo:padding="0in" fo:border="none"/>
    </style:style>
    <style:style style:name="T21" style:family="text">
      <style:text-properties fo:font-variant="normal" fo:text-transform="none" fo:color="#333333" fo:font-size="10pt" fo:letter-spacing="normal" fo:background-color="transparent" loext:char-shading-value="0" style:font-size-asian="10pt" style:font-size-complex="10pt" fo:padding="0in" fo:border="none"/>
    </style:style>
    <style:style style:name="T22" style:family="text">
      <style:text-properties fo:font-variant="normal" fo:text-transform="none" fo:letter-spacing="normal" fo:font-style="normal" officeooo:rsid="00021ce9"/>
    </style:style>
    <style:style style:name="T23" style:family="text">
      <style:text-properties fo:font-variant="normal" fo:text-transform="none" fo:letter-spacing="normal" fo:font-style="normal" fo:font-weight="normal"/>
    </style:style>
    <style:style style:name="T24" style:family="text">
      <style:text-properties fo:font-variant="normal" fo:text-transform="none" fo:letter-spacing="normal" fo:font-style="normal" officeooo:rsid="000ae613"/>
    </style:style>
    <style:style style:name="T25" style:family="text">
      <style:text-properties fo:font-variant="normal" fo:text-transform="none" fo:letter-spacing="normal" fo:font-style="normal" fo:font-weight="bold" officeooo:rsid="000f1a37" style:font-weight-asian="bold" style:font-weight-complex="bold"/>
    </style:style>
    <style:style style:name="T26" style:family="text">
      <style:text-properties fo:font-variant="normal" fo:text-transform="none" fo:color="#454e5c" style:font-name="adelle" fo:letter-spacing="normal" fo:font-style="normal"/>
    </style:style>
    <style:style style:name="T27" style:family="text">
      <style:text-properties fo:font-variant="normal" fo:text-transform="none" style:font-name="ff-dagny-web-pro" fo:letter-spacing="normal" fo:font-style="normal" fo:font-weight="normal"/>
    </style:style>
    <style:style style:name="T28" style:family="text">
      <style:text-properties fo:font-variant="normal" fo:text-transform="none" fo:color="#0000ff" style:font-name="Comic Sans MS" fo:letter-spacing="normal" fo:font-style="normal" fo:font-weight="normal"/>
    </style:style>
    <style:style style:name="T29" style:family="text">
      <style:text-properties fo:font-size="10pt" officeooo:rsid="00107ebc" style:font-size-asian="10pt" style:font-size-complex="10pt"/>
    </style:style>
    <style:style style:name="T30" style:family="text">
      <style:text-properties style:font-weight-asian="bold" style:font-weight-complex="bold"/>
    </style:style>
    <style:style style:name="T31" style:family="text">
      <style:text-properties officeooo:rsid="00021ce9" style:font-weight-asian="bold" style:font-weight-complex="bold"/>
    </style:style>
    <style:style style:name="T32" style:family="text">
      <style:text-properties officeooo:rsid="0004c6b8" style:font-weight-asian="bold" style:font-weight-complex="bold"/>
    </style:style>
    <style:style style:name="T33" style:family="text">
      <style:text-properties officeooo:rsid="0006e27c" style:font-weight-asian="bold" style:font-weight-complex="bold"/>
    </style:style>
    <style:style style:name="T34" style:family="text">
      <style:text-properties officeooo:rsid="00093fd2" style:font-weight-asian="bold" style:font-weight-complex="bold"/>
    </style:style>
    <style:style style:name="T35" style:family="text">
      <style:text-properties officeooo:rsid="000ae613" style:font-weight-asian="bold" style:font-weight-complex="bold"/>
    </style:style>
    <style:style style:name="T36" style:family="text">
      <style:text-properties officeooo:rsid="000ca894" style:font-weight-asian="bold" style:font-weight-complex="bold"/>
    </style:style>
    <style:style style:name="T37" style:family="text">
      <style:text-properties officeooo:rsid="000d25ee" style:font-weight-asian="bold" style:font-weight-complex="bold"/>
    </style:style>
    <style:style style:name="T38" style:family="text">
      <style:text-properties officeooo:rsid="000f1a37" style:font-weight-asian="bold" style:font-weight-complex="bold"/>
    </style:style>
    <style:style style:name="T39" style:family="text">
      <style:text-properties officeooo:rsid="0011ae79" style:font-weight-asian="bold" style:font-weight-complex="bold"/>
    </style:style>
    <style:style style:name="T40" style:family="text">
      <style:text-properties officeooo:rsid="00135bc5" style:font-weight-asian="bold" style:font-weight-complex="bold"/>
    </style:style>
    <style:style style:name="T41" style:family="text">
      <style:text-properties fo:color="#0000ff" style:font-name="Comic Sans MS"/>
    </style:style>
    <style:style style:name="T42" style:family="text">
      <style:text-properties style:font-name="Comic Sans M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
      <text:h text:style-name="P112" text:outline-level="2">Section 1 - Introduction to ggvis</text:h>
      <text:p text:style-name="P41"><text:a xlink:type="simple" xlink:href="http://www.rdocumentation.org/packages/ggvis/" office:target-frame-name="_blank" xlink:show="new"><text:span text:style-name="Source_20_Text"><text:span text:style-name="T1"><text:line-break/>ggvis</text:span></text:span></text:a><text:span text:style-name="T5"> helps you visualize data sets. For example, the last command in the sample code on the right visualizes the </text:span><text:span text:style-name="Source_20_Text"><text:span text:style-name="T8">mtcars</text:span></text:span><text:span text:style-name="T5"> data frame that comes with R. It plots the </text:span><text:span text:style-name="Source_20_Text"><text:span text:style-name="T8">wt</text:span></text:span><text:span text:style-name="T5"> variable (weight) of </text:span><text:span text:style-name="Source_20_Text"><text:span text:style-name="T8">mtcars</text:span></text:span><text:span text:style-name="T5"> on the x axis and the </text:span><text:span text:style-name="Source_20_Text"><text:span text:style-name="T8">mpg</text:span></text:span><text:span text:style-name="T5"> variable (miles per gallon) on the y axis, and it uses points to visualize the data.</text:span></text:p>
      <text:h text:style-name="P84" text:outline-level="4">Instructions</text:h>
      <text:list xml:id="list9125967458672221925" text:style-name="L1">
        <text:list-item>
          <text:p text:style-name="P42"><text:span text:style-name="T5">Load the </text:span><text:a xlink:type="simple" xlink:href="http://www.rdocumentation.org/packages/ggvis/" office:target-frame-name="_blank" xlink:show="new"><text:span text:style-name="Source_20_Text"><text:span text:style-name="T1">ggvis</text:span></text:span></text:a><text:span text:style-name="T5"> package using the </text:span><text:a xlink:type="simple" xlink:href="http://www.rdocumentation.org/packages/base/functions/library" office:target-frame-name="_blank" xlink:show="new"><text:span text:style-name="Source_20_Text"><text:span text:style-name="T1">library()</text:span></text:span></text:a><text:span text:style-name="T5">function.</text:span></text:p>
        </text:list-item>
        <text:list-item>
          <text:p text:style-name="P42"><text:span text:style-name="T5">Change the sample code on the right to plot the </text:span><text:span text:style-name="Source_20_Text"><text:span text:style-name="T8">disp</text:span></text:span><text:span text:style-name="T5"> variable of </text:span><text:span text:style-name="Source_20_Text"><text:span text:style-name="T8">mtcars</text:span></text:span><text:span text:style-name="T5"> on the x axis. If you are not familiar with the </text:span><text:span text:style-name="Source_20_Text"><text:span text:style-name="T8">mtcars</text:span></text:span><text:span text:style-name="T5"> database, find out by typing </text:span><text:span text:style-name="Source_20_Text"><text:span text:style-name="T8">?mtcars</text:span></text:span><text:span text:style-name="T5"> in the console.</text:span></text:p>
        </text:list-item>
      </text:list>
      <text:p text:style-name="P2"/>
      <text:p text:style-name="P19"># ggvis is already installed for you; now load it and start playing around</text:p>
      <text:p text:style-name="P19">library("ggvis")</text:p>
      <text:p text:style-name="P19"/>
      <text:p text:style-name="P19"># change the code below to plot the disp variable of mtcars on the x axis</text:p>
      <text:p text:style-name="P19">mtcars%&gt;%ggvis(~disp,~mpg)%&gt;%layer_points()</text:p>
      <text:p text:style-name="P3"/>
      <text:p text:style-name="P3"/>
      <text:p text:style-name="P3"/>
      <text:h text:style-name="P88" text:outline-level="3">ggvis and its capabilities</text:h>
      <text:p text:style-name="P83"/>
      <text:p text:style-name="P41"><text:span text:style-name="T5">The </text:span><text:a xlink:type="simple" xlink:href="http://www.rdocumentation.org/packages/ggvis/" office:target-frame-name="_blank" xlink:show="new"><text:span text:style-name="Source_20_Text"><text:span text:style-name="T1">ggvis</text:span></text:span></text:a><text:span text:style-name="T5"> interface is very intuitive. For example, check the first line of code on the right; you can change the fill color of the points in your graph by adding </text:span><text:span text:style-name="Source_20_Text"><text:span text:style-name="T8">fill := "blue"</text:span></text:span><text:span text:style-name="T5">. Or you can change the </text:span><text:a xlink:type="simple" xlink:href="http://www.rdocumentation.org/packages/ggvis/functions/marks" office:target-frame-name="_blank" xlink:show="new"><text:span text:style-name="Source_20_Text"><text:span text:style-name="T1">layer_points()</text:span></text:span></text:a><text:span text:style-name="T5"> function in the second expression to the right to plot your data differently. You can even plot the same data twice to make your graph more informative. The instructions below will give you a first idea of basic plot manipulation; the exercises that follow will go into more detail.</text:span></text:p>
      <text:h text:style-name="P84" text:outline-level="4">Instructions</text:h>
      <text:list xml:id="list5337583877787951583" text:style-name="L2">
        <text:list-item>
          <text:p text:style-name="P77">Change the first line of code to the right such that the resulting graph contains red points instead of blue points.</text:p>
        </text:list-item>
        <text:list-item>
          <text:p text:style-name="P63"><text:span text:style-name="T5">Change the second line of code to draw</text:span><text:span text:style-name="Emphasis"><text:span text:style-name="T7">smooths</text:span></text:span><text:span text:style-name="T5"> instead of </text:span><text:span text:style-name="Emphasis"><text:span text:style-name="T7">points</text:span></text:span><text:span text:style-name="T5">. A smooth is a smooth line that summarizes the relationship between a set of points.</text:span></text:p>
        </text:list-item>
        <text:list-item>
          <text:p text:style-name="P68">Change the third line of code to draw the same information twice: once as points and once as a smoothed summary line. You can do this by adding multiple layers to your plot.</text:p>
        </text:list-item>
      </text:list>
      <text:p text:style-name="P3"/>
      <text:p text:style-name="P3"/>
      <text:p text:style-name="P20"># The ggvis packages is loaded into the workspace already</text:p>
      <text:p text:style-name="P20"/>
      <text:p text:style-name="P20"># Change the code below to make a graph with red points</text:p>
      <text:p text:style-name="P20">mtcars %&gt;% ggvis(~wt, ~mpg, fill := "red") %&gt;% layer_points()</text:p>
      <text:p text:style-name="P20"/>
      <text:p text:style-name="P20"><text:soft-page-break/># Change the code below draw smooths instead of points</text:p>
      <text:p text:style-name="P20">mtcars %&gt;% ggvis(~wt, ~mpg) %&gt;% layer_smooths()</text:p>
      <text:p text:style-name="P20"/>
      <text:p text:style-name="P20"># Change the code below to amke a graph containing both points and a smoothed summary line</text:p>
      <text:p text:style-name="P20">mtcars %&gt;% ggvis(~wt, ~mpg) %&gt;% layer_points() %&gt;% layer_smooths()</text:p>
      <text:p text:style-name="P3"/>
      <text:p text:style-name="P3"/>
      <text:h text:style-name="P113" text:outline-level="2">Section 2 - The grammar of ggvis</text:h>
      <text:p text:style-name="P3"/>
      <text:h text:style-name="P88" text:outline-level="3">ggvis grammar ~ graphics grammar</text:h>
      <text:p text:style-name="P83"/>
      <text:p text:style-name="P41"><text:a xlink:type="simple" xlink:href="http://www.rdocumentation.org/packages/ggvis/" office:target-frame-name="_blank" xlink:show="new"><text:span text:style-name="Source_20_Text"><text:span text:style-name="T1">ggvis</text:span></text:span></text:a><text:span text:style-name="T5"> recreates the grammar of graphics. You can combine a set of data, properties and marks with the following format.</text:span></text:p>
      <text:p text:style-name="P109"><text:span text:style-name="Source_20_Text"><text:span text:style-name="T20">&lt;data&gt; <text:s/>%&gt;% </text:span></text:span></text:p>
      <text:p text:style-name="P110"><text:span text:style-name="Source_20_Text"><text:span text:style-name="T21"><text:s text:c="2"/></text:span></text:span><text:span text:style-name="Source_20_Text"><text:span text:style-name="T20">ggvis(~&lt;x property&gt;,~&lt;y property&gt;, </text:span></text:span></text:p>
      <text:p text:style-name="P110"><text:span text:style-name="Source_20_Text"><text:span text:style-name="T21"><text:s text:c="8"/></text:span></text:span><text:span text:style-name="Source_20_Text"><text:span text:style-name="T20">fill = ~&lt;fill property&gt;, ...) %&gt;% </text:span></text:span></text:p>
      <text:p text:style-name="P110"><text:span text:style-name="Source_20_Text"><text:span text:style-name="T21"><text:s text:c="2"/></text:span></text:span><text:span text:style-name="Source_20_Text"><text:span text:style-name="T20">layer_&lt;marks&gt;()</text:span></text:span></text:p>
      <text:p text:style-name="P72">The next challenges depend on one another. Make sure you get the first assignment right before proceeding to the next ones!</text:p>
      <text:h text:style-name="P84" text:outline-level="4">Instructions</text:h>
      <text:list xml:id="list4869820566186610559" text:style-name="L3">
        <text:list-item>
          <text:p text:style-name="P43"><text:span text:style-name="T5">Make a graph that uses the points mark to plot variables from the </text:span><text:span text:style-name="Source_20_Text"><text:span text:style-name="T8">pressure</text:span></text:span><text:span text:style-name="T5"> data frame. The graph should plot the </text:span><text:span text:style-name="Source_20_Text"><text:span text:style-name="T8">temperature</text:span></text:span><text:span text:style-name="T5"> variable on the x axis, and the </text:span><text:span text:style-name="Source_20_Text"><text:span text:style-name="T8">pressure</text:span></text:span><text:span text:style-name="T5"> variable on the y axis.</text:span></text:p>
        </text:list-item>
        <text:list-item>
          <text:p text:style-name="P78">Transform the plot you just created into a bar graph by changing the type of mark it uses.</text:p>
        </text:list-item>
        <text:list-item>
          <text:p text:style-name="P78">Similarly, change the plot into a line graph, again by changing the type of mark it uses.</text:p>
        </text:list-item>
        <text:list-item>
          <text:p text:style-name="P43"><text:span text:style-name="T5">Again based on the solution to the first challenge, make an adaptation: map the fill property of your scatterplot to the </text:span><text:span text:style-name="Source_20_Text"><text:span text:style-name="T8">temperature</text:span></text:span><text:span text:style-name="T5"> variable</text:span></text:p>
        </text:list-item>
        <text:list-item>
          <text:p text:style-name="P43"><text:span text:style-name="T5">Extend your solution to the previous challenge: map the size property to the </text:span><text:span text:style-name="Source_20_Text"><text:span text:style-name="T8">pressure</text:span></text:span><text:span text:style-name="T5">variable.</text:span></text:p>
        </text:list-item>
      </text:list>
      <text:p text:style-name="P3"/>
      <text:p text:style-name="P3"/>
      <text:p text:style-name="P20"># Make a scatterplot of the pressure dataset</text:p>
      <text:p text:style-name="P20">pressure %&gt;% ggvis(~temperature,~pressure)%&gt;%layer_points()</text:p>
      <text:p text:style-name="P20"/>
      <text:p text:style-name="P20"># Adapt the code you wrote for the first challenge: show bars instead of points</text:p>
      <text:p text:style-name="P20">pressure %&gt;% ggvis(~temperature,~pressure)%&gt;%layer_bars()</text:p>
      <text:p text:style-name="P20"/>
      <text:p text:style-name="P20"># Adapt the code you wrote for the first challenge: show lines instead of points</text:p>
      <text:p text:style-name="P20">pressure %&gt;% ggvis(~temperature,~pressure)%&gt;%layer_lines()</text:p>
      <text:p text:style-name="P20"/>
      <text:p text:style-name="P20"># Adapt the code you wrote for the first challenge: map the fill property to the temperature variable</text:p>
      <text:p text:style-name="P20">pressure %&gt;% ggvis(~temperature,~pressure,fill=~temperature)%&gt;%layer_points()</text:p>
      <text:p text:style-name="P20"/>
      <text:p text:style-name="P20"># Extend the code you wrote for the previous challenge: map the size property to the pressure <text:soft-page-break/>variable</text:p>
      <text:p text:style-name="P20">pressure %&gt;% ggvis(~temperature,~pressure,fill=~temperature,size=~pressure)%&gt;%layer_points()</text:p>
      <text:p text:style-name="P20"/>
      <text:p text:style-name="P3"/>
      <text:p text:style-name="P3"/>
      <text:h text:style-name="P100" text:outline-level="3"><text:span text:style-name="T22">4 essential components of a graph</text:span></text:h>
      <text:p text:style-name="P41"><text:span text:style-name="T5">Every </text:span><text:a xlink:type="simple" xlink:href="http://www.rdocumentation.org/packages/ggvis/" office:target-frame-name="_blank" xlink:show="new"><text:span text:style-name="Source_20_Text"><text:span text:style-name="T1">ggvis</text:span></text:span></text:a><text:span text:style-name="T5"> graph contains 4 essential components: data, a coordinate system, marks and corresponding properties. By changing the values of each of these components you can create a vast array of unique plots.</text:span></text:p>
      <text:p text:style-name="P41"><text:span text:style-name="T5">Which part in the following call corresponds to the </text:span><text:span text:style-name="Emphasis"><text:span text:style-name="T7">marks</text:span></text:span><text:span text:style-name="T5"> element of the </text:span><text:a xlink:type="simple" xlink:href="http://www.rdocumentation.org/packages/ggvis/" office:target-frame-name="_blank" xlink:show="new"><text:span text:style-name="Source_20_Text"><text:span text:style-name="T1">ggvis</text:span></text:span></text:a><text:span text:style-name="T5"> grammar?</text:span></text:p>
      <text:p text:style-name="P109"><text:span text:style-name="Source_20_Text"><text:span text:style-name="T20">faithful %&gt;% </text:span></text:span></text:p>
      <text:p text:style-name="P110"><text:span text:style-name="Source_20_Text"><text:span text:style-name="T21"><text:s text:c="4"/></text:span></text:span><text:span text:style-name="Source_20_Text"><text:span text:style-name="T20">ggvis(~waiting, ~eruptions, fill := "red") %&gt;% </text:span></text:span></text:p>
      <text:p text:style-name="P110"><text:span text:style-name="Source_20_Text"><text:span text:style-name="T21"><text:s text:c="4"/></text:span></text:span><text:span text:style-name="Source_20_Text"><text:span text:style-name="T20">layer_points() %&gt;% </text:span></text:span></text:p>
      <text:p text:style-name="P110"><text:span text:style-name="Source_20_Text"><text:span text:style-name="T21"><text:s text:c="4"/></text:span></text:span><text:span text:style-name="Source_20_Text"><text:span text:style-name="T20">add_axis("y", title = "Duration of eruption (m)", </text:span></text:span></text:p>
      <text:p text:style-name="P110"><text:span text:style-name="Source_20_Text"><text:span text:style-name="T21"><text:s text:c="13"/></text:span></text:span><text:span text:style-name="Source_20_Text"><text:span text:style-name="T20">values = c(2, 3, 4, 5), subdivide = 9) %&gt;% </text:span></text:span></text:p>
      <text:p text:style-name="P110"><text:span text:style-name="Source_20_Text"><text:span text:style-name="T21"><text:s text:c="4"/></text:span></text:span><text:span text:style-name="Source_20_Text"><text:span text:style-name="T20">add_axis("x", title = "Time since previous eruption (m)")</text:span></text:span></text:p>
      <text:p text:style-name="P72">Try to run the code in the console on the right and play with the parameters to reveal their influence!</text:p>
      <text:p text:style-name="P3"/>
      <text:p text:style-name="P32">Ans: layer_points()</text:p>
      <text:p text:style-name="P3"/>
      <text:p text:style-name="P3"/>
      <text:p text:style-name="P3"/>
      <text:h text:style-name="P113" text:outline-level="2">Section 3 - Three new types of syntax</text:h>
      <text:h text:style-name="P86" text:outline-level="3">Three operators: %&gt;%, = and :=</text:h>
      <text:p text:style-name="P41"><text:span text:style-name="T6">Ys</text:span><text:span text:style-name="T5">ou'll notice that </text:span><text:a xlink:type="simple" xlink:href="http://www.rdocumentation.org/packages/ggvis/" office:target-frame-name="_blank" xlink:show="new"><text:span text:style-name="Source_20_Text"><text:span text:style-name="T1">ggvis</text:span></text:span></text:a><text:span text:style-name="T5"> uses the pipe operator, </text:span><text:span text:style-name="Source_20_Text"><text:span text:style-name="T8">%&gt;%</text:span></text:span><text:span text:style-name="T5">, from the </text:span><text:a xlink:type="simple" xlink:href="http://www.rdocumentation.org/packages/magrittr/functions/magrittr" office:target-frame-name="_blank" xlink:show="new"><text:span text:style-name="Source_20_Text"><text:span text:style-name="T1">magrittr</text:span></text:span></text:a><text:span text:style-name="T5"> package. The pipe operator passes the result from its left-hand side into the first argument of the function on its right-hand side. So </text:span><text:span text:style-name="Source_20_Text"><text:span text:style-name="T8">f(x) %&gt;% g(y)</text:span></text:span><text:span text:style-name="T5"> is a shortcut for </text:span><text:span text:style-name="Source_20_Text"><text:span text:style-name="T8">g(f(x), y)</text:span></text:span><text:span text:style-name="T5">.</text:span></text:p>
      <text:p text:style-name="P41"><text:span text:style-name="T5">Next, </text:span><text:a xlink:type="simple" xlink:href="http://www.rdocumentation.org/packages/ggvis/" office:target-frame-name="_blank" xlink:show="new"><text:span text:style-name="Source_20_Text"><text:span text:style-name="T1">ggvis</text:span></text:span></text:a><text:span text:style-name="T5"> uses both </text:span><text:span text:style-name="Source_20_Text"><text:span text:style-name="T8">=</text:span></text:span><text:span text:style-name="T5"> and </text:span><text:span text:style-name="Source_20_Text"><text:span text:style-name="T8">:=</text:span></text:span><text:span text:style-name="T5"> to assign properties.</text:span></text:p>
      <text:p text:style-name="P41"><text:span text:style-name="Source_20_Text"><text:span text:style-name="T8">=</text:span></text:span><text:span text:style-name="T5"> </text:span><text:span text:style-name="Emphasis"><text:span text:style-name="T7">maps</text:span></text:span><text:span text:style-name="T5"> a property to a data value or a set of data values. This is how you visualize variation in your data set. </text:span><text:a xlink:type="simple" xlink:href="http://www.rdocumentation.org/packages/ggvis/" office:target-frame-name="_blank" xlink:show="new"><text:span text:style-name="Source_20_Text"><text:span text:style-name="T1">ggvis</text:span></text:span></text:a><text:span text:style-name="T5"> will scale the values to a pleasing range of colors (or sizes, widths, etc.) and add a legend that explains how values are mapped to particular instances of the property.</text:span></text:p>
      <text:p text:style-name="P41"><text:span text:style-name="Source_20_Text"><text:span text:style-name="T8">:=</text:span></text:span><text:span text:style-name="T5"> </text:span><text:span text:style-name="Emphasis"><text:span text:style-name="T7">sets</text:span></text:span><text:span text:style-name="T5"> a property to a specific color (or size, width, etc.). This is how you customize the appearance of your plots. If you set a property to a number, </text:span><text:a xlink:type="simple" xlink:href="http://www.rdocumentation.org/packages/ggvis/" office:target-frame-name="_blank" xlink:show="new"><text:span text:style-name="Source_20_Text"><text:span text:style-name="T1">ggvis</text:span></text:span></text:a><text:span text:style-name="T5">will usually interpret the number as the number of pixels. If you set a location property to a number, </text:span><text:a xlink:type="simple" xlink:href="http://www.rdocumentation.org/packages/ggvis/" office:target-frame-name="_blank" xlink:show="new"><text:span text:style-name="Source_20_Text"><text:span text:style-name="T1">ggvis</text:span></text:span></text:a><text:span text:style-name="T5"> will usually interpret the number as the number of pixels from the top left-hand corner of the plot. You can set the fill of points to any common color name. </text:span><text:a xlink:type="simple" xlink:href="http://www.rdocumentation.org/packages/ggvis/" office:target-frame-name="_blank" xlink:show="new"><text:span text:style-name="Source_20_Text"><text:span text:style-name="T1">ggvis</text:span></text:span></text:a><text:span text:style-name="T5"> passes your color selection to </text:span><text:span text:style-name="Source_20_Text"><text:span text:style-name="T8">vega</text:span></text:span><text:span text:style-name="T5">, a javascript library, so you can use any color name recognized by </text:span><text:span text:style-name="Source_20_Text"><text:span text:style-name="T8">HTML/CSS</text:span></text:span><text:span text:style-name="T5">.</text:span></text:p>
      <text:h text:style-name="P84" text:outline-level="4"><text:soft-page-break/>Instructions</text:h>
      <text:list xml:id="list4197567860435166887" text:style-name="L4">
        <text:list-item>
          <text:p text:style-name="P44"><text:span text:style-name="T5">The line of </text:span><text:a xlink:type="simple" xlink:href="http://www.rdocumentation.org/packages/ggvis/" office:target-frame-name="_blank" xlink:show="new"><text:span text:style-name="Source_20_Text"><text:span text:style-name="T1">ggvis</text:span></text:span></text:a><text:span text:style-name="T5"> code on the right is valid, but is rather hard to read. Rewrite the code with the pipe operator, </text:span><text:a xlink:type="simple" xlink:href="http://www.rdocumentation.org/packages/magrittr/functions/pipe" office:target-frame-name="_blank" xlink:show="new"><text:span text:style-name="Source_20_Text"><text:span text:style-name="T1">%&gt;%</text:span></text:span></text:a><text:span text:style-name="T5">.</text:span></text:p>
        </text:list-item>
        <text:list-item>
          <text:p text:style-name="P64"><text:span text:style-name="T5">Modify the second graph to </text:span><text:span text:style-name="Emphasis"><text:span text:style-name="T7">map</text:span></text:span><text:span text:style-name="T5"> the size property to the pressure variable.</text:span></text:p>
        </text:list-item>
        <text:list-item>
          <text:p text:style-name="P64"><text:span text:style-name="T5">Modify the third graph to </text:span><text:span text:style-name="Emphasis"><text:span text:style-name="T7">set</text:span></text:span><text:span text:style-name="T5"> the size property to 100 pixels. Each point should appear 100 pixels wide.</text:span></text:p>
        </text:list-item>
        <text:list-item>
          <text:p text:style-name="P44"><text:span text:style-name="T5">The fourth line of code on the right attempts to make the points red, but something goes wrong. </text:span><text:a xlink:type="simple" xlink:href="http://www.rdocumentation.org/packages/ggvis/" office:target-frame-name="_blank" xlink:show="new"><text:span text:style-name="Source_20_Text"><text:span text:style-name="T1">ggvis</text:span></text:span></text:a><text:span text:style-name="T5"> </text:span><text:span text:style-name="Emphasis"><text:span text:style-name="T7">maps</text:span></text:span><text:span text:style-name="T5"> the fill property of each point to the single data value "red". (And adds a legend to explain the mapping). Fix the code to </text:span><text:span text:style-name="Emphasis"><text:span text:style-name="T7">set</text:span></text:span><text:span text:style-name="T5"> the fill property to "red".</text:span></text:p>
        </text:list-item>
      </text:list>
      <text:p text:style-name="P3"/>
      <text:p text:style-name="P3"/>
      <text:p text:style-name="P20"># Rewrite the code with the pipe operator <text:s text:c="4"/></text:p>
      <text:p text:style-name="P20">faithful %&gt;%</text:p>
      <text:p text:style-name="P20"><text:s text:c="4"/>ggvis(x=~waiting,y=~eruptions)%&gt;%</text:p>
      <text:p text:style-name="P20"><text:s text:c="4"/>layer_points()</text:p>
      <text:p text:style-name="P20"/>
      <text:p text:style-name="P20"># Modify this graph to map the size property to the pressure variable</text:p>
      <text:p text:style-name="P20">pressure %&gt;% </text:p>
      <text:p text:style-name="P20"><text:s text:c="4"/>ggvis(~temperature,~pressure,size=~pressure) %&gt;%</text:p>
      <text:p text:style-name="P20"><text:s text:c="4"/>layer_points()</text:p>
      <text:p text:style-name="P20"/>
      <text:p text:style-name="P20"># Modify this graph by setting the size property</text:p>
      <text:p text:style-name="P20">pressure %&gt;%</text:p>
      <text:p text:style-name="P20"><text:s text:c="4"/>ggvis(~temperature,~pressure,size:=100) %&gt;%</text:p>
      <text:p text:style-name="P20"><text:s text:c="4"/>layer_points()</text:p>
      <text:p text:style-name="P20"><text:s text:c="4"/></text:p>
      <text:p text:style-name="P20"/>
      <text:p text:style-name="P20"># Fix this code to set the fill property to red</text:p>
      <text:p text:style-name="P20">pressure %&gt;% ggvis (~temperature, ~pressure, fill:="red") %&gt;% layer_points()</text:p>
      <text:p text:style-name="P3"/>
      <text:p text:style-name="P40"><text:span text:style-name="T10">You can refer to three different types of objects in your </text:span><text:a xlink:type="simple" xlink:href="http://www.rdocumentation.org/packages/ggvis/" office:target-frame-name="_blank" xlink:show="new"><text:span text:style-name="Source_20_Text"><text:span text:style-name="T1">ggvis</text:span></text:span></text:a><text:span text:style-name="T10"> code: objects, variables, and raw values.</text:span></text:p>
      <text:list xml:id="list6070571027657183564" text:style-name="L5">
        <text:list-item>
          <text:p text:style-name="P45"><text:span text:style-name="T4">If you type a string of letters, </text:span><text:a xlink:type="simple" xlink:href="http://www.rdocumentation.org/packages/ggvis/" office:target-frame-name="_blank" xlink:show="new"><text:span text:style-name="Source_20_Text"><text:span text:style-name="T1">ggvis</text:span></text:span></text:a><text:span text:style-name="T4"> will treat the string as an </text:span><text:span text:style-name="Emphasis"><text:span text:style-name="T7">object</text:span></text:span><text:span text:style-name="T4"> name. It will look for an object with that name in your current environment.</text:span></text:p>
        </text:list-item>
        <text:list-item>
          <text:p text:style-name="P45"><text:span text:style-name="T4">If you place a tilde, </text:span><text:span text:style-name="Source_20_Text"><text:span text:style-name="T8">~</text:span></text:span><text:span text:style-name="T4">, at the start of the string, </text:span><text:a xlink:type="simple" xlink:href="http://www.rdocumentation.org/packages/ggvis/" office:target-frame-name="_blank" xlink:show="new"><text:span text:style-name="Source_20_Text"><text:span text:style-name="T1">ggvis</text:span></text:span></text:a><text:span text:style-name="T4"> will treat the string as a </text:span><text:span text:style-name="Emphasis"><text:span text:style-name="T7">variable</text:span></text:span><text:span text:style-name="T4"> name. It will look for the column with that name in the data set that the graph visualizes.</text:span></text:p>
        </text:list-item>
        <text:list-item>
          <text:p text:style-name="P45"><text:span text:style-name="T4">If you surround a string of letters with quotation marks, </text:span><text:a xlink:type="simple" xlink:href="http://www.rdocumentation.org/packages/ggvis/" office:target-frame-name="_blank" xlink:show="new"><text:span text:style-name="Source_20_Text"><text:span text:style-name="T1">ggvis</text:span></text:span></text:a><text:span text:style-name="T4"> will treat the string as a raw value, e.g., a piece of text.</text:span></text:p>
        </text:list-item>
      </text:list>
      <text:p text:style-name="P73">Which of the commands below will create a graph that has green points? Try to predict the answer before running the code.</text:p>
      <text:p text:style-name="P109"><text:span text:style-name="Source_20_Text"><text:span text:style-name="T20">red &lt;- "green"</text:span></text:span></text:p>
      <text:p text:style-name="P110"><text:span text:style-name="Source_20_Text"><text:span text:style-name="T20">pressure$red &lt;- pressure$temperature</text:span></text:span></text:p>
      <text:p text:style-name="P111"/>
      <text:p text:style-name="P110"><text:soft-page-break/><text:span text:style-name="Source_20_Text"><text:span text:style-name="T20"># GRAPH A</text:span></text:span></text:p>
      <text:p text:style-name="P110"><text:span text:style-name="Source_20_Text"><text:span text:style-name="T20">pressure %&gt;% </text:span></text:span></text:p>
      <text:p text:style-name="P110"><text:span text:style-name="Source_20_Text"><text:span text:style-name="T21"><text:s text:c="2"/></text:span></text:span><text:span text:style-name="Source_20_Text"><text:span text:style-name="T20">ggvis(~temperature, ~pressure, </text:span></text:span></text:p>
      <text:p text:style-name="P110"><text:span text:style-name="Source_20_Text"><text:span text:style-name="T21"><text:s text:c="8"/></text:span></text:span><text:span text:style-name="Source_20_Text"><text:span text:style-name="T20">fill = ~red) %&gt;% </text:span></text:span></text:p>
      <text:p text:style-name="P110"><text:span text:style-name="Source_20_Text"><text:span text:style-name="T21"><text:s text:c="2"/></text:span></text:span><text:span text:style-name="Source_20_Text"><text:span text:style-name="T20">layer_points() <text:s text:c="2"/></text:span></text:span></text:p>
      <text:p text:style-name="P111"/>
      <text:p text:style-name="P110"><text:span text:style-name="Source_20_Text"><text:span text:style-name="T20"># GRAPH B <text:s/></text:span></text:span></text:p>
      <text:p text:style-name="P110"><text:span text:style-name="Source_20_Text"><text:span text:style-name="T20">pressure %&gt;% </text:span></text:span></text:p>
      <text:p text:style-name="P110"><text:span text:style-name="Source_20_Text"><text:span text:style-name="T21"><text:s text:c="2"/></text:span></text:span><text:span text:style-name="Source_20_Text"><text:span text:style-name="T20">ggvis(~temperature, ~pressure, </text:span></text:span></text:p>
      <text:p text:style-name="P110"><text:span text:style-name="Source_20_Text"><text:span text:style-name="T21"><text:s text:c="8"/></text:span></text:span><text:span text:style-name="Source_20_Text"><text:span text:style-name="T20">fill = "red") %&gt;% </text:span></text:span></text:p>
      <text:p text:style-name="P110"><text:span text:style-name="Source_20_Text"><text:span text:style-name="T21"><text:s text:c="2"/></text:span></text:span><text:span text:style-name="Source_20_Text"><text:span text:style-name="T20">layer_points() </text:span></text:span></text:p>
      <text:p text:style-name="P111"/>
      <text:p text:style-name="P110"><text:span text:style-name="Source_20_Text"><text:span text:style-name="T20"># GRAPH C</text:span></text:span></text:p>
      <text:p text:style-name="P110"><text:span text:style-name="Source_20_Text"><text:span text:style-name="T20">pressure %&gt;% </text:span></text:span></text:p>
      <text:p text:style-name="P110"><text:span text:style-name="Source_20_Text"><text:span text:style-name="T21"><text:s text:c="2"/></text:span></text:span><text:span text:style-name="Source_20_Text"><text:span text:style-name="T20">ggvis(~temperature, ~pressure, </text:span></text:span></text:p>
      <text:p text:style-name="P110"><text:span text:style-name="Source_20_Text"><text:span text:style-name="T21"><text:s text:c="8"/></text:span></text:span><text:span text:style-name="Source_20_Text"><text:span text:style-name="T20">fill := red) %&gt;% </text:span></text:span></text:p>
      <text:p text:style-name="P110"><text:span text:style-name="Source_20_Text"><text:span text:style-name="T21"><text:s text:c="2"/></text:span></text:span><text:span text:style-name="Source_20_Text"><text:span text:style-name="T20">layer_points() <text:s text:c="3"/></text:span></text:span></text:p>
      <text:p text:style-name="P3"/>
      <text:p text:style-name="P32">Ans: Graph C</text:p>
      <text:p text:style-name="P3"/>
      <text:p text:style-name="P3"/>
      <text:p text:style-name="P3"/>
      <text:h text:style-name="P87" text:outline-level="3">Referring to different objects (2)</text:h>
      <text:p text:style-name="P76"><text:span text:style-name="T23">Which of the commands below will create a graph that uses color to reveal the values of the temperature variable in the pressure data set? Try to predict the answer before running the code.</text:span></text:p>
      <text:p text:style-name="P109"><text:span text:style-name="Source_20_Text"><text:span text:style-name="T20">red &lt;- "green"</text:span></text:span></text:p>
      <text:p text:style-name="P110"><text:span text:style-name="Source_20_Text"><text:span text:style-name="T20">pressure$red &lt;- pressure$temperature</text:span></text:span></text:p>
      <text:p text:style-name="P111"/>
      <text:p text:style-name="P110"><text:span text:style-name="Source_20_Text"><text:span text:style-name="T20"># GRAPH A</text:span></text:span></text:p>
      <text:p text:style-name="P110"><text:span text:style-name="Source_20_Text"><text:span text:style-name="T20">pressure %&gt;% </text:span></text:span></text:p>
      <text:p text:style-name="P110"><text:span text:style-name="Source_20_Text"><text:span text:style-name="T21"><text:s text:c="2"/></text:span></text:span><text:span text:style-name="Source_20_Text"><text:span text:style-name="T20">ggvis(~temperature, ~pressure, </text:span></text:span></text:p>
      <text:p text:style-name="P110"><text:span text:style-name="Source_20_Text"><text:span text:style-name="T21"><text:s text:c="8"/></text:span></text:span><text:span text:style-name="Source_20_Text"><text:span text:style-name="T20">fill = ~red) %&gt;% </text:span></text:span></text:p>
      <text:p text:style-name="P110"><text:span text:style-name="Source_20_Text"><text:span text:style-name="T21"><text:s text:c="2"/></text:span></text:span><text:span text:style-name="Source_20_Text"><text:span text:style-name="T20">layer_points() <text:s text:c="2"/></text:span></text:span></text:p>
      <text:p text:style-name="P111"/>
      <text:p text:style-name="P110"><text:span text:style-name="Source_20_Text"><text:span text:style-name="T20"># GRAPH B <text:s/></text:span></text:span></text:p>
      <text:p text:style-name="P110"><text:span text:style-name="Source_20_Text"><text:span text:style-name="T20">pressure %&gt;% </text:span></text:span></text:p>
      <text:p text:style-name="P110"><text:span text:style-name="Source_20_Text"><text:span text:style-name="T21"><text:s text:c="2"/></text:span></text:span><text:span text:style-name="Source_20_Text"><text:span text:style-name="T20">ggvis(~temperature, ~pressure, </text:span></text:span></text:p>
      <text:p text:style-name="P110"><text:span text:style-name="Source_20_Text"><text:span text:style-name="T21"><text:s text:c="8"/></text:span></text:span><text:span text:style-name="Source_20_Text"><text:span text:style-name="T20">fill = "red") %&gt;% </text:span></text:span></text:p>
      <text:p text:style-name="P110"><text:span text:style-name="Source_20_Text"><text:span text:style-name="T21"><text:s text:c="2"/></text:span></text:span><text:span text:style-name="Source_20_Text"><text:span text:style-name="T20">layer_points() </text:span></text:span></text:p>
      <text:p text:style-name="P111"/>
      <text:p text:style-name="P110"><text:span text:style-name="Source_20_Text"><text:span text:style-name="T20"># GRAPH C</text:span></text:span></text:p>
      <text:p text:style-name="P110"><text:span text:style-name="Source_20_Text"><text:span text:style-name="T20">pressure %&gt;% </text:span></text:span></text:p>
      <text:p text:style-name="P110"><text:soft-page-break/><text:span text:style-name="Source_20_Text"><text:span text:style-name="T21"><text:s text:c="2"/></text:span></text:span><text:span text:style-name="Source_20_Text"><text:span text:style-name="T20">ggvis(~temperature, ~pressure, </text:span></text:span></text:p>
      <text:p text:style-name="P110"><text:span text:style-name="Source_20_Text"><text:span text:style-name="T21"><text:s text:c="8"/></text:span></text:span><text:span text:style-name="Source_20_Text"><text:span text:style-name="T20">fill := red) %&gt;% </text:span></text:span></text:p>
      <text:p text:style-name="P110"><text:span text:style-name="Source_20_Text"><text:span text:style-name="T21"><text:s text:c="2"/></text:span></text:span><text:span text:style-name="Source_20_Text"><text:span text:style-name="T20">layer_points() </text:span></text:span></text:p>
      <text:p text:style-name="P3"/>
      <text:p text:style-name="P32">Ans: Graph A</text:p>
      <text:p text:style-name="P3"/>
      <text:p text:style-name="P3"/>
      <text:p text:style-name="P3"/>
      <text:h text:style-name="P89" text:outline-level="3"><text:span text:style-name="T31">Properties for points</text:span></text:h>
      <text:p text:style-name="P41"><text:span text:style-name="T5">You can manipulate many different properties when using the points mark, including </text:span><text:span text:style-name="Source_20_Text"><text:span text:style-name="T8">x</text:span></text:span><text:span text:style-name="T5">, </text:span><text:span text:style-name="Source_20_Text"><text:span text:style-name="T8">y</text:span></text:span><text:span text:style-name="T5">, </text:span><text:span text:style-name="Source_20_Text"><text:span text:style-name="T8">fill</text:span></text:span><text:span text:style-name="T5">, </text:span><text:span text:style-name="Source_20_Text"><text:span text:style-name="T8">fillOpacity</text:span></text:span><text:span text:style-name="T5">, </text:span><text:span text:style-name="Source_20_Text"><text:span text:style-name="T8">opacity</text:span></text:span><text:span text:style-name="T5">, </text:span><text:span text:style-name="Source_20_Text"><text:span text:style-name="T8">shape</text:span></text:span><text:span text:style-name="T5">, </text:span><text:span text:style-name="Source_20_Text"><text:span text:style-name="T8">size</text:span></text:span><text:span text:style-name="T5">, </text:span><text:span text:style-name="Source_20_Text"><text:span text:style-name="T8">stroke</text:span></text:span><text:span text:style-name="T5">, </text:span><text:span text:style-name="Source_20_Text"><text:span text:style-name="T8">strokeOpacity</text:span></text:span><text:span text:style-name="T5">, and</text:span><text:span text:style-name="Source_20_Text"><text:span text:style-name="T8">strokeWidth</text:span></text:span><text:span text:style-name="T5">.</text:span></text:p>
      <text:p text:style-name="P41"><text:span text:style-name="T5">The </text:span><text:span text:style-name="Source_20_Text"><text:span text:style-name="T8">shape</text:span></text:span><text:span text:style-name="T5"> property in turn recognizes several different values: </text:span><text:span text:style-name="Source_20_Text"><text:span text:style-name="T8">circle</text:span></text:span><text:span text:style-name="T5"> (default), </text:span><text:span text:style-name="Source_20_Text"><text:span text:style-name="T8">square</text:span></text:span><text:span text:style-name="T5">, </text:span><text:span text:style-name="Source_20_Text"><text:span text:style-name="T8">cross</text:span></text:span><text:span text:style-name="T5">, </text:span><text:span text:style-name="Source_20_Text"><text:span text:style-name="T8">diamond</text:span></text:span><text:span text:style-name="T5">, </text:span><text:span text:style-name="Source_20_Text"><text:span text:style-name="T8">triangle-up</text:span></text:span><text:span text:style-name="T5">, and </text:span><text:span text:style-name="Source_20_Text"><text:span text:style-name="T8">triangle-down</text:span></text:span><text:span text:style-name="T5">.</text:span></text:p>
      <text:h text:style-name="P84" text:outline-level="4">Instructions</text:h>
      <text:list xml:id="list6095334018228836700" text:style-name="L6">
        <text:list-item>
          <text:p text:style-name="P46"><text:span text:style-name="T5">The first lines of code on the right </text:span><text:span text:style-name="Emphasis"><text:span text:style-name="T7">map</text:span></text:span><text:span text:style-name="T5"> the fill property of a graph to a default collection of colors and adds a legend to map the default colors to the labels in </text:span><text:span text:style-name="Source_20_Text"><text:span text:style-name="T8">pressure$black</text:span></text:span><text:span text:style-name="T5">. Change the code to directly </text:span><text:span text:style-name="Emphasis"><text:span text:style-name="T7">set</text:span></text:span><text:span text:style-name="T5"> the fills to the colors saved in </text:span><text:span text:style-name="Source_20_Text"><text:span text:style-name="T8">pressure$black</text:span></text:span><text:span text:style-name="T5">.</text:span></text:p>
        </text:list-item>
        <text:list-item>
          <text:p text:style-name="P46"><text:span text:style-name="T5">Plot the </text:span><text:span text:style-name="Source_20_Text"><text:span text:style-name="T8">faithful</text:span></text:span><text:span text:style-name="T5"> data with the points mark. Put the </text:span><text:span text:style-name="Source_20_Text"><text:span text:style-name="T8">waiting</text:span></text:span><text:span text:style-name="T5"> variable on the x axis and the </text:span><text:span text:style-name="Source_20_Text"><text:span text:style-name="T8">eruptions</text:span></text:span><text:span text:style-name="T5"> variable on the y axis. Map size to the </text:span><text:span text:style-name="Source_20_Text"><text:span text:style-name="T8">eruptions</text:span></text:span><text:span text:style-name="T5"> variable. Set the opacity to 0.5 (50%), the fill to blue, and the stroke to black.</text:span></text:p>
        </text:list-item>
        <text:list-item>
          <text:p text:style-name="P46"><text:span text:style-name="T5">Plot the </text:span><text:span text:style-name="Source_20_Text"><text:span text:style-name="T8">faithful</text:span></text:span><text:span text:style-name="T5"> data with the points mark. Put the </text:span><text:span text:style-name="Source_20_Text"><text:span text:style-name="T8">waiting</text:span></text:span><text:span text:style-name="T5"> variable on the x axis and the </text:span><text:span text:style-name="Source_20_Text"><text:span text:style-name="T8">eruptions</text:span></text:span><text:span text:style-name="T5"> variable on the y axis. Map fill opacity to the </text:span><text:span text:style-name="Source_20_Text"><text:span text:style-name="T8">eruptions</text:span></text:span><text:span text:style-name="T5"> variable. Set size to 100, the fill to red, the stroke to red, and the shape to cross.</text:span></text:p>
        </text:list-item>
      </text:list>
      <text:p text:style-name="P3"/>
      <text:p text:style-name="P3"/>
      <text:p text:style-name="P20"># Change the second line of code to set the fills using pressure$black</text:p>
      <text:p text:style-name="P20">pressure$black &lt;- c("black", "grey80", "grey50", </text:p>
      <text:p text:style-name="P20"><text:s text:c="20"/>"navyblue", "blue", "springgreen4", </text:p>
      <text:p text:style-name="P20"><text:s text:c="20"/>"green4", "green", "yellowgreen", </text:p>
      <text:p text:style-name="P20"><text:s text:c="20"/>"yellow", "orange", "darkorange", </text:p>
      <text:p text:style-name="P20"><text:s text:c="20"/>"orangered", "red", "magenta", "violet", </text:p>
      <text:p text:style-name="P20"><text:s text:c="20"/>"purple", "purple4", "slateblue")</text:p>
      <text:p text:style-name="P20">pressure %&gt;% ggvis(~temperature,~pressure,fill:=~black) %&gt;% layer_points()</text:p>
      <text:p text:style-name="P20"/>
      <text:p text:style-name="P20"># Plot the faithful data as described in the second instruction</text:p>
      <text:p text:style-name="P20"><text:s/>faithful %&gt;% ggvis(~waiting,~eruptions,size=~eruptions,opacity:=0.5,fill:="blue",stroke:="black") %&gt;% layer_points()</text:p>
      <text:p text:style-name="P20"/>
      <text:p text:style-name="P20"># Plot the faithful data as described in the third instruction</text:p>
      <text:p text:style-name="P20">faithful %&gt;% ggvis(~waiting,~eruptions,fillOpacity=~eruptions,size:=100,fill:="red",stroke:="red",shape:="cross") %&gt;% layer_points()</text:p>
      <text:h text:style-name="P118" text:outline-level="2"><text:soft-page-break/><text:span text:style-name="T26">Section 4 - the line, a special type of mark</text:span></text:h>
      <text:h text:style-name="P88" text:outline-level="3">Properties for lines</text:h>
      <text:p text:style-name="P41"><text:span text:style-name="T5">In the previous section, you learned that you can manipulate many different properties when using the points mark. This mark type responds to, among others, </text:span><text:span text:style-name="Source_20_Text"><text:span text:style-name="T8">x</text:span></text:span><text:span text:style-name="T5">, </text:span><text:span text:style-name="Source_20_Text"><text:span text:style-name="T8">y</text:span></text:span><text:span text:style-name="T5">, </text:span><text:span text:style-name="Source_20_Text"><text:span text:style-name="T8">fill</text:span></text:span><text:span text:style-name="T5">, </text:span><text:span text:style-name="Source_20_Text"><text:span text:style-name="T8">fillOpacity</text:span></text:span><text:span text:style-name="T5">, </text:span><text:span text:style-name="Source_20_Text"><text:span text:style-name="T8">opacity</text:span></text:span><text:span text:style-name="T5">, </text:span><text:span text:style-name="Source_20_Text"><text:span text:style-name="T8">shape</text:span></text:span><text:span text:style-name="T5">, </text:span><text:span text:style-name="Source_20_Text"><text:span text:style-name="T8">size</text:span></text:span><text:span text:style-name="T5">, </text:span><text:span text:style-name="Source_20_Text"><text:span text:style-name="T8">stroke</text:span></text:span><text:span text:style-name="T5">, </text:span><text:span text:style-name="Source_20_Text"><text:span text:style-name="T8">strokeOpacity</text:span></text:span><text:span text:style-name="T5">, and</text:span><text:span text:style-name="Source_20_Text"><text:span text:style-name="T8">strokeWidth</text:span></text:span><text:span text:style-name="T5">.</text:span></text:p>
      <text:p text:style-name="P41"><text:span text:style-name="T5">Similar to points, lines have specific properties; they respond to: </text:span><text:span text:style-name="Source_20_Text"><text:span text:style-name="T8">x</text:span></text:span><text:span text:style-name="T5">, </text:span><text:span text:style-name="Source_20_Text"><text:span text:style-name="T8">y</text:span></text:span><text:span text:style-name="T5">, </text:span><text:span text:style-name="Source_20_Text"><text:span text:style-name="T8">fill</text:span></text:span><text:span text:style-name="T5">, </text:span><text:span text:style-name="Source_20_Text"><text:span text:style-name="T8">fillOpacity</text:span></text:span><text:span text:style-name="T5">, </text:span><text:span text:style-name="Source_20_Text"><text:span text:style-name="T8">opacity</text:span></text:span><text:span text:style-name="T5">, </text:span><text:span text:style-name="Source_20_Text"><text:span text:style-name="T8">stroke</text:span></text:span><text:span text:style-name="T5">, </text:span><text:span text:style-name="Source_20_Text"><text:span text:style-name="T8">strokeDash</text:span></text:span><text:span text:style-name="T5">, </text:span><text:span text:style-name="Source_20_Text"><text:span text:style-name="T8">strokeOpacity</text:span></text:span><text:span text:style-name="T5">, and </text:span><text:span text:style-name="Source_20_Text"><text:span text:style-name="T8">strokeWidth</text:span></text:span><text:span text:style-name="T5">. As you can see, most of them are common to the properties for points, some are missing (e.g., no </text:span><text:span text:style-name="Source_20_Text"><text:span text:style-name="T8">size</text:span></text:span><text:span text:style-name="T5"> property) and others are new (e.g., </text:span><text:span text:style-name="Source_20_Text"><text:span text:style-name="T8">strokeDash</text:span></text:span><text:span text:style-name="T5">).</text:span></text:p>
      <text:h text:style-name="P84" text:outline-level="4">Instructions</text:h>
      <text:list xml:id="list4008327162380094682" text:style-name="L7">
        <text:list-item>
          <text:p text:style-name="P79">Change the first line of code on the right to use the lines mark.</text:p>
        </text:list-item>
        <text:list-item>
          <text:p text:style-name="P65"><text:span text:style-name="T5">Change the code for the second graph on the right: Use the lines mark, </text:span><text:span text:style-name="Emphasis"><text:span text:style-name="T7">set</text:span></text:span><text:span text:style-name="T5"> the line color to red, the line width to 2 pixels, and the line type to use dashes that are six pixels long.</text:span></text:p>
        </text:list-item>
      </text:list>
      <text:p text:style-name="P3"/>
      <text:p text:style-name="P3"/>
      <text:p text:style-name="P20"># Change the code below to use the lines mark</text:p>
      <text:p text:style-name="P20">pressure %&gt;% ggvis(~temperature, ~pressure) %&gt;% layer_lines()</text:p>
      <text:p text:style-name="P20"/>
      <text:p text:style-name="P20"># Set the properties described in the second instruction in the graph below</text:p>
      <text:p text:style-name="P20">pressure %&gt;% ggvis(~temperature, ~pressure,stroke:="red",strokeWidth:=2,strokeDash:=6) %&gt;% layer_lines()</text:p>
      <text:p text:style-name="P3"/>
      <text:p text:style-name="P3"/>
      <text:h text:style-name="P89" text:outline-level="3"><text:span text:style-name="T31">Path marks and polygons</text:span></text:h>
      <text:p text:style-name="P72">The lines mark will always connect the points in your plot from the leftmost point to the rightmost point. This can be undesirable if you are trying to plot a specific shape.</text:p>
      <text:p text:style-name="P41"><text:span text:style-name="T5">For example, the first lines of code on the right would plot a map of Texas if </text:span><text:a xlink:type="simple" xlink:href="http://www.rdocumentation.org/packages/ggvis/" office:target-frame-name="_blank" xlink:show="new"><text:span text:style-name="Source_20_Text"><text:span text:style-name="T1">ggvis</text:span></text:span></text:a><text:span text:style-name="T5"> connected the points in the correct order. You can do this with the paths mark, </text:span><text:a xlink:type="simple" xlink:href="http://www.rdocumentation.org/packages/ggvis/functions/marks" office:target-frame-name="_blank" xlink:show="new"><text:span text:style-name="Source_20_Text"><text:span text:style-name="T1">layer_paths()</text:span></text:span></text:a><text:span text:style-name="T5">. The paths mark is similar to the lines mark except that it connects points </text:span><text:span text:style-name="Emphasis"><text:span text:style-name="T7">in the order that they appear in the data set</text:span></text:span><text:span text:style-name="T5">. So the paths mark will connect the point that corresponds to the first row of the data to the point that corresponds to the second row of data, and so on — no matter where those points appear in the graph.</text:span></text:p>
      <text:p text:style-name="P41"><text:span text:style-name="T5">The second challenge will teach how to create a polygon in </text:span><text:a xlink:type="simple" xlink:href="http://www.rdocumentation.org/packages/ggvis/" office:target-frame-name="_blank" xlink:show="new"><text:span text:style-name="Source_20_Text"><text:span text:style-name="T1">ggvis</text:span></text:span></text:a><text:span text:style-name="T5"> by setting the </text:span><text:span text:style-name="Source_20_Text"><text:span text:style-name="T8">fill</text:span></text:span><text:span text:style-name="T5"> property of a line or path.</text:span></text:p>
      <text:p text:style-name="P41"/>
      <text:h text:style-name="P85" text:outline-level="4"><text:span text:style-name="T12">Instructions</text:span></text:h>
      <text:list xml:id="list8153080496092317060" text:style-name="L8">
        <text:list-item>
          <text:p text:style-name="P47"><text:span text:style-name="T5">The </text:span><text:span text:style-name="Source_20_Text"><text:span text:style-name="T8">texas</text:span></text:span><text:span text:style-name="T5"> data frame is arranged such that consequent observations should be connected. Change the code chunk on the right to plot Texas with paths.</text:span></text:p>
        </text:list-item>
        <text:list-item>
          <text:p text:style-name="P47"><text:span text:style-name="T5">Set the fill property of the texas map to dark orange (</text:span><text:span text:style-name="Source_20_Text"><text:span text:style-name="T8">"darkorange"</text:span></text:span><text:span text:style-name="T5">). You can start from the solution to the first instruction. This additional property will color your map!</text:span></text:p>
        </text:list-item>
      </text:list>
      <text:p text:style-name="P3"/>
      <text:p text:style-name="P3"/>
      <text:p text:style-name="P21"># change the third line of code to plot a map of Texas</text:p>
      <text:p text:style-name="P21">library("maps")</text:p>
      <text:p text:style-name="P21">texas &lt;- ggplot2::map_data("state", region = "texas")</text:p>
      <text:p text:style-name="P21">texas %&gt;% ggvis(~long, ~lat) %&gt;% layer_paths()</text:p>
      <text:p text:style-name="P21"/>
      <text:p text:style-name="P21"># Same plot, but set the fill property of the texas map to dark orange</text:p>
      <text:p text:style-name="P21">texas %&gt;% ggvis(~long,~lat) %&gt;% layer_paths(fill:="darkorange")</text:p>
      <text:p text:style-name="P4"/>
      <text:p text:style-name="P4"/>
      <text:h text:style-name="P105" text:outline-level="3"><text:span text:style-name="T13">Display model fits</text:span></text:h>
      <text:p text:style-name="P41"><text:a xlink:type="simple" xlink:href="http://www.rdocumentation.org/packages/ggvis/functions/compute_model_prediction" office:target-frame-name="_blank" xlink:show="new"><text:span text:style-name="Source_20_Text"><text:span text:style-name="T1">compute_smooth()</text:span></text:span></text:a><text:span text:style-name="T5"> is a useful function to use with line graphs. It takes a data frame as input and returns a new data frame as output. The new data frame will contain the x and y values of a smooth line fitted to the data in the original data frame.</text:span></text:p>
      <text:p text:style-name="P41"><text:span text:style-name="T5">For example, the code below computes a smooth line that shows the relationship between the </text:span><text:span text:style-name="Source_20_Text"><text:span text:style-name="T8">eruptions</text:span></text:span><text:span text:style-name="T5">and </text:span><text:span text:style-name="Source_20_Text"><text:span text:style-name="T8">waiting</text:span></text:span><text:span text:style-name="T5"> variables of the </text:span><text:span text:style-name="Source_20_Text"><text:span text:style-name="T8">faithful</text:span></text:span><text:span text:style-name="T5"> data set.</text:span></text:p>
      <text:p text:style-name="P109"><text:span text:style-name="Source_20_Text"><text:span text:style-name="T20">faithful %&gt;%</text:span></text:span></text:p>
      <text:p text:style-name="P110"><text:span text:style-name="Source_20_Text"><text:span text:style-name="T21"><text:s text:c="2"/></text:span></text:span><text:span text:style-name="Source_20_Text"><text:span text:style-name="T20">compute_smooth(eruptions ~ waiting,</text:span></text:span></text:p>
      <text:p text:style-name="P110"><text:span text:style-name="Source_20_Text"><text:span text:style-name="T21"><text:s text:c="17"/></text:span></text:span><text:span text:style-name="Source_20_Text"><text:span text:style-name="T20">model = "lm")</text:span></text:span></text:p>
      <text:p text:style-name="P41"><text:span text:style-name="T5">Notice that </text:span><text:a xlink:type="simple" xlink:href="http://www.rdocumentation.org/packages/ggvis/functions/compute_model_prediction" office:target-frame-name="_blank" xlink:show="new"><text:span text:style-name="Source_20_Text"><text:span text:style-name="T1">compute_smooth()</text:span></text:span></text:a><text:span text:style-name="T5"> takes a couple of arguments. First we use the pipe operator to pass it the data set </text:span><text:span text:style-name="Source_20_Text"><text:span text:style-name="T8">faithful</text:span></text:span><text:span text:style-name="T5">. Then we provide an R formula, </text:span><text:span text:style-name="Source_20_Text"><text:span text:style-name="T8">eruptions ~ waiting</text:span></text:span><text:span text:style-name="T5">. An R formula contains two variables connected by a tilde, </text:span><text:span text:style-name="Source_20_Text"><text:span text:style-name="T8">~</text:span></text:span><text:span text:style-name="T5">. </text:span><text:a xlink:type="simple" xlink:href="http://www.rdocumentation.org/packages/ggvis/functions/compute_model_prediction" office:target-frame-name="_blank" xlink:show="new"><text:span text:style-name="Source_20_Text"><text:span text:style-name="T1">compute_smooth()</text:span></text:span></text:a><text:span text:style-name="T5">will use the variable on the left as the y variable for the smooth line, and it will use the variable on the right as the x variable for the smooth line.</text:span></text:p>
      <text:p text:style-name="P41"><text:span text:style-name="T5">Finally, </text:span><text:a xlink:type="simple" xlink:href="http://www.rdocumentation.org/packages/ggvis/functions/compute_model_prediction" office:target-frame-name="_blank" xlink:show="new"><text:span text:style-name="Source_20_Text"><text:span text:style-name="T1">compute_smooth()</text:span></text:span></text:a><text:span text:style-name="T5"> takes a </text:span><text:span text:style-name="Source_20_Text"><text:span text:style-name="T8">model</text:span></text:span><text:span text:style-name="T5"> argument. This is the name of the R modelling function that </text:span><text:a xlink:type="simple" xlink:href="http://www.rdocumentation.org/packages/ggvis/functions/compute_model_prediction" office:target-frame-name="_blank" xlink:show="new"><text:span text:style-name="Source_20_Text"><text:span text:style-name="T1">compute_smooth()</text:span></text:span></text:a><text:span text:style-name="T5"> should use to calculate the smooth line. </text:span><text:a xlink:type="simple" xlink:href="http://www.rdocumentation.org/packages/stats/functions/lm" office:target-frame-name="_blank" xlink:show="new"><text:span text:style-name="Source_20_Text"><text:span text:style-name="T1">lm()</text:span></text:span></text:a><text:span text:style-name="T5"> is R's function for building linear models. If you do not supply a </text:span><text:span text:style-name="Source_20_Text"><text:span text:style-name="T8">model</text:span></text:span><text:span text:style-name="T5"> value, </text:span><text:a xlink:type="simple" xlink:href="http://www.rdocumentation.org/packages/ggvis/functions/compute_model_prediction" office:target-frame-name="_blank" xlink:show="new"><text:span text:style-name="Source_20_Text"><text:span text:style-name="T1">compute_smooth()</text:span></text:span></text:a><text:span text:style-name="T5"> will generate a set of smoothed coordinates with </text:span><text:a xlink:type="simple" xlink:href="http://www.rdocumentation.org/packages/stats/functions/loess" office:target-frame-name="_blank" xlink:show="new"><text:span text:style-name="Source_20_Text"><text:span text:style-name="T1">loess</text:span></text:span></text:a><text:span text:style-name="T5">.</text:span></text:p>
      <text:h text:style-name="P84" text:outline-level="4">Instructions</text:h>
      <text:p text:style-name="P41"><text:span text:style-name="T5">Use </text:span><text:a xlink:type="simple" xlink:href="http://www.rdocumentation.org/packages/ggvis/functions/compute_model_prediction" office:target-frame-name="_blank" xlink:show="new"><text:span text:style-name="Source_20_Text"><text:span text:style-name="T1">compute_smooth()</text:span></text:span></text:a><text:span text:style-name="T5"> to generate the x and y coordinates for a loess smooth line that predicts the </text:span><text:span text:style-name="Source_20_Text"><text:span text:style-name="T8">mpg</text:span></text:span><text:span text:style-name="T5"> value of </text:span><text:span text:style-name="Source_20_Text"><text:span text:style-name="T8">mtcars</text:span></text:span><text:span text:style-name="T5"> with the </text:span><text:span text:style-name="Source_20_Text"><text:span text:style-name="T8">wt</text:span></text:span><text:span text:style-name="T5"> value.</text:span></text:p>
      <text:p text:style-name="P4"/>
      <text:p text:style-name="P22"># Compute the x and y coordinates for a loess smooth line that predicts mpg with the wt</text:p>
      <text:p text:style-name="P22">mtcars %&gt;% compute_smooth(mpg~wt)</text:p>
      <text:h text:style-name="P103" text:outline-level="3"><text:soft-page-break/><text:span text:style-name="T16">compute_smooths() to simplify model fits</text:span></text:h>
      <text:p text:style-name="P41"><text:a xlink:type="simple" xlink:href="http://www.rdocumentation.org/packages/ggvis/functions/compute_model_prediction" office:target-frame-name="_blank" xlink:show="new"><text:span text:style-name="Source_20_Text"><text:span text:style-name="T1">compute_smooth()</text:span></text:span></text:a><text:span text:style-name="T5"> always returns a data set with two columns, one named </text:span><text:span text:style-name="Source_20_Text"><text:span text:style-name="T8">pred_</text:span></text:span><text:span text:style-name="T5"> and one named </text:span><text:span text:style-name="Source_20_Text"><text:span text:style-name="T8">resp_</text:span></text:span><text:span text:style-name="T5">. As a result, it is very easy to use </text:span><text:a xlink:type="simple" xlink:href="http://www.rdocumentation.org/packages/ggvis/functions/compute_model_prediction" office:target-frame-name="_blank" xlink:show="new"><text:span text:style-name="Source_20_Text"><text:span text:style-name="T1">compute_smooth()</text:span></text:span></text:a><text:span text:style-name="T5"> to plot a smoothed line of your data. For example, you can extend your code from the last exercise to plot the results of </text:span><text:a xlink:type="simple" xlink:href="http://www.rdocumentation.org/packages/ggvis/functions/compute_model_prediction" office:target-frame-name="_blank" xlink:show="new"><text:span text:style-name="Source_20_Text"><text:span text:style-name="T1">compute_smooth()</text:span></text:span></text:a><text:span text:style-name="T5"> as a line graph.</text:span></text:p>
      <text:p text:style-name="P41"><text:span text:style-name="T5">Calling </text:span><text:a xlink:type="simple" xlink:href="http://www.rdocumentation.org/packages/ggvis/functions/compute_model_prediction" office:target-frame-name="_blank" xlink:show="new"><text:span text:style-name="Source_20_Text"><text:span text:style-name="T1">compute_smooth()</text:span></text:span></text:a><text:span text:style-name="T5"> can be a bit of a hassle, so </text:span><text:a xlink:type="simple" xlink:href="http://www.rdocumentation.org/packages/ggvis/" office:target-frame-name="_blank" xlink:show="new"><text:span text:style-name="Source_20_Text"><text:span text:style-name="T1">ggvis</text:span></text:span></text:a><text:span text:style-name="T5"> includes a layer that automatically calls </text:span><text:a xlink:type="simple" xlink:href="http://www.rdocumentation.org/packages/ggvis/functions/compute_model_prediction" office:target-frame-name="_blank" xlink:show="new"><text:span text:style-name="Source_20_Text"><text:span text:style-name="T1">compute_smooth()</text:span></text:span></text:a><text:span text:style-name="T5"> in the background and plots the results as a smoothed line. That layer is </text:span><text:a xlink:type="simple" xlink:href="http://www.rdocumentation.org/packages/ggvis/functions/layer_model_predictions" office:target-frame-name="_blank" xlink:show="new"><text:span text:style-name="Source_20_Text"><text:span text:style-name="T1">layer_smooths()</text:span></text:span></text:a><text:span text:style-name="T5">.</text:span></text:p>
      <text:h text:style-name="P84" text:outline-level="4">Instructions</text:h>
      <text:list xml:id="list6529541409988784832" text:style-name="L9">
        <text:list-item>
          <text:p text:style-name="P48"><text:span text:style-name="T5">Extend the code on the right which you created in the last exercise to plot the results of </text:span><text:a xlink:type="simple" xlink:href="http://www.rdocumentation.org/packages/ggvis/functions/compute_model_prediction" office:target-frame-name="_blank" xlink:show="new"><text:span text:style-name="Source_20_Text"><text:span text:style-name="T1">compute_smooth()</text:span></text:span></text:a><text:span text:style-name="T5"> with the lines mark. The plot should place </text:span><text:span text:style-name="Source_20_Text"><text:span text:style-name="T8">pred_</text:span></text:span><text:span text:style-name="T5"> on the x axis and </text:span><text:span text:style-name="Source_20_Text"><text:span text:style-name="T8">resp_</text:span></text:span><text:span text:style-name="T5"> on the y axis.</text:span></text:p>
        </text:list-item>
        <text:list-item>
          <text:p text:style-name="P48"><text:span text:style-name="T5">Recreate the same graph by plotting </text:span><text:span text:style-name="Source_20_Text"><text:span text:style-name="T8">mtcars</text:span></text:span><text:span text:style-name="T5">with the smooths mark. Be sure to place </text:span><text:span text:style-name="Source_20_Text"><text:span text:style-name="T8">wt</text:span></text:span><text:span text:style-name="T5">on the x axis and </text:span><text:span text:style-name="Source_20_Text"><text:span text:style-name="T8">mpg</text:span></text:span><text:span text:style-name="T5"> on the y axis.</text:span></text:p>
        </text:list-item>
        <text:list-item>
          <text:p text:style-name="P48"><text:span text:style-name="T5">Often you'll want to place the results of </text:span><text:a xlink:type="simple" xlink:href="http://www.rdocumentation.org/packages/ggvis/functions/layer_model_predictions" office:target-frame-name="_blank" xlink:show="new"><text:span text:style-name="Source_20_Text"><text:span text:style-name="T1">layer_smooths()</text:span></text:span></text:a><text:span text:style-name="T5"> on a points plot that contains the raw data. Extend the code for the second plot on the right to use </text:span><text:span text:style-name="Emphasis"><text:span text:style-name="T7">both</text:span></text:span><text:span text:style-name="T5"> </text:span><text:a xlink:type="simple" xlink:href="http://www.rdocumentation.org/packages/ggvis/functions/marks" office:target-frame-name="_blank" xlink:show="new"><text:span text:style-name="Source_20_Text"><text:span text:style-name="T1">layer_points()</text:span></text:span></text:a><text:span text:style-name="T5">and </text:span><text:a xlink:type="simple" xlink:href="http://www.rdocumentation.org/packages/ggvis/functions/layer_model_predictions" office:target-frame-name="_blank" xlink:show="new"><text:span text:style-name="Source_20_Text"><text:span text:style-name="T1">layer_smooths()</text:span></text:span></text:a><text:span text:style-name="T5">.</text:span></text:p>
        </text:list-item>
      </text:list>
      <text:p text:style-name="P5"/>
      <text:p text:style-name="P34"><text:span text:style-name="T41"># Use 'ggvis()' and 'layer_lines()' to plot the results of compute smooth</text:span></text:p>
      <text:p text:style-name="P23">mtcars %&gt;% compute_smooth(mpg ~ wt) %&gt;% ggvis(~resp_,~pred_) %&gt;% layer_lines() </text:p>
      <text:p text:style-name="P23"/>
      <text:p text:style-name="P23"># Recreate the graph you coded above with 'ggvis()' and 'layer_smooths()' </text:p>
      <text:p text:style-name="P23">mtcars %&gt;% ggvis(x=~wt,y=~mpg) %&gt;% layer_smooths()</text:p>
      <text:p text:style-name="P23"/>
      <text:p text:style-name="P23"># Extend the code for the second plot and add 'layer_points()' to the graph</text:p>
      <text:p text:style-name="P23">mtcars %&gt;% ggvis(x=~wt,y=~mpg) %&gt;% layer_points() %&gt;% layer_smooths()</text:p>
      <text:p text:style-name="P6"/>
      <text:h text:style-name="P119" text:outline-level="2"><text:span text:style-name="T26">Section 5 - Compute functions</text:span></text:h>
      <text:h text:style-name="P90" text:outline-level="3"><text:span text:style-name="T32">Histograms (1)</text:span></text:h>
      <text:p text:style-name="P41"><text:span text:style-name="T5">A histogram - plotted using </text:span><text:a xlink:type="simple" xlink:href="http://www.rdocumentation.org/packages/ggvis/functions/layer_histograms" office:target-frame-name="_blank" xlink:show="new"><text:span text:style-name="Source_20_Text"><text:span text:style-name="T1">layer_histograms()</text:span></text:span></text:a><text:span text:style-name="T5"> - shows the distribution of a single continuous variable. To do this, a histogram divides the x axis into evenly spaced intervals, known as bins. Above each bin, the histogram plots a rectangle. The height of the rectangle displays how many values of the variable fell within the range of the bin. As a result, the rectangles show how the frequency of values varies over the range of the variable.</text:span></text:p>
      <text:p text:style-name="P41"><text:span text:style-name="T5">You can change the appearance of a histogram by changing the width of the bins in the histogram. In fact, you should explore different binwidths whenever you make a histogram because different binwidths can reveal different types of information. To change the binwidth of a histogram, </text:span><text:span text:style-name="Emphasis"><text:span text:style-name="T7">map</text:span></text:span><text:span text:style-name="T5"> the </text:span><text:span text:style-name="Source_20_Text"><text:span text:style-name="T8">width</text:span></text:span><text:span text:style-name="T5">argument of </text:span><text:a xlink:type="simple" xlink:href="http://www.rdocumentation.org/packages/ggvis/functions/layer_histograms" office:target-frame-name="_blank" xlink:show="new"><text:span text:style-name="Source_20_Text"><text:span text:style-name="T1">layer_histograms()</text:span></text:span></text:a><text:span text:style-name="T5"> to a number.</text:span></text:p>
      <text:p text:style-name="P41"><text:span text:style-name="Source_20_Text"><text:span text:style-name="T8">width</text:span></text:span><text:span text:style-name="T5"> is an argument of </text:span><text:a xlink:type="simple" xlink:href="http://www.rdocumentation.org/packages/ggvis/functions/layer_histograms" office:target-frame-name="_blank" xlink:show="new"><text:span text:style-name="Source_20_Text"><text:span text:style-name="T1">layer_histograms()</text:span></text:span></text:a><text:span text:style-name="T5">. For best results, you should write </text:span><text:soft-page-break/><text:span text:style-name="T5">the </text:span><text:span text:style-name="Source_20_Text"><text:span text:style-name="T8">width</text:span></text:span><text:span text:style-name="T5"> argument in the parentheses that follow </text:span><text:a xlink:type="simple" xlink:href="http://www.rdocumentation.org/packages/ggvis/functions/layer_histograms" office:target-frame-name="_blank" xlink:show="new"><text:span text:style-name="Source_20_Text"><text:span text:style-name="T1">layer_histograms()</text:span></text:span></text:a><text:span text:style-name="T5">. Always</text:span><text:span text:style-name="Emphasis"><text:span text:style-name="T7">map</text:span></text:span><text:span text:style-name="T5"> </text:span><text:span text:style-name="Source_20_Text"><text:span text:style-name="T8">width</text:span></text:span><text:span text:style-name="T5"> to its value; This will ensure that it uses the same units as the variable on the x axis.</text:span></text:p>
      <text:h text:style-name="P84" text:outline-level="4">Instructions</text:h>
      <text:list xml:id="list8782842406616387713" text:style-name="L10">
        <text:list-item>
          <text:p text:style-name="P49"><text:span text:style-name="T5">Make a histogram that shows the distribution of the </text:span><text:span text:style-name="Source_20_Text"><text:span text:style-name="T8">waiting</text:span></text:span><text:span text:style-name="T5"> variable of the </text:span><text:span text:style-name="Source_20_Text"><text:span text:style-name="T8">faithful</text:span></text:span><text:span text:style-name="T5"> data set. Look at the plot to familiarize yourself with the structure of a histogram.</text:span></text:p>
        </text:list-item>
        <text:list-item>
          <text:p text:style-name="P66"><text:span text:style-name="T5">Starting from the solution to the first challenge, </text:span><text:span text:style-name="Emphasis"><text:span text:style-name="T7">map</text:span></text:span><text:span text:style-name="T5"> the binwidth of this histogram to 5 units.</text:span></text:p>
        </text:list-item>
      </text:list>
      <text:p text:style-name="P6"/>
      <text:p text:style-name="P23"/>
      <text:p text:style-name="P24"># Build a histogram of the waiting variable of the faithful data set.</text:p>
      <text:p text:style-name="P24">faithful %&gt;% </text:p>
      <text:p text:style-name="P24"><text:s text:c="4"/>ggvis(~waiting) %&gt;% layer_histograms()</text:p>
      <text:p text:style-name="P24"/>
      <text:p text:style-name="P24"># Build the same histogram, but with a binwidth (width argument) of 5 units</text:p>
      <text:p text:style-name="P24">faithful %&gt;%</text:p>
      <text:p text:style-name="P24"><text:s text:c="4"/>ggvis(~waiting) %&gt;% layer_histograms(width=5)</text:p>
      <text:p text:style-name="P24"/>
      <text:p text:style-name="P7"/>
      <text:h text:style-name="P91" text:outline-level="3"><text:span text:style-name="T33">Histograms (2)</text:span></text:h>
      <text:p text:style-name="P72">Have you noticed that the histogram plots data that does not appear directly in your data set? Specifically, it plots the counts of each bin on the y axis.</text:p>
      <text:p text:style-name="P41"><text:span text:style-name="T5">Behind the scenes, </text:span><text:a xlink:type="simple" xlink:href="http://www.rdocumentation.org/packages/ggvis/functions/layer_histograms" office:target-frame-name="_blank" xlink:show="new"><text:span text:style-name="Source_20_Text"><text:span text:style-name="T1">layer_histograms()</text:span></text:span></text:a><text:span text:style-name="T5"> calls </text:span><text:a xlink:type="simple" xlink:href="http://www.rdocumentation.org/packages/ggvis/functions/compute_bin" office:target-frame-name="_blank" xlink:show="new"><text:span text:style-name="Source_20_Text"><text:span text:style-name="T1">compute_bin()</text:span></text:span></text:a><text:span text:style-name="T5"> to calculate these counts. You can calculate the same values by calling </text:span><text:a xlink:type="simple" xlink:href="http://www.rdocumentation.org/packages/ggvis/functions/compute_bin" office:target-frame-name="_blank" xlink:show="new"><text:span text:style-name="Source_20_Text"><text:span text:style-name="T1">compute_bin()</text:span></text:span></text:a><text:span text:style-name="T5">manually. </text:span><text:a xlink:type="simple" xlink:href="http://www.rdocumentation.org/packages/ggvis/functions/compute_bin" office:target-frame-name="_blank" xlink:show="new"><text:span text:style-name="Source_20_Text"><text:span text:style-name="T1">compute_bin()</text:span></text:span></text:a><text:span text:style-name="T5"> requires at least two arguments: a data set (which you will provide with the </text:span><text:span text:style-name="Source_20_Text"><text:span text:style-name="T8">%&gt;%</text:span></text:span><text:span text:style-name="T5"> syntax), and a variable name to bin on. You can also pass </text:span><text:a xlink:type="simple" xlink:href="http://www.rdocumentation.org/packages/ggvis/functions/compute_bin" office:target-frame-name="_blank" xlink:show="new"><text:span text:style-name="Source_20_Text"><text:span text:style-name="T1">compute_bin()</text:span></text:span></text:a><text:span text:style-name="T5"> a binwidth argument, just as you pass </text:span><text:a xlink:type="simple" xlink:href="http://www.rdocumentation.org/packages/ggvis/functions/layer_histograms" office:target-frame-name="_blank" xlink:show="new"><text:span text:style-name="Source_20_Text"><text:span text:style-name="T1">layer_histograms()</text:span></text:span></text:a><text:span text:style-name="T5"> a binwidth argument.</text:span></text:p>
      <text:p text:style-name="P41"><text:a xlink:type="simple" xlink:href="http://www.rdocumentation.org/packages/ggvis/functions/compute_bin" office:target-frame-name="_blank" xlink:show="new"><text:span text:style-name="Source_20_Text"><text:span text:style-name="T1">compute_bin()</text:span></text:span></text:a><text:span text:style-name="T5"> returns a data frame that provides everything you need to build a histogram from scratch. Notice the similarity with previous cases: combining </text:span><text:a xlink:type="simple" xlink:href="http://www.rdocumentation.org/packages/ggvis/functions/compute_model_prediction" office:target-frame-name="_blank" xlink:show="new"><text:span text:style-name="Source_20_Text"><text:span text:style-name="T1">compute_smooth()</text:span></text:span></text:a><text:span text:style-name="T5"> and </text:span><text:a xlink:type="simple" xlink:href="http://www.rdocumentation.org/packages/ggvis/functions/marks" office:target-frame-name="_blank" xlink:show="new"><text:span text:style-name="Source_20_Text"><text:span text:style-name="T1">layer_points()</text:span></text:span></text:a><text:span text:style-name="T5"> had the exact same result as using </text:span><text:a xlink:type="simple" xlink:href="http://www.rdocumentation.org/packages/ggvis/functions/layer_model_predictions" office:target-frame-name="_blank" xlink:show="new"><text:span text:style-name="Source_20_Text"><text:span text:style-name="T1">layer_smooths()</text:span></text:span></text:a><text:span text:style-name="T5">directly! Can you spot the analogy?</text:span></text:p>
      <text:h text:style-name="P84" text:outline-level="4">Instructions</text:h>
      <text:list xml:id="list6461209972585595801" text:style-name="L11">
        <text:list-item>
          <text:p text:style-name="P50"><text:span text:style-name="T5">Use </text:span><text:a xlink:type="simple" xlink:href="http://www.rdocumentation.org/packages/ggvis/functions/compute_bin" office:target-frame-name="_blank" xlink:show="new"><text:span text:style-name="Source_20_Text"><text:span text:style-name="T1">compute_bin()</text:span></text:span></text:a><text:span text:style-name="T5"> to calculate the counts displayed in the graph on the right. What does your output look like?</text:span></text:p>
        </text:list-item>
        <text:list-item>
          <text:p text:style-name="P50"><text:span text:style-name="T5">Combine the output of the solution to the first instruction with </text:span><text:a xlink:type="simple" xlink:href="http://www.rdocumentation.org/packages/ggvis/functions/ggvis" office:target-frame-name="_blank" xlink:show="new"><text:span text:style-name="Source_20_Text"><text:span text:style-name="T1">ggvis()</text:span></text:span></text:a><text:span text:style-name="T5"> and </text:span><text:a xlink:type="simple" xlink:href="http://www.rdocumentation.org/packages/ggvis/functions/marks" office:target-frame-name="_blank" xlink:show="new"><text:span text:style-name="Source_20_Text"><text:span text:style-name="T1">layer_rects()</text:span></text:span></text:a><text:span text:style-name="T5"> to plot a histogram. </text:span><text:a xlink:type="simple" xlink:href="http://www.rdocumentation.org/packages/ggvis/functions/marks" office:target-frame-name="_blank" xlink:show="new"><text:span text:style-name="Source_20_Text"><text:span text:style-name="T1">layer_rects()</text:span></text:span></text:a><text:span text:style-name="T5"> plots simple rectangles. To use it, you need to pass </text:span><text:a xlink:type="simple" xlink:href="http://www.rdocumentation.org/packages/ggvis/functions/ggvis" office:target-frame-name="_blank" xlink:show="new"><text:span text:style-name="Source_20_Text"><text:span text:style-name="T1">ggvis()</text:span></text:span></text:a><text:span text:style-name="T5"> four properties: </text:span><text:span text:style-name="Source_20_Text"><text:span text:style-name="T8">x</text:span></text:span><text:span text:style-name="T5">, </text:span><text:span text:style-name="Source_20_Text"><text:span text:style-name="T8">x2</text:span></text:span><text:span text:style-name="T5">, </text:span><text:span text:style-name="Source_20_Text"><text:span text:style-name="T8">y</text:span></text:span><text:span text:style-name="T5">, and </text:span><text:span text:style-name="Source_20_Text"><text:span text:style-name="T8">y2</text:span></text:span><text:span text:style-name="T5">. These should correspond to the minimum and maximum </text:span><text:span text:style-name="Source_20_Text"><text:span text:style-name="T8">x</text:span></text:span><text:span text:style-name="T5"> values for each rectangle and the minimum and maximum </text:span><text:span text:style-name="Source_20_Text"><text:span text:style-name="T8">y</text:span></text:span><text:span text:style-name="T5"> values for each rectangle, respectively. Make sure to keep the binwidth (specified using </text:span><text:span text:style-name="Source_20_Text"><text:span text:style-name="T8">width</text:span></text:span><text:span text:style-name="T5">) equal to 5.</text:span></text:p>
        </text:list-item>
      </text:list>
      <text:p text:style-name="P7"/>
      <text:p text:style-name="P7"/>
      <text:p text:style-name="P7"/>
      <text:p text:style-name="P25"><text:soft-page-break/># Transform the code below: just compute the bins instead of plotting a histogram</text:p>
      <text:p text:style-name="P25">faithful %&gt;% compute_bin(~waiting,width=5)</text:p>
      <text:p text:style-name="P25"/>
      <text:p text:style-name="P25"># Combine the solution to the first challenge with layer_rects() to build a histogram</text:p>
      <text:p text:style-name="P25">faithful %&gt;% compute_bin(~waiting,width=5) %&gt;% </text:p>
      <text:p text:style-name="P25"><text:s text:c="16"/>ggvis(x=~xmin_,x2=~xmax_,y=0,y2=~count_) %&gt;%</text:p>
      <text:p text:style-name="P25"><text:s text:c="20"/>layer_rects()</text:p>
      <text:p text:style-name="P8"/>
      <text:p text:style-name="P8"/>
      <text:h text:style-name="P106" text:outline-level="3"><text:span text:style-name="T14">Density plots</text:span></text:h>
      <text:p text:style-name="P72">Density plots provide another way to display the distribution of a single variable. A density plot uses a line to display the density of a variable at each point in its range. You can think of a density plot as a continuous version of a histogram with a different y scale (although this is not exactly accurate).</text:p>
      <text:p text:style-name="P41"><text:a xlink:type="simple" xlink:href="http://www.rdocumentation.org/packages/ggvis/functions/compute_density" office:target-frame-name="_blank" xlink:show="new"><text:span text:style-name="Source_20_Text"><text:span text:style-name="T1">compute_density()</text:span></text:span></text:a><text:span text:style-name="T5"> takes two arguments, a data set and a variable name. It returns a data frame with two columns: </text:span><text:span text:style-name="Source_20_Text"><text:span text:style-name="T8">pred_</text:span></text:span><text:span text:style-name="T5">, the x values of the variable's density line, and </text:span><text:span text:style-name="Source_20_Text"><text:span text:style-name="T8">resp_</text:span></text:span><text:span text:style-name="T5">, the y values of the variable's density line.</text:span></text:p>
      <text:p text:style-name="P41"><text:span text:style-name="T5">You can use </text:span><text:a xlink:type="simple" xlink:href="http://www.rdocumentation.org/packages/ggvis/functions/layer_densities" office:target-frame-name="_blank" xlink:show="new"><text:span text:style-name="Source_20_Text"><text:span text:style-name="T1">layer_densities()</text:span></text:span></text:a><text:span text:style-name="T5"> to create density plots. Like </text:span><text:a xlink:type="simple" xlink:href="http://www.rdocumentation.org/packages/ggvis/functions/layer_histograms" office:target-frame-name="_blank" xlink:show="new"><text:span text:style-name="Source_20_Text"><text:span text:style-name="T1">layer_histograms()</text:span></text:span></text:a><text:span text:style-name="T5"> it calls the compute function that it needs in the background, so you do not need to worry about calling </text:span><text:a xlink:type="simple" xlink:href="http://www.rdocumentation.org/packages/ggvis/functions/compute_density" office:target-frame-name="_blank" xlink:show="new"><text:span text:style-name="Source_20_Text"><text:span text:style-name="T1">compute_density()</text:span></text:span></text:a><text:span text:style-name="T5">.</text:span></text:p>
      <text:h text:style-name="P84" text:outline-level="4">Instructions</text:h>
      <text:list xml:id="list6857057167447350969" text:style-name="L12">
        <text:list-item>
          <text:p text:style-name="P51"><text:span text:style-name="T5">Use </text:span><text:a xlink:type="simple" xlink:href="http://www.rdocumentation.org/packages/ggvis/functions/compute_density" office:target-frame-name="_blank" xlink:show="new"><text:span text:style-name="Source_20_Text"><text:span text:style-name="T1">compute_density()</text:span></text:span></text:a><text:span text:style-name="T5"> and </text:span><text:a xlink:type="simple" xlink:href="http://www.rdocumentation.org/packages/ggvis/functions/marks" office:target-frame-name="_blank" xlink:show="new"><text:span text:style-name="Source_20_Text"><text:span text:style-name="T1">layer_lines()</text:span></text:span></text:a><text:span text:style-name="T5"> to make a density plot of the </text:span><text:span text:style-name="Source_20_Text"><text:span text:style-name="T8">waiting</text:span></text:span><text:span text:style-name="T5"> variable in the </text:span><text:span text:style-name="Source_20_Text"><text:span text:style-name="T8">faithful</text:span></text:span><text:span text:style-name="T5"> data set.</text:span></text:p>
        </text:list-item>
        <text:list-item>
          <text:p text:style-name="P51"><text:span text:style-name="T5">Use </text:span><text:a xlink:type="simple" xlink:href="http://www.rdocumentation.org/packages/ggvis/functions/layer_densities" office:target-frame-name="_blank" xlink:show="new"><text:span text:style-name="Source_20_Text"><text:span text:style-name="T1">layer_densities()</text:span></text:span></text:a><text:span text:style-name="T5"> to create a density plot of the </text:span><text:span text:style-name="Source_20_Text"><text:span text:style-name="T8">waiting</text:span></text:span><text:span text:style-name="T5"> variable of the </text:span><text:span text:style-name="Source_20_Text"><text:span text:style-name="T8">faithful</text:span></text:span><text:span text:style-name="T5"> data set. Set the </text:span><text:span text:style-name="Source_20_Text"><text:span text:style-name="T8">fill</text:span></text:span><text:span text:style-name="T5"> of the density to green.</text:span></text:p>
        </text:list-item>
      </text:list>
      <text:p text:style-name="P8"/>
      <text:p text:style-name="P26"># Combine compute_density() with layer_lines() to make a density plot of the waiting variable.</text:p>
      <text:p text:style-name="P26">faithful %&gt;% compute_density(~waiting) %&gt;% ggvis(~pred_,~resp_) %&gt;% layer_lines()</text:p>
      <text:p text:style-name="P26"/>
      <text:p text:style-name="P26"># Build a density plot directly using layer_densities. Use the correct variables and properties.</text:p>
      <text:p text:style-name="P26">faithful %&gt;% ggvis(~waiting) %&gt;% layer_densities(fill:="green")</text:p>
      <text:p text:style-name="P9"/>
      <text:h text:style-name="P92" text:outline-level="3"><text:span text:style-name="T34">Shortcuts</text:span></text:h>
      <text:p text:style-name="P41"><text:span text:style-name="T5">You do not need to use a compute function to transform the variables in your data set. You can directly plot transformations of the variables. To do this, use the </text:span><text:span text:style-name="Source_20_Text"><text:span text:style-name="T8">~</text:span></text:span><text:span text:style-name="T5"> syntax to pass a transformed variable to </text:span><text:a xlink:type="simple" xlink:href="http://www.rdocumentation.org/packages/ggvis/" office:target-frame-name="_blank" xlink:show="new"><text:span text:style-name="Source_20_Text"><text:span text:style-name="T1">ggvis</text:span></text:span></text:a><text:span text:style-name="T5">. For example, the first line of code in the editor on the right will plot a version of </text:span><text:span text:style-name="Source_20_Text"><text:span text:style-name="T8">cyl</text:span></text:span><text:span text:style-name="T5"> that has been transformed into a factor (R's version of a categorical variable).</text:span></text:p>
      <text:h text:style-name="P85" text:outline-level="4"><text:span text:style-name="T12">Instructions</text:span></text:h>
      <text:list xml:id="list2162150916796282937" text:style-name="L13">
        <text:list-item>
          <text:p text:style-name="P52"><text:span text:style-name="T5">Complete the first line of code to plot a bar graph of the </text:span><text:span text:style-name="Source_20_Text"><text:span text:style-name="T8">cyl</text:span></text:span><text:span text:style-name="T5"> factor.</text:span></text:p>
        </text:list-item>
        <text:list-item>
          <text:p text:style-name="P52"><text:a xlink:type="simple" xlink:href="http://www.rdocumentation.org/packages/ggvis/functions/layer_bars" office:target-frame-name="_blank" xlink:show="new"><text:span text:style-name="Source_20_Text"><text:span text:style-name="T1">layer_bars()</text:span></text:span></text:a><text:span text:style-name="T5"> will automatically plot count values on the y axis when you do not provide a y variable. To do this, it uses </text:span><text:a xlink:type="simple" xlink:href="http://www.rdocumentation.org/packages/ggvis/functions/compute_count" office:target-frame-name="_blank" xlink:show="new"><text:span text:style-name="Source_20_Text"><text:span text:style-name="T1">compute_count()</text:span></text:span></text:a><text:span text:style-name="T5">. Use </text:span><text:a xlink:type="simple" xlink:href="http://www.rdocumentation.org/packages/ggvis/functions/compute_count" office:target-frame-name="_blank" xlink:show="new"><text:span text:style-name="Source_20_Text"><text:span text:style-name="T1">compute_count()</text:span></text:span></text:a><text:span text:style-name="T5"> to calculate the count values used in the graph that you coded to solve the first challenge. Do not plot anything for this part of the exercise.</text:span></text:p>
        </text:list-item>
      </text:list>
      <text:p text:style-name="P9"/>
      <text:p text:style-name="P27"># Complete the code to plot a bar graph of the cyl factor.</text:p>
      <text:p text:style-name="P27">mtcars %&gt;% ggvis(~factor(cyl)) %&gt;% layer_bars()</text:p>
      <text:p text:style-name="P27"/>
      <text:p text:style-name="P27"># Adapt the solution to the first challenge to just calculate the count values. No plotting!</text:p>
      <text:p text:style-name="P27">mtcars %&gt;% compute_count(~factor(cyl))</text:p>
      <text:p text:style-name="P10"/>
      <text:p text:style-name="P10"/>
      <text:h text:style-name="P120" text:outline-level="2"><text:span text:style-name="T26">Section 6 - ggvis and dplyr</text:span></text:h>
      <text:h text:style-name="P93" text:outline-level="3"><text:span text:style-name="T35">ggvis and group_by</text:span></text:h>
      <text:p text:style-name="P41"><text:span text:style-name="T5">The first line of code on the right uses the </text:span><text:a xlink:type="simple" xlink:href="http://www.rdocumentation.org/packages/ggvis/functions/group_by" office:target-frame-name="_blank" xlink:show="new"><text:span text:style-name="Source_20_Text"><text:span text:style-name="T1">group_by()</text:span></text:span></text:a><text:span text:style-name="T5">function from the </text:span><text:span text:style-name="Source_20_Text"><text:span text:style-name="T8">dplyr</text:span></text:span><text:span text:style-name="T5"> package to plot two grouped smooth lines. </text:span><text:a xlink:type="simple" xlink:href="http://www.rdocumentation.org/packages/ggvis/" office:target-frame-name="_blank" xlink:show="new"><text:span text:style-name="Source_20_Text"><text:span text:style-name="T1">ggvis</text:span></text:span></text:a><text:span text:style-name="T5"> plots a separate smooth line for each unique value of the </text:span><text:span text:style-name="Source_20_Text"><text:span text:style-name="T8">am</text:span></text:span><text:span text:style-name="T5"> variable (0 = automatic transmission; 1 = manual transmission). Since </text:span><text:a xlink:type="simple" xlink:href="http://www.rdocumentation.org/packages/ggvis/functions/group_by" office:target-frame-name="_blank" xlink:show="new"><text:span text:style-name="Source_20_Text"><text:span text:style-name="T1">group_by()</text:span></text:span></text:a><text:span text:style-name="T5"> does not come with the </text:span><text:a xlink:type="simple" xlink:href="http://www.rdocumentation.org/packages/ggvis/" office:target-frame-name="_blank" xlink:show="new"><text:span text:style-name="Source_20_Text"><text:span text:style-name="T1">ggvis</text:span></text:span></text:a><text:span text:style-name="T5"> package, it does not use the </text:span><text:span text:style-name="Source_20_Text"><text:span text:style-name="T8">~</text:span></text:span><text:span text:style-name="T5"> syntax (although this may change in the future). You should just pass </text:span><text:a xlink:type="simple" xlink:href="http://www.rdocumentation.org/packages/ggvis/functions/group_by" office:target-frame-name="_blank" xlink:show="new"><text:span text:style-name="Source_20_Text"><text:span text:style-name="T1">group_by()</text:span></text:span></text:a><text:span text:style-name="T5"> a variable name without quotes.</text:span></text:p>
      <text:p text:style-name="P41"><text:a xlink:type="simple" xlink:href="http://www.rdocumentation.org/packages/ggvis/functions/group_by" office:target-frame-name="_blank" xlink:show="new"><text:span text:style-name="Source_20_Text"><text:span text:style-name="T1">group_by()</text:span></text:span></text:a><text:span text:style-name="T5"> uses a grouping variable to organize a data set into several groups of observations. It places each observation into a group with other observations that have the same value of the grouping variable. In other words </text:span><text:a xlink:type="simple" xlink:href="http://www.rdocumentation.org/packages/ggvis/functions/group_by" office:target-frame-name="_blank" xlink:show="new"><text:span text:style-name="Source_20_Text"><text:span text:style-name="T1">group_by()</text:span></text:span></text:a><text:span text:style-name="T5"> will create a separate group for each unique value of the grouping variable. When </text:span><text:a xlink:type="simple" xlink:href="http://www.rdocumentation.org/packages/ggvis/" office:target-frame-name="_blank" xlink:show="new"><text:span text:style-name="Source_20_Text"><text:span text:style-name="T1">ggvis</text:span></text:span></text:a><text:span text:style-name="T5"> encounters grouped data, it will draw a separate mark for each group of observations. But which mark corresponds to which group?</text:span></text:p>
      <text:p text:style-name="P72">The challenges below will show you how to plot grouped data and how to make grouped graphs clearer by additionally mapping a property to the grouping variable.</text:p>
      <text:h text:style-name="P84" text:outline-level="4">Instructions</text:h>
      <text:list xml:id="list357542262923998519" text:style-name="L14">
        <text:list-item>
          <text:p text:style-name="P53"><text:span text:style-name="T5">Change the code to plot a unique smooth line for each value of the </text:span><text:span text:style-name="Source_20_Text"><text:span text:style-name="T8">cyl</text:span></text:span><text:span text:style-name="T5"> variable. Note that you will also need to change the stroke property from </text:span><text:span text:style-name="Source_20_Text"><text:span text:style-name="T8">am</text:span></text:span><text:span text:style-name="T5"> to </text:span><text:span text:style-name="Source_20_Text"><text:span text:style-name="T8">cyl</text:span></text:span><text:span text:style-name="T5">. Make sure to use categorical versions of the variables where needed.</text:span></text:p>
        </text:list-item>
        <text:list-item>
          <text:p text:style-name="P53"><text:span text:style-name="T5">Refactor the code of the second graph such that it contains a separate density for each value of </text:span><text:span text:style-name="Source_20_Text"><text:span text:style-name="T8">cyl</text:span></text:span><text:span text:style-name="T5">.</text:span></text:p>
        </text:list-item>
        <text:list-item>
          <text:p text:style-name="P53"><text:span text:style-name="T5">Copy and alter the solution to the second challenge to map the </text:span><text:span text:style-name="Source_20_Text"><text:span text:style-name="T8">fill</text:span></text:span><text:span text:style-name="T5"> property to a categorical version of </text:span><text:span text:style-name="Source_20_Text"><text:span text:style-name="T8">cyl</text:span></text:span><text:span text:style-name="T5">. This addition clarifies which density corresponds to which group of </text:span><text:soft-page-break/><text:span text:style-name="T5">observations.</text:span></text:p>
        </text:list-item>
      </text:list>
      <text:p text:style-name="P10"/>
      <text:p text:style-name="P27"># Both ggvis and dplyr are loaded into the workspace</text:p>
      <text:p text:style-name="P27"/>
      <text:p text:style-name="P27"># Change the code to plot a unique smooth line for each value of the cyl variable.</text:p>
      <text:p text:style-name="P27">mtcars %&gt;% group_by(cyl) %&gt;% ggvis(~mpg, ~wt, stroke = ~cyl) %&gt;% layer_smooths()</text:p>
      <text:p text:style-name="P27"/>
      <text:p text:style-name="P27"># Adapt the graph to contain a separate density for each value of cyl.</text:p>
      <text:p text:style-name="P27">mtcars %&gt;% group_by(cyl) %&gt;% ggvis(~mpg, stroke=~cyl) %&gt;% layer_densities()</text:p>
      <text:p text:style-name="P27"/>
      <text:p text:style-name="P27"># Copy and alter the solution to the second challenge to map the fill property to a categorical version of cyl.</text:p>
      <text:p text:style-name="P27">mtcars %&gt;% group_by(cyl) %&gt;% ggvis(~mpg, stroke=~cyl) %&gt;% layer_densities(fill=~factor(cyl))</text:p>
      <text:p text:style-name="P10"/>
      <text:h text:style-name="P93" text:outline-level="3"><text:span text:style-name="T35">group_by() versus interaction()</text:span></text:h>
      <text:p text:style-name="P41"><text:a xlink:type="simple" xlink:href="http://www.rdocumentation.org/packages/ggvis/functions/group_by" office:target-frame-name="_blank" xlink:show="new"><text:span text:style-name="Source_20_Text"><text:span text:style-name="T1">group_by()</text:span></text:span></text:a><text:span text:style-name="T5"> can also group data based on the interaction of two or more variables. To group based on the interaction of multiple variables, give </text:span><text:a xlink:type="simple" xlink:href="http://www.rdocumentation.org/packages/ggvis/functions/group_by" office:target-frame-name="_blank" xlink:show="new"><text:span text:style-name="Source_20_Text"><text:span text:style-name="T1">group_by()</text:span></text:span></text:a><text:span text:style-name="T5"> multiple variable names, like this:</text:span></text:p>
      <text:p text:style-name="P109"><text:span text:style-name="Source_20_Text"><text:span text:style-name="T20">&lt;data&gt; %&gt;% group_by(&lt;var1&gt;, &lt;var2&gt;, &lt;var3&gt;, ...)</text:span></text:span></text:p>
      <text:p text:style-name="P41"><text:span text:style-name="Source_20_Text"><text:span text:style-name="T8">group_by</text:span></text:span><text:span text:style-name="T5"> will create a separate group for each distinct combination of values within the grouping variables. </text:span><text:a xlink:type="simple" xlink:href="http://www.rdocumentation.org/packages/ggvis/functions/group_by" office:target-frame-name="_blank" xlink:show="new"><text:span text:style-name="Source_20_Text"><text:span text:style-name="T1">group_by()</text:span></text:span></text:a><text:span text:style-name="T5"> does not change the raw values of the data set. The grouping information is saved as an attribute (e.g., metadata). You can remove the grouping information from a data set with </text:span><text:a xlink:type="simple" xlink:href="http://www.rdocumentation.org/packages/dplyr/functions/groups" office:target-frame-name="_blank" xlink:show="new"><text:span text:style-name="Source_20_Text"><text:span text:style-name="T1">ungroup()</text:span></text:span></text:a><text:span text:style-name="T5">(e.g., </text:span><text:span text:style-name="Source_20_Text"><text:span text:style-name="T8">mtcars %&gt;% ungroup()</text:span></text:span><text:span text:style-name="T5">).</text:span></text:p>
      <text:p text:style-name="P41"><text:span text:style-name="T5">You can also map </text:span><text:span text:style-name="Emphasis"><text:span text:style-name="T7">properties</text:span></text:span><text:span text:style-name="T5"> to unique combinations of variables. To do this, use the </text:span><text:a xlink:type="simple" xlink:href="http://www.rdocumentation.org/packages/base/functions/interaction" office:target-frame-name="_blank" xlink:show="new"><text:span text:style-name="Source_20_Text"><text:span text:style-name="T1">interaction()</text:span></text:span></text:a><text:span text:style-name="T5">function. For example,</text:span></text:p>
      <text:p text:style-name="P109"><text:span text:style-name="Source_20_Text"><text:span text:style-name="T20">stroke = ~interaction(&lt;var1&gt;, &lt;var2&gt;, &lt;var3&gt;)</text:span></text:span></text:p>
      <text:p text:style-name="P41"><text:span text:style-name="T5">will map stroke to the unique combinations of </text:span><text:span text:style-name="Source_20_Text"><text:span text:style-name="T8">&lt;var1&gt;</text:span></text:span><text:span text:style-name="T5">, </text:span><text:span text:style-name="Source_20_Text"><text:span text:style-name="T8">&lt;var2&gt;</text:span></text:span><text:span text:style-name="T5">, and </text:span><text:span text:style-name="Source_20_Text"><text:span text:style-name="T8">&lt;var3&gt;</text:span></text:span><text:span text:style-name="T5">.</text:span></text:p>
      <text:h text:style-name="P84" text:outline-level="4">Instructions</text:h>
      <text:list xml:id="list5986454949315388717" text:style-name="L15">
        <text:list-item>
          <text:p text:style-name="P54"><text:span text:style-name="T5">Alter the first graph in the editor so that it displays a separate density for each unique combination of </text:span><text:span text:style-name="Source_20_Text"><text:span text:style-name="T8">cyl</text:span></text:span><text:span text:style-name="T5"> and </text:span><text:span text:style-name="Source_20_Text"><text:span text:style-name="T8">am</text:span></text:span><text:span text:style-name="T5">.</text:span></text:p>
        </text:list-item>
        <text:list-item>
          <text:p text:style-name="P54"><text:span text:style-name="T5">Update the second graph to map </text:span><text:span text:style-name="Source_20_Text"><text:span text:style-name="T8">fill</text:span></text:span><text:span text:style-name="T5"> to the unique combinations of the grouping variables.</text:span></text:p>
        </text:list-item>
      </text:list>
      <text:p text:style-name="P10"/>
      <text:p text:style-name="P10"/>
      <text:p text:style-name="P27"># Alter the graph below: separate density for each unique combination of 'cyl' and 'am'.</text:p>
      <text:p text:style-name="P27">mtcars %&gt;% group_by(cyl, am) %&gt;% ggvis(~mpg, fill = ~factor(cyl)) %&gt;% layer_densities()</text:p>
      <text:p text:style-name="P27"/>
      <text:p text:style-name="P27"># Update the graph below to map `fill` to the unique combinations of the grouping variables.</text:p>
      <text:p text:style-name="P27">mtcars %&gt;% group_by(cyl, am) %&gt;% ggvis(~mpg, fill = ~interaction(cyl, am)) %&gt;% layer_densities()</text:p>
      <text:p text:style-name="P35"/>
      <text:p text:style-name="P10"/>
      <text:p text:style-name="P10"/>
      <text:h text:style-name="P101" text:outline-level="3"><text:soft-page-break/><text:span text:style-name="T24">Chaining is a virtue</text:span></text:h>
      <text:p text:style-name="P72">You might have noticed that by now, the size of our of chain of operations is becoming considerable. Using the pipe becomes even more useful! Let's retake the solution to the previous exercise:</text:p>
      <text:p text:style-name="P109"><text:span text:style-name="Source_20_Text"><text:span text:style-name="T20">mtcars %&gt;% </text:span></text:span></text:p>
      <text:p text:style-name="P110"><text:span text:style-name="Source_20_Text"><text:span text:style-name="T21"><text:s text:c="4"/></text:span></text:span><text:span text:style-name="Source_20_Text"><text:span text:style-name="T20">group_by(cyl, am) %&gt;% </text:span></text:span></text:p>
      <text:p text:style-name="P110"><text:span text:style-name="Source_20_Text"><text:span text:style-name="T21"><text:s text:c="4"/></text:span></text:span><text:span text:style-name="Source_20_Text"><text:span text:style-name="T20">ggvis(~mpg, fill = ~interaction(cyl, am)) %&gt;% </text:span></text:span></text:p>
      <text:p text:style-name="P110"><text:span text:style-name="Source_20_Text"><text:span text:style-name="T21"><text:s text:c="4"/></text:span></text:span><text:span text:style-name="Source_20_Text"><text:span text:style-name="T20">layer_densities()</text:span></text:span></text:p>
      <text:p text:style-name="P72">This call is exactly equivalent to the following piece of code that is very hard to read:</text:p>
      <text:p text:style-name="P109"><text:span text:style-name="Source_20_Text"><text:span text:style-name="T20">layer_densities(ggvis(group_by(mtcars, cyl, am), ~mpg, fill = ~interaction(cyl, am)))</text:span></text:span></text:p>
      <text:p text:style-name="P74"><text:span text:style-name="T5">The pipe efficiently solves the so-called </text:span><text:span text:style-name="Emphasis"><text:span text:style-name="T7">Dagwood sandwich problem</text:span></text:span><text:span text:style-name="T5"> that drives your functions and arguments further and further apart when building richer plots.</text:span></text:p>
      <text:p text:style-name="P72">However, you should always remember that the pipe is just a way to restructure your command rather than an actual operation. Which of the following statements is correct concerning the following line of code:</text:p>
      <text:p text:style-name="P109"><text:span text:style-name="Source_20_Text"><text:span text:style-name="T20">mtcars %&gt;% </text:span></text:span></text:p>
      <text:p text:style-name="P110"><text:span text:style-name="Source_20_Text"><text:span text:style-name="T21"><text:s text:c="2"/></text:span></text:span><text:span text:style-name="Source_20_Text"><text:span text:style-name="T20">group_by(am) %&gt;% </text:span></text:span></text:p>
      <text:p text:style-name="P110"><text:span text:style-name="Source_20_Text"><text:span text:style-name="T21"><text:s text:c="2"/></text:span></text:span><text:span text:style-name="Source_20_Text"><text:span text:style-name="T20">ggvis(~mpg, ~hp) %&gt;% </text:span></text:span></text:p>
      <text:p text:style-name="P110"><text:span text:style-name="Source_20_Text"><text:span text:style-name="T21"><text:s text:c="2"/></text:span></text:span><text:span text:style-name="Source_20_Text"><text:span text:style-name="T20">layer_smooths(stroke = ~factor(am)) %&gt;% </text:span></text:span></text:p>
      <text:p text:style-name="P110"><text:span text:style-name="Source_20_Text"><text:span text:style-name="T21"><text:s text:c="2"/></text:span></text:span><text:span text:style-name="Source_20_Text"><text:span text:style-name="T20">layer_points(fill = ~factor(am))</text:span></text:span></text:p>
      <text:list xml:id="list3765369902377970125" text:style-name="L16">
        <text:list-item>
          <text:p text:style-name="P55"><text:span text:style-name="T5">A) The first argument specified in the </text:span><text:a xlink:type="simple" xlink:href="http://www.rdocumentation.org/packages/ggvis/functions/ggvis" office:target-frame-name="_blank" xlink:show="new"><text:span text:style-name="Source_20_Text"><text:span text:style-name="T1">ggvis()</text:span></text:span></text:a><text:span text:style-name="T5"> function is </text:span><text:span text:style-name="Source_20_Text"><text:span text:style-name="T8">~mpg</text:span></text:span><text:span text:style-name="T5">.</text:span></text:p>
        </text:list-item>
        <text:list-item>
          <text:p text:style-name="P55"><text:span text:style-name="T5">B) </text:span><text:span text:style-name="Source_20_Text"><text:span text:style-name="T8">layer_smooths(...)</text:span></text:span><text:span text:style-name="T5"> and </text:span><text:span text:style-name="Source_20_Text"><text:span text:style-name="T8">layer_points(...)</text:span></text:span><text:span text:style-name="T5"> can be safely interchanged.</text:span></text:p>
        </text:list-item>
        <text:list-item>
          <text:p text:style-name="P55"><text:span text:style-name="T5">C) </text:span><text:a xlink:type="simple" xlink:href="http://www.rdocumentation.org/packages/ggvis/" office:target-frame-name="_blank" xlink:show="new"><text:span text:style-name="Source_20_Text"><text:span text:style-name="T1">ggvis</text:span></text:span></text:a><text:span text:style-name="T5"> plots </text:span><text:span text:style-name="Source_20_Text"><text:span text:style-name="T8">hp</text:span></text:span><text:span text:style-name="T5"> (gross horse power) and </text:span><text:span text:style-name="Source_20_Text"><text:span text:style-name="T8">mpg</text:span></text:span><text:span text:style-name="T5"> (miles per gallon) on the x and y axis, respectively.</text:span></text:p>
        </text:list-item>
        <text:list-item>
          <text:p text:style-name="P55"><text:span text:style-name="T5">D) </text:span><text:span text:style-name="Source_20_Text"><text:span text:style-name="T8">group_by(mtcars,am)</text:span></text:span><text:span text:style-name="T5"> is the first argument of the </text:span><text:a xlink:type="simple" xlink:href="http://www.rdocumentation.org/packages/ggvis/functions/ggvis" office:target-frame-name="_blank" xlink:show="new"><text:span text:style-name="Source_20_Text"><text:span text:style-name="T1">ggvis()</text:span></text:span></text:a><text:span text:style-name="T5"> function.</text:span></text:p>
        </text:list-item>
      </text:list>
      <text:p text:style-name="P10"/>
      <text:p text:style-name="P33">Ans: B and D are ccorrect</text:p>
      <text:p text:style-name="P11"/>
      <text:p text:style-name="P11"/>
      <text:p text:style-name="P11"/>
      <text:h text:style-name="P114" text:outline-level="2">Section 7 - Interactive plots</text:h>
      <text:h text:style-name="P94" text:outline-level="3"><text:span text:style-name="T36">The basics of interactive plots</text:span></text:h>
      <text:p text:style-name="P72">The first lines of code on the right make a basic interactive plot. The plot includes a select box that you can use to change the shape of the points in the plot. If you ran this code inside the RStudio IDE, you'd get an interactive plot, with visualizations that change on the fly. For the moment, the DataCamp editor only supports static plots, with the interactions removed. The dynamic versions of this code - as they would appear in RStudio - can be found on DataCamp's Shiny Server.</text:p>
      <text:p text:style-name="P41"><text:span text:style-name="T5">You can make your plots interactive by setting a property to the output of an input </text:span><text:soft-page-break/><text:span text:style-name="T5">widget. </text:span><text:a xlink:type="simple" xlink:href="http://www.rdocumentation.org/packages/ggvis/" office:target-frame-name="_blank" xlink:show="new"><text:span text:style-name="Source_20_Text"><text:span text:style-name="T1">ggvis</text:span></text:span></text:a><text:span text:style-name="T5">comes with seven input widgets: </text:span><text:a xlink:type="simple" xlink:href="http://www.rdocumentation.org/packages/ggvis/functions/input_checkbox" office:target-frame-name="_blank" xlink:show="new"><text:span text:style-name="Source_20_Text"><text:span text:style-name="T1">input_checkbox()</text:span></text:span></text:a><text:span text:style-name="T5">, </text:span><text:a xlink:type="simple" xlink:href="http://www.rdocumentation.org/packages/ggvis/functions/input_select" office:target-frame-name="_blank" xlink:show="new"><text:span text:style-name="Source_20_Text"><text:span text:style-name="T1">input_checkboxgroup()</text:span></text:span></text:a><text:span text:style-name="T5">, </text:span><text:a xlink:type="simple" xlink:href="http://www.rdocumentation.org/packages/ggvis/functions/input_text" office:target-frame-name="_blank" xlink:show="new"><text:span text:style-name="Source_20_Text"><text:span text:style-name="T1">input_numeric()</text:span></text:span></text:a><text:span text:style-name="T5">, </text:span><text:a xlink:type="simple" xlink:href="http://www.rdocumentation.org/packages/ggvis/functions/input_select" office:target-frame-name="_blank" xlink:show="new"><text:span text:style-name="Source_20_Text"><text:span text:style-name="T1">input_radiobuttons()</text:span></text:span></text:a><text:span text:style-name="T5">, </text:span><text:a xlink:type="simple" xlink:href="http://www.rdocumentation.org/packages/ggvis/functions/input_select" office:target-frame-name="_blank" xlink:show="new"><text:span text:style-name="Source_20_Text"><text:span text:style-name="T1">input_select()</text:span></text:span></text:a><text:span text:style-name="T5">, </text:span><text:a xlink:type="simple" xlink:href="http://www.rdocumentation.org/packages/ggvis/functions/input_slider" office:target-frame-name="_blank" xlink:show="new"><text:span text:style-name="Source_20_Text"><text:span text:style-name="T1">input_slider()</text:span></text:span></text:a><text:span text:style-name="T5">, and </text:span><text:a xlink:type="simple" xlink:href="http://www.rdocumentation.org/packages/ggvis/functions/input_text" office:target-frame-name="_blank" xlink:show="new"><text:span text:style-name="Source_20_Text"><text:span text:style-name="T1">input_text()</text:span></text:span></text:a><text:span text:style-name="T5">. By default, each returns their current value as a number or character string.</text:span></text:p>
      <text:h text:style-name="P84" text:outline-level="4">Instructions</text:h>
      <text:list xml:id="list5138238415375038437" text:style-name="L17">
        <text:list-item>
          <text:p text:style-name="P67"><text:span text:style-name="T5">Inspect the output of the first code chunk on the right. Visit the </text:span><text:a xlink:type="simple" xlink:href="http://shiny.datacamp.com/ggvis-apps/app1" office:target-frame-name="_blank" xlink:show="new"><text:span text:style-name="T3">shiny app hosted at shiny.datacamp.com</text:span></text:a><text:span text:style-name="T5"> to see and experiment with the interactive plot by changing the point shape.</text:span></text:p>
        </text:list-item>
        <text:list-item>
          <text:p text:style-name="P56"><text:span text:style-name="T5">The first chunk of code sets </text:span><text:span text:style-name="Source_20_Text"><text:span text:style-name="T8">shape</text:span></text:span><text:span text:style-name="T5"> to a select box created with </text:span><text:a xlink:type="simple" xlink:href="http://www.rdocumentation.org/packages/ggvis/functions/input_select" office:target-frame-name="_blank" xlink:show="new"><text:span text:style-name="Source_20_Text"><text:span text:style-name="T1">input_select()</text:span></text:span></text:a><text:span text:style-name="T5">. Copy this code and add a </text:span><text:span text:style-name="Source_20_Text"><text:span text:style-name="T8">fill</text:span></text:span><text:span text:style-name="T5"> property; set it equal to a select box that has the label </text:span><text:span text:style-name="Source_20_Text"><text:span text:style-name="T8">"Choose color:"</text:span></text:span><text:span text:style-name="T5"> and provides the choices black, red, blue, and green. The resulting interactive plot should look like </text:span><text:a xlink:type="simple" xlink:href="http://shiny.datacamp.com/ggvis-apps/app2_nc/" office:target-frame-name="_blank" xlink:show="new"><text:span text:style-name="T3">this</text:span></text:a><text:span text:style-name="T5">.</text:span></text:p>
        </text:list-item>
        <text:list-item>
          <text:p text:style-name="P56"><text:span text:style-name="T5">Add a group of radiobuttons to the last code chunk that controls the </text:span><text:span text:style-name="Source_20_Text"><text:span text:style-name="T8">fill</text:span></text:span><text:span text:style-name="T5"> of the plot. Give the group the label </text:span><text:span text:style-name="Source_20_Text"><text:span text:style-name="T8">"Choose color:"</text:span></text:span><text:span text:style-name="T5">, and provide the choices black, red, blue, and green. You want to end up with </text:span><text:a xlink:type="simple" xlink:href="http://shiny.datacamp.com/ggvis-apps/app3_nc/" office:target-frame-name="_blank" xlink:show="new"><text:span text:style-name="T3">this plot</text:span></text:a><text:span text:style-name="T5">.</text:span></text:p>
        </text:list-item>
      </text:list>
      <text:p text:style-name="P11"/>
      <text:p text:style-name="P36"><text:span text:style-name="T41"># Run this code and inspect the output. Follow the link in the instructions for the interactive version</text:span></text:p>
      <text:p text:style-name="P28">faithful %&gt;% </text:p>
      <text:p text:style-name="P28"><text:s text:c="2"/>ggvis(~waiting, ~eruptions, fillOpacity := 0.5, </text:p>
      <text:p text:style-name="P28"><text:s text:c="8"/>shape := input_select(label = "Choose shape:", </text:p>
      <text:p text:style-name="P28"><text:s text:c="30"/>choices = c("circle", "square", "cross", "diamond", </text:p>
      <text:p text:style-name="P28"><text:s text:c="42"/>"triangle-up", "triangle-down"))) %&gt;% </text:p>
      <text:p text:style-name="P28"><text:s text:c="2"/>layer_points()</text:p>
      <text:p text:style-name="P28"/>
      <text:p text:style-name="P28"># Copy the first code chunk and alter the code to make the fill property interactive using a select box</text:p>
      <text:p text:style-name="P28">faithful %&gt;% </text:p>
      <text:p text:style-name="P28"><text:s text:c="2"/>ggvis(~waiting, ~eruptions, fillOpacity := 0.5,</text:p>
      <text:p text:style-name="P28"><text:s text:c="8"/>fill:=input_select(label="Choose color:",</text:p>
      <text:p text:style-name="P28"><text:s text:c="28"/>choices=c("black","red","blue","green")),</text:p>
      <text:p text:style-name="P28"><text:s text:c="8"/>shape := input_select(label = "Choose shape:", </text:p>
      <text:p text:style-name="P28"><text:s text:c="30"/>choices = c("circle", "square", "cross", "diamond", </text:p>
      <text:p text:style-name="P28"><text:s text:c="42"/>"triangle-up", "triangle-down"))) %&gt;% </text:p>
      <text:p text:style-name="P28"><text:s text:c="4"/>layer_points()</text:p>
      <text:p text:style-name="P28"/>
      <text:p text:style-name="P28"># Add radio buttons to control the fill of the plot</text:p>
      <text:p text:style-name="P28">mtcars %&gt;% </text:p>
      <text:p text:style-name="P28"><text:s text:c="2"/>ggvis(~mpg, ~wt,fill:=input_radiobuttons(choices=c("black","red","blue","green"),label="Choose color:")) %&gt;% </text:p>
      <text:p text:style-name="P28"><text:s text:c="2"/>layer_points()</text:p>
      <text:p text:style-name="P12"/>
      <text:p text:style-name="P12"/>
      <text:h text:style-name="P108" text:outline-level="3"><text:span text:style-name="T19">Input widgets in more detail</text:span></text:h>
      <text:p text:style-name="P41"><text:span text:style-name="T5">Some input widgets provide choices for the user to select from. Others allow the user to provide their own input. For example, </text:span><text:a xlink:type="simple" xlink:href="http://www.rdocumentation.org/packages/ggvis/functions/input_text" office:target-frame-name="_blank" xlink:show="new"><text:span text:style-name="Source_20_Text"><text:span text:style-name="T1">input_text()</text:span></text:span></text:a><text:span text:style-name="T5"> provides a text field for users to type input into. Instead of assigning </text:span><text:a xlink:type="simple" xlink:href="http://www.rdocumentation.org/packages/ggvis/functions/input_text" office:target-frame-name="_blank" xlink:show="new"><text:span text:style-name="Source_20_Text"><text:span text:style-name="T1">input_text()</text:span></text:span></text:a><text:span text:style-name="T5"> a </text:span><text:span text:style-name="Source_20_Text"><text:span text:style-name="T8">choices</text:span></text:span><text:span text:style-name="T5"> argument, you assign it a </text:span><text:span text:style-name="Source_20_Text"><text:span text:style-name="T8">value</text:span></text:span><text:span text:style-name="T5"> argument: a character string to display when the plot first loads.</text:span></text:p>
      <text:p text:style-name="P41"><text:span text:style-name="T5">By default, input widgets return their values as character strings and numbers. To have a widget return its value as a variable name, you need to add the extra argument </text:span><text:span text:style-name="Source_20_Text"><text:span text:style-name="T8">map = as.name</text:span></text:span><text:span text:style-name="T5">.</text:span></text:p>
      <text:p text:style-name="P41"><text:span text:style-name="T5">For example, the text widget in the first challenge will pass the character string </text:span><text:span text:style-name="Source_20_Text"><text:span text:style-name="T8">"black"</text:span></text:span><text:span text:style-name="T5"> to the </text:span><text:span text:style-name="Source_20_Text"><text:span text:style-name="T8">fill</text:span></text:span><text:span text:style-name="T5">argument, which is useful for </text:span><text:span text:style-name="Emphasis"><text:span text:style-name="T7">setting</text:span></text:span><text:span text:style-name="T5">. If we add </text:span><text:span text:style-name="Source_20_Text"><text:span text:style-name="T8">map = as.name</text:span></text:span><text:span text:style-name="T5"> to the arguments of </text:span><text:a xlink:type="simple" xlink:href="http://www.rdocumentation.org/packages/ggvis/functions/input_text" office:target-frame-name="_blank" xlink:show="new"><text:span text:style-name="Source_20_Text"><text:span text:style-name="T1">input_text()</text:span></text:span></text:a><text:span text:style-name="T5">, the widget would return </text:span><text:span text:style-name="Source_20_Text"><text:span text:style-name="T8">~black</text:span></text:span><text:span text:style-name="T5"> which is useful for</text:span><text:span text:style-name="Emphasis"><text:span text:style-name="T7">mapping</text:span></text:span><text:span text:style-name="T5"> (or would be if black were a real variable in </text:span><text:span text:style-name="Source_20_Text"><text:span text:style-name="T8">mtcars</text:span></text:span><text:span text:style-name="T5">):</text:span></text:p>
      <text:h text:style-name="P84" text:outline-level="4">Instructions</text:h>
      <text:list xml:id="list1421097803494334465" text:style-name="L18">
        <text:list-item>
          <text:p text:style-name="P57"><text:span text:style-name="T5">Change the radiobuttons widget in the first command on the right to a text widget that displays the initial value </text:span><text:span text:style-name="Source_20_Text"><text:span text:style-name="T8">"black"</text:span></text:span><text:span text:style-name="T5">. The wanted resulting plot can be found </text:span><text:a xlink:type="simple" xlink:href="http://shiny.datacamp.com/ggvis-apps/app4_nc/" office:target-frame-name="_blank" xlink:show="new"><text:span text:style-name="T3">here</text:span></text:a><text:span text:style-name="T5">.</text:span></text:p>
        </text:list-item>
        <text:list-item>
          <text:p text:style-name="P57"><text:span text:style-name="T5">In the second graph on the right, </text:span><text:span text:style-name="Emphasis"><text:span text:style-name="T7">map</text:span></text:span><text:span text:style-name="T5"> fill to a select box that returns variable names. The select box should use the label </text:span><text:span text:style-name="Source_20_Text"><text:span text:style-name="T8">"Choose fill variable:"</text:span></text:span><text:span text:style-name="T5"> and should offer the choices created by </text:span><text:span text:style-name="Source_20_Text"><text:span text:style-name="T8">names(mtcars)</text:span></text:span><text:span text:style-name="T5">, as shown</text:span><text:a xlink:type="simple" xlink:href="http://shiny.datacamp.com/ggvis-apps/app5_nc/" office:target-frame-name="_blank" xlink:show="new"><text:span text:style-name="T3">here</text:span></text:a><text:span text:style-name="T5">. Use the </text:span><text:span text:style-name="Source_20_Text"><text:span text:style-name="T8">map</text:span></text:span><text:span text:style-name="T5"> argument inside </text:span><text:a xlink:type="simple" xlink:href="http://www.rdocumentation.org/packages/ggvis/functions/input_select" office:target-frame-name="_blank" xlink:show="new"><text:span text:style-name="Source_20_Text"><text:span text:style-name="T1">input_select()</text:span></text:span></text:a><text:span text:style-name="T5"> to </text:span><text:span text:style-name="Emphasis"><text:span text:style-name="T7">map</text:span></text:span><text:span text:style-name="T5"> the selection instead of </text:span><text:span text:style-name="Emphasis"><text:span text:style-name="T7">setting</text:span></text:span><text:span text:style-name="T5"> it.</text:span></text:p>
        </text:list-item>
      </text:list>
      <text:p text:style-name="P12"/>
      <text:p text:style-name="P18"/>
      <text:p text:style-name="P28"># Change the radiobuttons widget to a text widget </text:p>
      <text:p text:style-name="P28">mtcars %&gt;% </text:p>
      <text:p text:style-name="P28"><text:s text:c="2"/>ggvis(~mpg, ~wt, </text:p>
      <text:p text:style-name="P28"><text:s text:c="8"/>fill := input_text("black",label = "Choose color:", </text:p>
      <text:p text:style-name="P28"><text:s text:c="35"/>)) %&gt;% </text:p>
      <text:p text:style-name="P28"><text:s text:c="2"/>layer_points()</text:p>
      <text:p text:style-name="P28"/>
      <text:p text:style-name="P28"># Map the fill property to a select box that returns variable names</text:p>
      <text:p text:style-name="P28">mtcars %&gt;% </text:p>
      <text:p text:style-name="P28"><text:s text:c="2"/>ggvis(~mpg, ~wt, fill=input_select(choices=names(mtcars),label="Choose fill variable:",map=as.name)) %&gt;% </text:p>
      <text:p text:style-name="P28"><text:s text:c="2"/>layer_points()</text:p>
      <text:p text:style-name="P12"/>
      <text:p text:style-name="P12"/>
      <text:h text:style-name="P95" text:outline-level="3"><text:span text:style-name="T37">Control parameters and values</text:span></text:h>
      <text:p text:style-name="P41"><text:span text:style-name="T5">The previous exercises all manipulated properties of the </text:span><text:a xlink:type="simple" xlink:href="http://www.rdocumentation.org/packages/ggvis/" office:target-frame-name="_blank" xlink:show="new"><text:span text:style-name="Source_20_Text"><text:span text:style-name="T1">ggvis</text:span></text:span></text:a><text:span text:style-name="T5"> plots, such as the </text:span><text:span text:style-name="Source_20_Text"><text:span text:style-name="T8">shape</text:span></text:span><text:span text:style-name="T5"> and </text:span><text:span text:style-name="Source_20_Text"><text:span text:style-name="T8">fill</text:span></text:span><text:span text:style-name="T5"> of points in scatterplots. As you will recall from earlier exercises, </text:span><text:a xlink:type="simple" xlink:href="http://www.rdocumentation.org/packages/ggvis/" office:target-frame-name="_blank" xlink:show="new"><text:span text:style-name="Source_20_Text"><text:span text:style-name="T1">ggvis</text:span></text:span></text:a><text:span text:style-name="T5"> often needs additional parameters to build the correct graphs. You can also use widgets to control these parameters. Typically, you want to use the </text:span><text:a xlink:type="simple" xlink:href="http://www.rdocumentation.org/packages/ggvis/functions/input_text" office:target-frame-name="_blank" xlink:show="new"><text:span text:style-name="Source_20_Text"><text:span text:style-name="T1">input_numeric()</text:span></text:span></text:a><text:span text:style-name="T5"> and </text:span><text:a xlink:type="simple" xlink:href="http://www.rdocumentation.org/packages/ggvis/functions/input_slider" office:target-frame-name="_blank" xlink:show="new"><text:span text:style-name="Source_20_Text"><text:span text:style-name="T1">input_slider()</text:span></text:span></text:a><text:span text:style-name="T5"> widgets to set numerical parameters.</text:span></text:p>
      <text:h text:style-name="P84" text:outline-level="4"><text:soft-page-break/>Instructions</text:h>
      <text:list xml:id="list8585759864952729" text:style-name="L19">
        <text:list-item>
          <text:p text:style-name="P58"><text:span text:style-name="T5">Change the first graph coded on the right to map the binwidth to a numeric field that uses the label </text:span><text:span text:style-name="Source_20_Text"><text:span text:style-name="T8">"Choose a binwidth:"</text:span></text:span><text:span text:style-name="T5"> and has a starting value of 1. The resulting plot should look like </text:span><text:a xlink:type="simple" xlink:href="http://shiny.datacamp.com/ggvis-apps/app6_nc/" office:target-frame-name="_blank" xlink:show="new"><text:span text:style-name="T3">this</text:span></text:a><text:span text:style-name="T5">.</text:span></text:p>
        </text:list-item>
        <text:list-item>
          <text:p text:style-name="P58"><text:span text:style-name="T5">Change the second graph to map binwidth to a slider bar that uses the label </text:span><text:span text:style-name="Source_20_Text"><text:span text:style-name="T8">"Choose a binwidth:"</text:span></text:span><text:span text:style-name="T5"> and has a </text:span><text:span text:style-name="Source_20_Text"><text:span text:style-name="T8">min</text:span></text:span><text:span text:style-name="T5"> value of 1 and a </text:span><text:span text:style-name="Source_20_Text"><text:span text:style-name="T8">max</text:span></text:span><text:span text:style-name="T5"> value of 20. </text:span><text:span text:style-name="Source_20_Text"><text:span text:style-name="T8">input_slider</text:span></text:span><text:span text:style-name="T5"> will place the initial value at </text:span><text:span text:style-name="Source_20_Text"><text:span text:style-name="T8">(min + max) / 2</text:span></text:span><text:span text:style-name="T5">. The plot you want to create can be found </text:span><text:a xlink:type="simple" xlink:href="http://shiny.datacamp.com/ggvis-apps/app7_nc/" office:target-frame-name="_blank" xlink:show="new"><text:span text:style-name="T3">here</text:span></text:a><text:span text:style-name="T5">.</text:span></text:p>
        </text:list-item>
      </text:list>
      <text:p text:style-name="P12"/>
      <text:p text:style-name="P12"/>
      <text:p text:style-name="P29"># Map the bindwidth to a numeric field ("Choose a binwidth:")</text:p>
      <text:p text:style-name="P29">mtcars %&gt;% </text:p>
      <text:p text:style-name="P29"><text:s text:c="2"/>ggvis(~mpg) %&gt;% </text:p>
      <text:p text:style-name="P29"><text:s text:c="2"/>layer_histograms(width = input_numeric(label="Choose a binwidth:",value=1))</text:p>
      <text:p text:style-name="P29"/>
      <text:p text:style-name="P29"># Map the binwidth to a slider bar ("Choose a binwidth:") with the correct specifications</text:p>
      <text:p text:style-name="P29">mtcars %&gt;% </text:p>
      <text:p text:style-name="P29"><text:s text:c="2"/>ggvis(~mpg) %&gt;% </text:p>
      <text:p text:style-name="P29"><text:s text:c="2"/>layer_histograms(width = input_slider(label="Choose a binwidth:",min=1, max=20))</text:p>
      <text:p text:style-name="P29"/>
      <text:p text:style-name="P13"/>
      <text:p text:style-name="P13"/>
      <text:h text:style-name="P115" text:outline-level="2">Section 8 - Multi-layered plots</text:h>
      <text:h text:style-name="P96" text:outline-level="3"><text:span text:style-name="T38">Multi-layered plots and their properties</text:span></text:h>
      <text:p text:style-name="P41"><text:span text:style-name="T5">You can create multi-layered plots by adding additional layers to a graph with the </text:span><text:span text:style-name="Source_20_Text"><text:span text:style-name="T8">%&gt;%</text:span></text:span><text:span text:style-name="T5"> syntax.</text:span></text:p>
      <text:p text:style-name="P41"><text:span text:style-name="T5">If you set or map a property inside </text:span><text:a xlink:type="simple" xlink:href="http://www.rdocumentation.org/packages/ggvis/functions/ggvis" office:target-frame-name="_blank" xlink:show="new"><text:span text:style-name="Source_20_Text"><text:span text:style-name="T1">ggvis()</text:span></text:span></text:a><text:span text:style-name="T5"> it will be applied </text:span><text:span text:style-name="Emphasis"><text:span text:style-name="T7">globally</text:span></text:span><text:span text:style-name="T5"> , every layer in the graph will use the property. If you set or map a property inside a </text:span><text:a xlink:type="simple" xlink:href="http://www.rdocumentation.org/packages/ggvis/functions/marks" office:target-frame-name="_blank" xlink:show="new"><text:span text:style-name="Source_20_Text"><text:span text:style-name="T1">layer_&lt;marks&gt;()</text:span></text:span></text:a><text:span text:style-name="T5"> function it will be applied </text:span><text:span text:style-name="Emphasis"><text:span text:style-name="T7">locally</text:span></text:span><text:span text:style-name="T5">: only the layer created by the function will use the property. Where applicable, local properties will override global properties.</text:span></text:p>
      <text:h text:style-name="P84" text:outline-level="4">Instructions</text:h>
      <text:list xml:id="list5785864723746727538" text:style-name="L20">
        <text:list-item>
          <text:p text:style-name="P80">Add a layer of points to the first graph on the right.</text:p>
        </text:list-item>
        <text:list-item>
          <text:p text:style-name="P80">Starting from the solution to the first instruction, build a second graph in which only the lines layer uses a skyblue stroke.</text:p>
        </text:list-item>
        <text:list-item>
          <text:p text:style-name="P59"><text:span text:style-name="T5">Global properties can cause trouble when you use multiple layers. For example, the code for the third graph on the right causes an error since it applies the </text:span><text:span text:style-name="Source_20_Text"><text:span text:style-name="T8">shape</text:span></text:span><text:span text:style-name="T5"> property to </text:span><text:span text:style-name="Source_20_Text"><text:span text:style-name="T8">layer_lines</text:span></text:span><text:span text:style-name="T5">, which does not use the </text:span><text:span text:style-name="Source_20_Text"><text:span text:style-name="T8">shape</text:span></text:span><text:span text:style-name="T5">property. Rewrite the code so that only the points layer uses the </text:span><text:span text:style-name="Source_20_Text"><text:span text:style-name="T8">shape</text:span></text:span><text:span text:style-name="T5"> property.</text:span></text:p>
        </text:list-item>
        <text:list-item>
          <text:p text:style-name="P69">If you like, you can define every property at the local level, including the x and y mappings. However, your code would not be very concise. As an example, consider the last graph that is coded on the right. Rewrite it to use global properties where possible. Make the code as concise as possible, but make sure that it still plots the same graph.</text:p>
        </text:list-item>
      </text:list>
      <text:p text:style-name="P37"><text:soft-page-break/><text:span text:style-name="T41"># Add a layer of points to the graph below.</text:span></text:p>
      <text:p text:style-name="P29">pressure %&gt;% </text:p>
      <text:p text:style-name="P29"><text:s text:c="2"/>ggvis(~temperature, ~pressure, stroke := "skyblue") %&gt;% </text:p>
      <text:p text:style-name="P29"><text:s text:c="2"/>layer_lines() %&gt;%</text:p>
      <text:p text:style-name="P29"><text:s text:c="2"/>layer_points()</text:p>
      <text:p text:style-name="P29"/>
      <text:p text:style-name="P29"># Copy and adapt the solution to the first instruction below so that only the lines layer uses a skyblue stroke.</text:p>
      <text:p text:style-name="P29">pressure %&gt;%</text:p>
      <text:p text:style-name="P29"><text:s text:c="4"/>ggvis(~temperature, ~pressure) %&gt;%</text:p>
      <text:p text:style-name="P29"><text:s text:c="4"/>layer_lines(stroke:="skyblue") %&gt;%</text:p>
      <text:p text:style-name="P29"><text:s text:c="4"/>layer_points()</text:p>
      <text:p text:style-name="P29"/>
      <text:p text:style-name="P29"># Rewrite the code below so that only the points layer uses the shape property.</text:p>
      <text:p text:style-name="P29">pressure %&gt;% </text:p>
      <text:p text:style-name="P29"><text:s text:c="2"/>ggvis(~temperature, ~pressure) %&gt;% </text:p>
      <text:p text:style-name="P29"><text:s text:c="2"/>layer_lines(stroke := "skyblue") %&gt;% </text:p>
      <text:p text:style-name="P29"><text:s text:c="2"/>layer_points(shape:="triangle-up")</text:p>
      <text:p text:style-name="P29"/>
      <text:p text:style-name="P29"># Refactor the code for the graph below to make it as concise as possible</text:p>
      <text:p text:style-name="P29">pressure %&gt;%</text:p>
      <text:p text:style-name="P29"><text:s text:c="4"/>ggvis(x=~temperature,y=~pressure, stroke:="skyblue", strokeOpacity:=0.5, strokeWidth:=5) %&gt;% layer_lines() %&gt;% layer_points(fill=~temperature, shape:="triangle-up", size:=300)</text:p>
      <text:p text:style-name="P37"/>
      <text:p text:style-name="P13"/>
      <text:h text:style-name="P96" text:outline-level="3"><text:span text:style-name="T38">There is no limit on the number of layers!</text:span></text:h>
      <text:p text:style-name="P41"><text:a xlink:type="simple" xlink:href="http://www.rdocumentation.org/packages/ggvis/functions/layer_model_predictions" office:target-frame-name="_blank" xlink:show="new"><text:span text:style-name="Source_20_Text"><text:span text:style-name="T1">layer_model_predictions()</text:span></text:span></text:a><text:span text:style-name="T5"> plots the prediction line of a model fitted to the data. It is similar to </text:span><text:a xlink:type="simple" xlink:href="http://www.rdocumentation.org/packages/ggvis/functions/layer_model_predictions" office:target-frame-name="_blank" xlink:show="new"><text:span text:style-name="Source_20_Text"><text:span text:style-name="T1">layer_smooths()</text:span></text:span></text:a><text:span text:style-name="T5">, but you can extend it to more models than just the </text:span><text:span text:style-name="Source_20_Text"><text:span text:style-name="T8">"loess"</text:span></text:span><text:span text:style-name="T5"> or </text:span><text:span text:style-name="Source_20_Text"><text:span text:style-name="T8">"gam"</text:span></text:span><text:span text:style-name="T5"> model.</text:span></text:p>
      <text:p text:style-name="P41"><text:a xlink:type="simple" xlink:href="http://www.rdocumentation.org/packages/ggvis/functions/layer_model_predictions" office:target-frame-name="_blank" xlink:show="new"><text:span text:style-name="Source_20_Text"><text:span text:style-name="T1">layer_model_predictions()</text:span></text:span></text:a><text:span text:style-name="T5"> takes a parameter named </text:span><text:span text:style-name="Source_20_Text"><text:span text:style-name="T8">model</text:span></text:span><text:span text:style-name="T5">; it should be set to a character string that contains the name of an R model function. </text:span><text:a xlink:type="simple" xlink:href="http://www.rdocumentation.org/packages/ggvis/functions/layer_model_predictions" office:target-frame-name="_blank" xlink:show="new"><text:span text:style-name="Source_20_Text"><text:span text:style-name="T1">layer_model_predictions()</text:span></text:span></text:a><text:span text:style-name="T5"> will use this function to generate the model predictions. So for example, you could draw the model line of a linear model with</text:span></text:p>
      <text:p text:style-name="P109"><text:span text:style-name="Source_20_Text"><text:span text:style-name="T20">layer_model_predictions(model = "lm").</text:span></text:span></text:p>
      <text:p text:style-name="P41"><text:span text:style-name="T5">Notice that </text:span><text:span text:style-name="Source_20_Text"><text:span text:style-name="T8">model</text:span></text:span><text:span text:style-name="T5"> is a parameter, not a property. This means that you do not need to worry about setting vs. mapping. You can always set parameters with the equal sign, </text:span><text:span text:style-name="Source_20_Text"><text:span text:style-name="T8">=</text:span></text:span><text:span text:style-name="T5">.</text:span></text:p>
      <text:h text:style-name="P84" text:outline-level="4">Instructions</text:h>
      <text:p text:style-name="P41"><text:span text:style-name="T5">Create a scatterplot of the </text:span><text:span text:style-name="Source_20_Text"><text:span text:style-name="T8">pressure</text:span></text:span><text:span text:style-name="T5"> data set that has the </text:span><text:span text:style-name="Source_20_Text"><text:span text:style-name="T8">temperature</text:span></text:span><text:span text:style-name="T5"> variable on the x axis and the </text:span><text:span text:style-name="Source_20_Text"><text:span text:style-name="T8">pressure</text:span></text:span><text:span text:style-name="T5"> variable on the y axis. Connect the points with a black line that has 50% opacity. Then add a linear model line to the data that is navy in color. Then add a smooth line that is skyblue in color.</text:span></text:p>
      <text:p text:style-name="P13"/>
      <text:p text:style-name="P13"/>
      <text:p text:style-name="P13"/>
      <text:p text:style-name="P29"><text:soft-page-break/># Create a graph containing a scatterplot, a linear model and a smooth line. </text:p>
      <text:p text:style-name="P29">pressure %&gt;% </text:p>
      <text:p text:style-name="P29"><text:s text:c="2"/>ggvis(~temperature, ~pressure) %&gt;%</text:p>
      <text:p text:style-name="P29"><text:s text:c="2"/>layer_lines(opacity := 0.5) %&gt;%</text:p>
      <text:p text:style-name="P29"><text:s text:c="2"/>layer_points() %&gt;%</text:p>
      <text:p text:style-name="P29"><text:s text:c="2"/>layer_model_predictions(model = "lm", stroke := "navy") %&gt;%</text:p>
      <text:p text:style-name="P29"><text:s text:c="2"/>layer_smooths(stroke := "skyblue")</text:p>
      <text:p text:style-name="P17"/>
      <text:p text:style-name="P13"/>
      <text:h text:style-name="P102" text:outline-level="3"><text:span text:style-name="T25">Taking local and global to the next level</text:span></text:h>
      <text:p text:style-name="P72">In the first exercise set of this section, we mentioned that you can define local properties and global properties. Also, local properties override global properties when applicable. When you copy the chunk of code below to the console and run it, you will see that it generates an error. Can you see why?</text:p>
      <text:p text:style-name="P109"><text:span text:style-name="Source_20_Text"><text:span text:style-name="T20">pressure %&gt;% </text:span></text:span></text:p>
      <text:p text:style-name="P110"><text:span text:style-name="Source_20_Text"><text:span text:style-name="T21"><text:s text:c="2"/></text:span></text:span><text:span text:style-name="Source_20_Text"><text:span text:style-name="T20">ggvis(~temperature, ~pressure, shape := "circle") %&gt;% </text:span></text:span></text:p>
      <text:p text:style-name="P110"><text:span text:style-name="Source_20_Text"><text:span text:style-name="T21"><text:s text:c="2"/></text:span></text:span><text:span text:style-name="Source_20_Text"><text:span text:style-name="T20">layer_lines(stroke := "orange", strokeDash := 5, strokeWidth := 5) %&gt;% </text:span></text:span></text:p>
      <text:p text:style-name="P110"><text:span text:style-name="Source_20_Text"><text:span text:style-name="T21"><text:s text:c="2"/></text:span></text:span><text:span text:style-name="Source_20_Text"><text:span text:style-name="T20">layer_points(size := 100, fill := "lightgreen") %&gt;%</text:span></text:span></text:p>
      <text:p text:style-name="P110"><text:span text:style-name="Source_20_Text"><text:span text:style-name="T21"><text:s text:c="2"/></text:span></text:span><text:span text:style-name="Source_20_Text"><text:span text:style-name="T20">layer_smooths(stroke := "darkred")</text:span></text:span></text:p>
      <text:p text:style-name="P41"><text:span text:style-name="T5">What has to be done to<text:line-break/>(1) remove the error from the code and<text:line-break/>(2) set the </text:span><text:span text:style-name="Source_20_Text"><text:span text:style-name="T8">stroke</text:span></text:span><text:span text:style-name="T5"> of the point marks to </text:span><text:span text:style-name="Source_20_Text"><text:span text:style-name="T8">"darkred"</text:span></text:span><text:span text:style-name="T5"> like the smooth lines mark in a way that your code is as concise as possible?</text:span></text:p>
      <text:p text:style-name="P72">Feel free to experiment in the console!</text:p>
      <text:p text:style-name="P1"><text:span text:style-name="T29">Ans: <text:s/></text:span><text:span text:style-name="T10">(1) Move the </text:span><text:span text:style-name="Source_20_Text"><text:span text:style-name="T8">shape := circle</text:span></text:span><text:span text:style-name="T11"> </text:span><text:span text:style-name="T10">property inside </text:span><text:a xlink:type="simple" xlink:href="http://www.rdocumentation.org/packages/ggvis/functions/marks" office:target-frame-name="_blank" xlink:show="new"><text:span text:style-name="Source_20_Text"><text:span text:style-name="T2">layer_points()</text:span></text:span></text:a><text:span text:style-name="T11"> </text:span><text:span text:style-name="T10">and (2) move </text:span><text:span text:style-name="Source_20_Text"><text:span text:style-name="T8">stroke := "darkred"</text:span></text:span><text:span text:style-name="T11"> </text:span><text:span text:style-name="T10">from inside </text:span><text:a xlink:type="simple" xlink:href="http://www.rdocumentation.org/packages/ggvis/functions/layer_model_predictions" office:target-frame-name="_blank" xlink:show="new"><text:span text:style-name="Source_20_Text"><text:span text:style-name="T2">layer_smooths()</text:span></text:span></text:a><text:span text:style-name="T11"> </text:span><text:span text:style-name="T10">to </text:span><text:a xlink:type="simple" xlink:href="http://www.rdocumentation.org/packages/ggvis/functions/ggvis" office:target-frame-name="_blank" xlink:show="new"><text:span text:style-name="Source_20_Text"><text:span text:style-name="T2">ggvis()</text:span></text:span></text:a><text:span text:style-name="T10">.</text:span></text:p>
      <text:p text:style-name="P14"/>
      <text:p text:style-name="P14"/>
      <text:h text:style-name="P116" text:outline-level="2">Section 9 - Axes and Legends</text:h>
      <text:h text:style-name="P97" text:outline-level="3"><text:span text:style-name="T30">Axes</text:span></text:h>
      <text:p text:style-name="P41"><text:span text:style-name="T5">As Garrett explained in the video, axes help you to customize the plots you create with </text:span><text:a xlink:type="simple" xlink:href="http://www.rdocumentation.org/packages/ggvis/" office:target-frame-name="_blank" xlink:show="new"><text:span text:style-name="Source_20_Text"><text:span text:style-name="T1">ggvis</text:span></text:span></text:a><text:span text:style-name="T5">. </text:span><text:a xlink:type="simple" xlink:href="http://www.rdocumentation.org/packages/ggvis/functions/add_axis" office:target-frame-name="_blank" xlink:show="new"><text:span text:style-name="Source_20_Text"><text:span text:style-name="T1">add_axis()</text:span></text:span></text:a><text:span text:style-name="T5"> allows you to change the titles, tick schemes and positions of your axes. The example code below clarifies:</text:span></text:p>
      <text:p text:style-name="P109"><text:span text:style-name="Source_20_Text"><text:span text:style-name="T20">add_axis("x", </text:span></text:span></text:p>
      <text:p text:style-name="P110"><text:span text:style-name="Source_20_Text"><text:span text:style-name="T21"><text:s text:c="9"/></text:span></text:span><text:span text:style-name="Source_20_Text"><text:span text:style-name="T20">title = "x axis title", </text:span></text:span></text:p>
      <text:p text:style-name="P110"><text:span text:style-name="Source_20_Text"><text:span text:style-name="T21"><text:s text:c="9"/></text:span></text:span><text:span text:style-name="Source_20_Text"><text:span text:style-name="T20">values = c(1,2,3), </text:span></text:span></text:p>
      <text:p text:style-name="P110"><text:span text:style-name="Source_20_Text"><text:span text:style-name="T21"><text:s text:c="9"/></text:span></text:span><text:span text:style-name="Source_20_Text"><text:span text:style-name="T20">subdivide = 5,</text:span></text:span></text:p>
      <text:p text:style-name="P110"><text:span text:style-name="Source_20_Text"><text:span text:style-name="T21"><text:s text:c="9"/></text:span></text:span><text:span text:style-name="Source_20_Text"><text:span text:style-name="T20">orient = "top")</text:span></text:span></text:p>
      <text:p text:style-name="P41"><text:span text:style-name="T5">The </text:span><text:span text:style-name="Source_20_Text"><text:span text:style-name="T8">title</text:span></text:span><text:span text:style-name="T5"> argument is rather straightforward, as it simply sets the title of the axis you specified in the first argument.</text:span></text:p>
      <text:p text:style-name="P41"><text:span text:style-name="T5">You can use the </text:span><text:span text:style-name="Source_20_Text"><text:span text:style-name="T8">values</text:span></text:span><text:span text:style-name="T5"> argument of </text:span><text:span text:style-name="Source_20_Text"><text:span text:style-name="T8">add_axis</text:span></text:span><text:span text:style-name="T5"> to determine where labelled tick marks will </text:span><text:soft-page-break/><text:span text:style-name="T5">appear on each axis. You can use the </text:span><text:span text:style-name="Source_20_Text"><text:span text:style-name="T8">subdivide</text:span></text:span><text:span text:style-name="T5"> argument to insert unlabelled tick marks between the labelled tick marks on an axis.</text:span></text:p>
      <text:p text:style-name="P41"><text:span text:style-name="T5">To control where an axis appears, use the </text:span><text:span text:style-name="Source_20_Text"><text:span text:style-name="T8">orient</text:span></text:span><text:span text:style-name="T5">argument. For example, the above code makes the x axis appear on the </text:span><text:span text:style-name="Source_20_Text"><text:span text:style-name="T8">"top"</text:span></text:span><text:span text:style-name="T5"> (and not on the </text:span><text:span text:style-name="Source_20_Text"><text:span text:style-name="T8">"bottom"</text:span></text:span><text:span text:style-name="T5">) side of the graph. Similarly, you can have the y axis appear on the </text:span><text:span text:style-name="Source_20_Text"><text:span text:style-name="T8">"left"</text:span></text:span><text:span text:style-name="T5"> or </text:span><text:span text:style-name="Source_20_Text"><text:span text:style-name="T8">"right"</text:span></text:span><text:span text:style-name="T5"> side of the graph.</text:span></text:p>
      <text:h text:style-name="P84" text:outline-level="4">Instructions</text:h>
      <text:list xml:id="list3581247302490264708" text:style-name="L21">
        <text:list-item>
          <text:p text:style-name="P81">The code for the first graph on the right changes the title of the Y axis to “Duration of eruption (m)”. Add to the code to change the title of the x axis to “Time since previous eruption (m)”.</text:p>
        </text:list-item>
        <text:list-item>
          <text:p text:style-name="P81">The second code chunk places a labelled tick mark at each integer on the y axis and then inserts nine subdividing tickmarks between each integer. Add to the code to place a labelled tick mark at 50, 60, 70, 80, 90 on the x axis. Place nine subdividing tick marks between each labelled tick mark.</text:p>
        </text:list-item>
        <text:list-item>
          <text:p text:style-name="P70">Change the sample code for the last graph: move the y axis to the right side of the plot. Move the x axis to the top of the plot.</text:p>
        </text:list-item>
      </text:list>
      <text:p text:style-name="P14"/>
      <text:p text:style-name="P14"/>
      <text:p text:style-name="P30"><text:span text:style-name="T23"># add the title of the x axis: "Time since previous eruption (m)"</text:span></text:p>
      <text:p text:style-name="P30"><text:span text:style-name="T23">faithful %&gt;% </text:span></text:p>
      <text:p text:style-name="P30"><text:span text:style-name="T23"><text:s text:c="2"/>ggvis(~waiting, ~eruptions) %&gt;% </text:span></text:p>
      <text:p text:style-name="P30"><text:span text:style-name="T23"><text:s text:c="2"/>layer_points() %&gt;% </text:span></text:p>
      <text:p text:style-name="P30"><text:span text:style-name="T23"><text:s text:c="2"/>add_axis("y", title = "Duration of eruption (m)") %&gt;%</text:span></text:p>
      <text:p text:style-name="P30"><text:span text:style-name="T23"><text:s text:c="2"/>add_axis("x",title="Time since previous eruption (m)")</text:span></text:p>
      <text:p text:style-name="P30"/>
      <text:p text:style-name="P30"><text:span text:style-name="T23"># Add to the code to place a labelled tick mark at 50, 60, 70, 80, 90 on the x axis.</text:span></text:p>
      <text:p text:style-name="P30"><text:span text:style-name="T23">faithful %&gt;% </text:span></text:p>
      <text:p text:style-name="P30"><text:span text:style-name="T23"><text:s text:c="2"/>ggvis(~waiting, ~eruptions) %&gt;% </text:span></text:p>
      <text:p text:style-name="P30"><text:span text:style-name="T23"><text:s text:c="2"/>layer_points() %&gt;% </text:span></text:p>
      <text:p text:style-name="P30"><text:span text:style-name="T23"><text:s text:c="2"/>add_axis("y", title = "Duration of eruption (m)", </text:span></text:p>
      <text:p text:style-name="P30"><text:span text:style-name="T23"><text:s text:c="10"/>values = c(2, 3, 4, 5), subdivide = 9) %&gt;% </text:span></text:p>
      <text:p text:style-name="P30"><text:span text:style-name="T23"><text:s text:c="2"/>add_axis("x", title = "Time since previous eruption (m)",</text:span></text:p>
      <text:p text:style-name="P30"><text:span text:style-name="T23"><text:s text:c="12"/>values=c(50,60,70,80,90),subdivide=9)</text:span></text:p>
      <text:p text:style-name="P30"/>
      <text:p text:style-name="P30"><text:span text:style-name="T23"># Change the code below to change the axes' locations</text:span></text:p>
      <text:p text:style-name="P30"><text:span text:style-name="T23">faithful %&gt;% </text:span></text:p>
      <text:p text:style-name="P30"><text:span text:style-name="T23"><text:s text:c="2"/>ggvis(~waiting, ~eruptions) %&gt;% </text:span></text:p>
      <text:p text:style-name="P30"><text:span text:style-name="T23"><text:s text:c="2"/>layer_points() %&gt;%</text:span></text:p>
      <text:p text:style-name="P30"><text:span text:style-name="T23"><text:s text:c="2"/>add_axis("y", title = "Duration of eruption (m)", </text:span></text:p>
      <text:p text:style-name="P30"><text:span text:style-name="T23"><text:s text:c="10"/>values = c(2, 3, 4, 5), subdivide = 9,orient="right") %&gt;% </text:span></text:p>
      <text:p text:style-name="P30"><text:span text:style-name="T23"><text:s text:c="2"/>add_axis("x", title = "Time since previous eruption (m)",</text:span></text:p>
      <text:p text:style-name="P30"><text:span text:style-name="T23"><text:s text:c="12"/>values=c(50,60,70,80,90),subdivide=9,orient="top")</text:span></text:p>
      <text:p text:style-name="P15"/>
      <text:p text:style-name="P15"/>
      <text:p text:style-name="P15"/>
      <text:h text:style-name="P107" text:outline-level="3"><text:span text:style-name="T17">Legends</text:span></text:h>
      <text:p text:style-name="P41"><text:a xlink:type="simple" xlink:href="http://www.rdocumentation.org/packages/ggvis/functions/add_legend" office:target-frame-name="_blank" xlink:show="new"><text:span text:style-name="Source_20_Text"><text:span text:style-name="T1">add_legend()</text:span></text:span></text:a><text:span text:style-name="T5"> works similarly to </text:span><text:a xlink:type="simple" xlink:href="http://www.rdocumentation.org/packages/ggvis/functions/add_legend" office:target-frame-name="_blank" xlink:show="new"><text:span text:style-name="Source_20_Text"><text:span text:style-name="T1">add_axis()</text:span></text:span></text:a><text:span text:style-name="T5">, except that it alters the legend of a plot. Instead of specifying which axis to change, you have to specify the property you want to add to the legend. For example</text:span></text:p>
      <text:p text:style-name="P109"><text:span text:style-name="Source_20_Text"><text:span text:style-name="T20">pressure %&gt;% </text:span></text:span></text:p>
      <text:p text:style-name="P110"><text:span text:style-name="Source_20_Text"><text:span text:style-name="T21"><text:s text:c="2"/></text:span></text:span><text:span text:style-name="Source_20_Text"><text:span text:style-name="T20">ggvis(~temperature, ~pressure, fill = ~pressure) %&gt;%</text:span></text:span></text:p>
      <text:p text:style-name="P110"><text:span text:style-name="Source_20_Text"><text:span text:style-name="T21"><text:s text:c="2"/></text:span></text:span><text:span text:style-name="Source_20_Text"><text:span text:style-name="T20">layer_points() %&gt;%</text:span></text:span></text:p>
      <text:p text:style-name="P110"><text:span text:style-name="Source_20_Text"><text:span text:style-name="T21"><text:s text:c="2"/></text:span></text:span><text:span text:style-name="Source_20_Text"><text:span text:style-name="T20">add_legend("fill", title = "~ pressure")</text:span></text:span></text:p>
      <text:p text:style-name="P72">adds a legend to the graph that gives more information about the color of the points in the scatterplot.</text:p>
      <text:p text:style-name="P41"><text:a xlink:type="simple" xlink:href="http://www.rdocumentation.org/packages/ggvis/" office:target-frame-name="_blank" xlink:show="new"><text:span text:style-name="Source_20_Text"><text:span text:style-name="T1">ggvis</text:span></text:span></text:a><text:span text:style-name="T5"> will create a separate legend for each property that you use. Often the results can be confusing. For example, the second chunk of code on the right creates three separate legends. One for fill, one for shape, and one for size - and it draws them each on top of each other.</text:span></text:p>
      <text:p text:style-name="P41"><text:span text:style-name="T5">You can use </text:span><text:a xlink:type="simple" xlink:href="http://www.rdocumentation.org/packages/ggvis/functions/add_legend" office:target-frame-name="_blank" xlink:show="new"><text:span text:style-name="Source_20_Text"><text:span text:style-name="T1">add_legend()</text:span></text:span></text:a><text:span text:style-name="T5"> to combine multiple legends into a single legend. To do this, give </text:span><text:a xlink:type="simple" xlink:href="http://www.rdocumentation.org/packages/ggvis/functions/add_legend" office:target-frame-name="_blank" xlink:show="new"><text:span text:style-name="Source_20_Text"><text:span text:style-name="T1">add_legend()</text:span></text:span></text:a><text:span text:style-name="T5"> a vector of property names as its first argument. For example, to combine a stroke legend with an opacity legend, call </text:span><text:span text:style-name="Source_20_Text"><text:span text:style-name="T8">add_legend(c("stroke", "opacity"))</text:span></text:span><text:span text:style-name="T5">. Similarly, you can specify the </text:span><text:span text:style-name="Source_20_Text"><text:span text:style-name="T8">values</text:span></text:span><text:span text:style-name="T5"> property inside </text:span><text:a xlink:type="simple" xlink:href="http://www.rdocumentation.org/packages/ggvis/functions/add_legend" office:target-frame-name="_blank" xlink:show="new"><text:span text:style-name="Source_20_Text"><text:span text:style-name="T1">add_legend()</text:span></text:span></text:a><text:span text:style-name="T5"> to explicitly set the visible legend values.</text:span></text:p>
      <text:h text:style-name="P84" text:outline-level="4">Instructions</text:h>
      <text:list xml:id="list3803032826335401065" text:style-name="L22">
        <text:list-item>
          <text:p text:style-name="P60"><text:span text:style-name="T5">Use </text:span><text:a xlink:type="simple" xlink:href="http://www.rdocumentation.org/packages/ggvis/functions/add_legend" office:target-frame-name="_blank" xlink:show="new"><text:span text:style-name="Source_20_Text"><text:span text:style-name="T1">add_legend()</text:span></text:span></text:a><text:span text:style-name="T5"> to change the title of the legend in the first plot on the right to “~ duration (m)” and to orient the legend to the left side of the graph.</text:span></text:p>
        </text:list-item>
        <text:list-item>
          <text:p text:style-name="P60"><text:span text:style-name="T5">Use </text:span><text:a xlink:type="simple" xlink:href="http://www.rdocumentation.org/packages/ggvis/functions/add_legend" office:target-frame-name="_blank" xlink:show="new"><text:span text:style-name="Source_20_Text"><text:span text:style-name="T1">add_legend()</text:span></text:span></text:a><text:span text:style-name="T5"> to combine the legends in the second plot. Also set the legend title to “~ duration (m)” and specify that only the values 2, 3, 4, and 5 should receive a labelled symbol.</text:span></text:p>
        </text:list-item>
      </text:list>
      <text:p text:style-name="P15"/>
      <text:p text:style-name="P38"><text:span text:style-name="T28"># Add a legend to the plot below: use the correct title and orientation</text:span></text:p>
      <text:p text:style-name="P30"><text:span text:style-name="T23">faithful %&gt;% </text:span></text:p>
      <text:p text:style-name="P30"><text:span text:style-name="T23"><text:s text:c="2"/>ggvis(~waiting, ~eruptions, opacity := 0.6, </text:span></text:p>
      <text:p text:style-name="P30"><text:span text:style-name="T23"><text:s text:c="8"/>fill = ~factor(round(eruptions))) %&gt;% </text:span></text:p>
      <text:p text:style-name="P30"><text:span text:style-name="T23"><text:s text:c="2"/>layer_points() %&gt;%</text:span></text:p>
      <text:p text:style-name="P30"><text:span text:style-name="T23"><text:s text:c="2"/>add_legend("fill",title="~duration (m)", orient="left")</text:span></text:p>
      <text:p text:style-name="P30"/>
      <text:p text:style-name="P30"><text:span text:style-name="T23"># Use add_legend() to combine the legends in the plot below. Adjust its properties as instructed.</text:span></text:p>
      <text:p text:style-name="P30"><text:span text:style-name="T23">faithful %&gt;% </text:span></text:p>
      <text:p text:style-name="P30"><text:span text:style-name="T23"><text:s text:c="2"/>ggvis(~waiting, ~eruptions, opacity := 0.6, </text:span></text:p>
      <text:p text:style-name="P30"><text:span text:style-name="T23"><text:s text:c="8"/>fill = ~factor(round(eruptions)), shape = ~factor(round(eruptions)), </text:span></text:p>
      <text:p text:style-name="P30"><text:span text:style-name="T23"><text:s text:c="8"/>size = ~round(eruptions)) <text:s/>%&gt;%</text:span></text:p>
      <text:p text:style-name="P30"><text:span text:style-name="T23"><text:s text:c="2"/>layer_points() %&gt;%</text:span></text:p>
      <text:p text:style-name="P30"><text:span text:style-name="T23"><text:s text:c="2"/>add_legend(c("fill","shape","size"),title="~duration (m)", values=c(2,3,4,5))</text:span></text:p>
      <text:p text:style-name="P30"/>
      <text:h text:style-name="P117" text:outline-level="2"><text:soft-page-break/>Section 10 - Customize property mappings</text:h>
      <text:h text:style-name="P98" text:outline-level="3"><text:span text:style-name="T39">Scale types</text:span></text:h>
      <text:p text:style-name="P41"><text:span text:style-name="T5">You can change the color scheme of a </text:span><text:a xlink:type="simple" xlink:href="http://www.rdocumentation.org/packages/ggvis/" office:target-frame-name="_blank" xlink:show="new"><text:span text:style-name="Source_20_Text"><text:span text:style-name="T1">ggvis</text:span></text:span></text:a><text:span text:style-name="T5"> plot by adding a new scale to map a data set variable to fill colors. The first chunk of code on the right creates a new scale that will map the numeric </text:span><text:span text:style-name="Source_20_Text"><text:span text:style-name="T8">disp</text:span></text:span><text:span text:style-name="T5"> variable to the </text:span><text:span text:style-name="Source_20_Text"><text:span text:style-name="T8">fill</text:span></text:span><text:span text:style-name="T5"> property. The scale will create color output that ranges from red to yellow. Copy the code to console, run it and be amazed.</text:span></text:p>
      <text:p text:style-name="P41"><text:a xlink:type="simple" xlink:href="http://www.rdocumentation.org/packages/ggvis/" office:target-frame-name="_blank" xlink:show="new"><text:span text:style-name="Source_20_Text"><text:span text:style-name="T1">ggvis</text:span></text:span></text:a><text:span text:style-name="T5"> provides several different functions for creating scales: </text:span><text:a xlink:type="simple" xlink:href="http://www.rdocumentation.org/packages/ggvis/functions/scale_datetime" office:target-frame-name="_blank" xlink:show="new"><text:span text:style-name="Source_20_Text"><text:span text:style-name="T1">scale_datetime()</text:span></text:span></text:a><text:span text:style-name="T5">, </text:span><text:a xlink:type="simple" xlink:href="http://www.rdocumentation.org/packages/ggvis/functions/scale_ordinal" office:target-frame-name="_blank" xlink:show="new"><text:span text:style-name="Source_20_Text"><text:span text:style-name="T1">scale_logical()</text:span></text:span></text:a><text:span text:style-name="T5">, </text:span><text:a xlink:type="simple" xlink:href="http://www.rdocumentation.org/packages/ggvis/functions/scale_ordinal" office:target-frame-name="_blank" xlink:show="new"><text:span text:style-name="Source_20_Text"><text:span text:style-name="T1">scale_nominal()</text:span></text:span></text:a><text:span text:style-name="T5">, </text:span><text:a xlink:type="simple" xlink:href="http://www.rdocumentation.org/packages/ggvis/functions/scale_numeric" office:target-frame-name="_blank" xlink:show="new"><text:span text:style-name="Source_20_Text"><text:span text:style-name="T1">scale_numeric()</text:span></text:span></text:a><text:span text:style-name="T5">, </text:span><text:a xlink:type="simple" xlink:href="http://www.rdocumentation.org/packages/ggvis/functions/singular" office:target-frame-name="_blank" xlink:show="new"><text:span text:style-name="Source_20_Text"><text:span text:style-name="T1">scale_singular()</text:span></text:span></text:a><text:span text:style-name="T5">. Each maps a different type of data input to the visual properties that </text:span><text:a xlink:type="simple" xlink:href="http://www.rdocumentation.org/packages/ggvis/" office:target-frame-name="_blank" xlink:show="new"><text:span text:style-name="Source_20_Text"><text:span text:style-name="T1">ggvis</text:span></text:span></text:a><text:span text:style-name="T5"> uses. For example, the first two challenges below require </text:span><text:a xlink:type="simple" xlink:href="http://www.rdocumentation.org/packages/ggvis/functions/scale_numeric" office:target-frame-name="_blank" xlink:show="new"><text:span text:style-name="Source_20_Text"><text:span text:style-name="T1">scale_numeric()</text:span></text:span></text:a><text:span text:style-name="T5"> because the code maps a numeric variable to a visual property.</text:span></text:p>
      <text:h text:style-name="P84" text:outline-level="4">Instructions</text:h>
      <text:list xml:id="list237951586723805895" text:style-name="L23">
        <text:list-item>
          <text:p text:style-name="P82">Add to the first chunk of code to make the stroke color range from “darkred” to “orange”.</text:p>
        </text:list-item>
        <text:list-item>
          <text:p text:style-name="P82">Change the second graph to make the fill colors range from green to beige.</text:p>
        </text:list-item>
        <text:list-item>
          <text:p text:style-name="P61"><text:span text:style-name="T5">The third code chunk on the right maps a categorical (e.g., nominal variable) to </text:span><text:span text:style-name="Source_20_Text"><text:span text:style-name="T8">fill</text:span></text:span><text:span text:style-name="T5">. Create a scale that will map </text:span><text:span text:style-name="Source_20_Text"><text:span text:style-name="T8">factor(cyl)</text:span></text:span><text:span text:style-name="T5"> to a new range of colors: purple, blue, and green. Since </text:span><text:span text:style-name="Source_20_Text"><text:span text:style-name="T8">factor(cyl)</text:span></text:span><text:span text:style-name="T5"> has three unique values, the range of your scale will need three unique color names.</text:span></text:p>
        </text:list-item>
      </text:list>
      <text:p text:style-name="P15"/>
      <text:p text:style-name="P39"><text:span text:style-name="T28"># Add to the code below to make the stroke color range from "darkred" to "orange".</text:span></text:p>
      <text:p text:style-name="P31"><text:span text:style-name="T23">mtcars %&gt;% </text:span></text:p>
      <text:p text:style-name="P31"><text:span text:style-name="T23"><text:s text:c="2"/>ggvis(~wt, ~mpg, fill = ~disp, stroke = ~disp, strokeWidth := 2) %&gt;%</text:span></text:p>
      <text:p text:style-name="P31"><text:span text:style-name="T23"><text:s text:c="2"/>layer_points() %&gt;%</text:span></text:p>
      <text:p text:style-name="P31"><text:span text:style-name="T23"><text:s text:c="2"/>scale_numeric("fill", range = c("red", "yellow")) %&gt;%</text:span></text:p>
      <text:p text:style-name="P31"><text:span text:style-name="T23"><text:s text:c="2"/>scale_numeric("stroke",range=c("darkred","orange"))</text:span></text:p>
      <text:p text:style-name="P31"/>
      <text:p text:style-name="P31"><text:span text:style-name="T23"># Change the graph below to make the fill colors range from green to beige.</text:span></text:p>
      <text:p text:style-name="P31"><text:span text:style-name="T23">mtcars %&gt;% ggvis(~wt, ~mpg, fill = ~hp) %&gt;%</text:span></text:p>
      <text:p text:style-name="P31"><text:span text:style-name="T23"><text:s text:c="2"/>layer_points() %&gt;%</text:span></text:p>
      <text:p text:style-name="P31"><text:span text:style-name="T23"><text:s text:c="2"/>scale_numeric("fill",range=c("green","beige"))</text:span></text:p>
      <text:p text:style-name="P31"/>
      <text:p text:style-name="P31"><text:span text:style-name="T23"># Create a scale that will map `factor(cyl)` to a new range of colors: purple, blue, and green. </text:span></text:p>
      <text:p text:style-name="P31"><text:span text:style-name="T23">mtcars %&gt;% ggvis(~wt, ~mpg, fill = ~factor(cyl)) %&gt;%</text:span></text:p>
      <text:p text:style-name="P31"><text:span text:style-name="T23"><text:s text:c="2"/>layer_points() %&gt;%</text:span></text:p>
      <text:p text:style-name="P31"><text:span text:style-name="T23"><text:s text:c="2"/>scale_nominal("fill",range=c("purple","blue","green"))</text:span></text:p>
      <text:p text:style-name="P16"/>
      <text:p text:style-name="P16"/>
      <text:h text:style-name="P104" text:outline-level="3"><text:span text:style-name="T18">Adjust any visual property</text:span></text:h>
      <text:p text:style-name="P72">You can adjust any visual property in your graph with a scale (not just color). Let's look at another property that you may frequently want to adjust.</text:p>
      <text:p text:style-name="P41"><text:span text:style-name="T5">Often when you map a variable to </text:span><text:span text:style-name="Source_20_Text"><text:span text:style-name="T8">opacity</text:span></text:span><text:span text:style-name="T5"> some data points will end up so transparent that they are hard to see, as in the first plot in the editor on the right.</text:span></text:p>
      <text:p text:style-name="P72"><text:soft-page-break/>Just as you can change the range of visual values that your scales produce, you can also change the domain of data values that they consider. For example, you can expand the domain of the x and y scales to zoom out on your plot. The second plot on the right will expand the y axis to cover data values from 0 to the largest y value in the data set.</text:p>
      <text:h text:style-name="P84" text:outline-level="4">Instructions</text:h>
      <text:list xml:id="list47074657761125146" text:style-name="L24">
        <text:list-item>
          <text:p text:style-name="P62"><text:span text:style-name="T5">Consider the first code chunk in the editor. Add a scale that limits the range of opacity from 0.2 to 1. Be sure to consider whether </text:span><text:span text:style-name="Source_20_Text"><text:span text:style-name="T8">hp</text:span></text:span><text:span text:style-name="T5">is a datetime, logical, nominal, numeric, or singular value.</text:span></text:p>
        </text:list-item>
        <text:list-item>
          <text:p text:style-name="P71">Read the code for the second graph carefully. Add a second scale that will expand the x axis to cover data values from 0 to 6.</text:p>
        </text:list-item>
      </text:list>
      <text:p text:style-name="P16"/>
      <text:p text:style-name="P39"><text:span text:style-name="T28"># Add a scale that limits the range of opacity from 0.2 to 1. </text:span></text:p>
      <text:p text:style-name="P31"><text:span text:style-name="T23">mtcars %&gt;% ggvis(x = ~wt, y = ~mpg, fill = ~factor(cyl), opacity = ~hp) %&gt;%</text:span></text:p>
      <text:p text:style-name="P31"><text:span text:style-name="T23"><text:s text:c="2"/>layer_points() %&gt;%</text:span></text:p>
      <text:p text:style-name="P31"><text:span text:style-name="T23"><text:s text:c="2"/>scale_numeric("opacity", range=c(0.2,1))</text:span></text:p>
      <text:p text:style-name="P31"/>
      <text:p text:style-name="P31"><text:span text:style-name="T23"># Add a second scale that will expand the x axis to cover data values from 0 to 6.</text:span></text:p>
      <text:p text:style-name="P31"><text:span text:style-name="T23">mtcars %&gt;% ggvis(~wt, ~mpg, fill = ~disp) %&gt;%</text:span></text:p>
      <text:p text:style-name="P31"><text:span text:style-name="T23"><text:s text:c="2"/>layer_points() %&gt;%</text:span></text:p>
      <text:p text:style-name="P31"><text:span text:style-name="T23"><text:s text:c="2"/>scale_numeric("y", domain = c(0, NA)) %&gt;%</text:span></text:p>
      <text:p text:style-name="P31"><text:span text:style-name="T23"><text:s text:c="2"/>scale_numeric("x", domain=c(0,6))</text:span></text:p>
      <text:p text:style-name="P16"/>
      <text:h text:style-name="P99" text:outline-level="3"><text:span text:style-name="T40">"=" versus ":="</text:span></text:h>
      <text:p text:style-name="P41"><text:span text:style-name="T5">Scales help explain the difference between </text:span><text:span text:style-name="Source_20_Text"><text:span text:style-name="T8">=</text:span></text:span><text:span text:style-name="T5"> and </text:span><text:span text:style-name="Source_20_Text"><text:span text:style-name="T8">:=</text:span></text:span><text:span text:style-name="T5">. Variables tend to contain values in the data space, things such as numbers measured in various units, datetimes, and so on. But properties need visual values, things such as numbers measured in pixels, colors, opacity levels, and so on.</text:span></text:p>
      <text:p text:style-name="P41"><text:span text:style-name="T5">Whenever you use </text:span><text:span text:style-name="Source_20_Text"><text:span text:style-name="T8">=</text:span></text:span><text:span text:style-name="T5"> to </text:span><text:span text:style-name="Emphasis"><text:span text:style-name="T7">map</text:span></text:span><text:span text:style-name="T5"> a variable to a property,</text:span><text:a xlink:type="simple" xlink:href="http://www.rdocumentation.org/packages/ggvis/" office:target-frame-name="_blank" xlink:show="new"><text:span text:style-name="Source_20_Text"><text:span text:style-name="T1">ggvis</text:span></text:span></text:a><text:span text:style-name="T5"> will use a scale to transform the variable values into visual values. Whenever you </text:span><text:span text:style-name="Emphasis"><text:span text:style-name="T7">set</text:span></text:span><text:span text:style-name="T5"> a value (or variable) to a property with </text:span><text:span text:style-name="Source_20_Text"><text:span text:style-name="T8">:=</text:span></text:span><text:span text:style-name="T5">, </text:span><text:a xlink:type="simple" xlink:href="http://www.rdocumentation.org/packages/ggvis/" office:target-frame-name="_blank" xlink:show="new"><text:span text:style-name="Source_20_Text"><text:span text:style-name="T1">ggvis</text:span></text:span></text:a><text:span text:style-name="T5"> will pass the value on as is, without transforming it. For example, the code below passes </text:span><text:span text:style-name="Source_20_Text"><text:span text:style-name="T8">"red"</text:span></text:span><text:span text:style-name="T5"> straight through to the visual space to create a red fill:</text:span></text:p>
      <text:p text:style-name="P109"><text:span text:style-name="Source_20_Text"><text:span text:style-name="T20">mtcars %&gt;% </text:span></text:span></text:p>
      <text:p text:style-name="P110"><text:span text:style-name="Source_20_Text"><text:span text:style-name="T21"><text:s text:c="2"/></text:span></text:span><text:span text:style-name="Source_20_Text"><text:span text:style-name="T20">ggvis(x = ~wt, y = ~mpg, </text:span></text:span></text:p>
      <text:p text:style-name="P110"><text:span text:style-name="Source_20_Text"><text:span text:style-name="T21"><text:s text:c="8"/></text:span></text:span><text:span text:style-name="Source_20_Text"><text:span text:style-name="T20">fill := "red") %&gt;% </text:span></text:span></text:p>
      <text:p text:style-name="P110"><text:span text:style-name="Source_20_Text"><text:span text:style-name="T21"><text:s text:c="2"/></text:span></text:span><text:span text:style-name="Source_20_Text"><text:span text:style-name="T20">layer_points()</text:span></text:span></text:p>
      <text:p text:style-name="P72">This can work nicely if the value passed through makes sense in the visual space, but it can have unfortunate consequences if the value does not.</text:p>
      <text:h text:style-name="P84" text:outline-level="4">Instructions</text:h>
      <text:p text:style-name="P41"><text:span text:style-name="T5">The code on the right adds a new column to </text:span><text:span text:style-name="Source_20_Text"><text:span text:style-name="T8">mtcars</text:span></text:span><text:span text:style-name="T5"> that contains valid color names. If you map </text:span><text:span text:style-name="Source_20_Text"><text:span text:style-name="T8">fill</text:span></text:span><text:span text:style-name="T5"> to the color column, </text:span><text:a xlink:type="simple" xlink:href="http://www.rdocumentation.org/packages/ggvis/" office:target-frame-name="_blank" xlink:show="new"><text:span text:style-name="Source_20_Text"><text:span text:style-name="T1">ggvis</text:span></text:span></text:a><text:span text:style-name="T5">transforms the color names into a new set of colors in the visual space. What would happen if you </text:span><text:span text:style-name="Emphasis"><text:span text:style-name="T7">set</text:span></text:span><text:span text:style-name="T5"> the fill value to the color variable? Make a </text:span><text:soft-page-break/><text:span text:style-name="T5">prediction and then change and run the code to find out.</text:span></text:p>
      <text:p text:style-name="P16"/>
      <text:p text:style-name="P39"><text:span text:style-name="T28"># Set the fill value to the color variable instead of mapping it, and see what happens</text:span></text:p>
      <text:p text:style-name="P31"><text:span text:style-name="T23">mtcars$color &lt;- c("red", "teal", "#cccccc", "tan")</text:span></text:p>
      <text:p text:style-name="P31"><text:span text:style-name="T23">mtcars %&gt;% ggvis(x = ~wt, y = ~mpg, fill := ~color) %&gt;% layer_points()</text:span></text:p>
      <text:p text:style-name="P31"/>
      <text:p text:style-name="P39"/>
      <text:p text:style-name="P16"/>
      <text:p text:style-name="P16"><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aco" svg:font-family="Monaco, Menlo, 'Ubuntu Mono', Consolas, source-code-pro, monospace"/>
    <style:font-face style:name="adelle" svg:font-family="adelle, sans-serif"/>
    <style:font-face style:name="ff-dagny-web-pro" svg:font-family="ff-dagny-web-pro, sans-serif"/>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5T17:52:07.562062287</meta:creation-date>
    <dc:date>2015-08-25T18:39:50.924183066</dc:date>
    <meta:editing-duration>PT40M11S</meta:editing-duration>
    <meta:editing-cycles>26</meta:editing-cycles>
    <meta:generator>LibreOffice/4.2.8.2$Linux_X86_64 LibreOffice_project/420m0$Build-2</meta:generator>
    <meta:document-statistic meta:table-count="0" meta:image-count="0" meta:object-count="0" meta:page-count="24" meta:paragraph-count="513" meta:word-count="7484" meta:character-count="46377" meta:non-whitespace-character-count="38516"/>
  </office:meta>
</office:document-meta>
</file>